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49"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0"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2"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0"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1"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2"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3"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4"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5"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6"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87" style:family="paragraph" style:parent-style-name="Standard">
      <style:paragraph-properties fo:line-height="0.353cm" fo:text-align="center" style:justify-single-word="false"/>
      <style:text-properties style:font-name="メイリオ2" fo:font-size="13pt" fo:font-style="normal" style:text-underline-style="none" fo:font-weight="bold" officeooo:rsid="000f9db4" officeooo:paragraph-rsid="00457579" style:font-name-asian="メイリオ2" style:font-size-asian="13pt" style:language-asian="ja" style:country-asian="JP" style:font-style-asian="normal" style:font-weight-asian="bold" style:font-size-complex="13pt" style:font-style-complex="normal" style:font-weight-complex="bold"/>
    </style:style>
    <style:style style:name="P88" style:family="paragraph" style:parent-style-name="Standard">
      <style:paragraph-properties fo:line-height="100%" fo:text-align="end" style:justify-single-word="false"/>
      <style:text-properties style:font-name="メイリオ2" fo:font-size="13pt" fo:font-style="normal" style:text-underline-style="none" fo:font-weight="bold" officeooo:rsid="000f9db4" officeooo:paragraph-rsid="0057d102" style:font-name-asian="メイリオ2" style:font-size-asian="13pt" style:language-asian="ja" style:country-asian="JP" style:font-style-asian="normal" style:font-weight-asian="bold" style:font-size-complex="13pt" style:font-style-complex="normal" style:font-weight-complex="bold"/>
    </style:style>
    <style:style style:name="P89"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0"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1"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2" style:family="paragraph" style:parent-style-name="Standard">
      <style:text-properties officeooo:paragraph-rsid="00501ddd" style:language-asian="ja" style:country-asian="JP"/>
    </style:style>
    <style:style style:name="P93" style:family="paragraph" style:parent-style-name="Standard">
      <style:paragraph-properties fo:text-align="end" style:justify-single-word="false"/>
      <style:text-properties officeooo:paragraph-rsid="0057d102" style:language-asian="ja" style:country-asian="JP"/>
    </style:style>
    <style:style style:name="P94" style:family="paragraph" style:parent-style-name="Standard">
      <style:text-properties officeooo:paragraph-rsid="0057d102" style:language-asian="ja" style:country-asian="JP"/>
    </style:style>
    <style:style style:name="P95" style:family="paragraph" style:parent-style-name="Standard">
      <style:paragraph-properties fo:line-height="0.388cm" fo:text-align="start" style:justify-single-word="false"/>
      <style:text-properties officeooo:paragraph-rsid="00501ddd"/>
    </style:style>
    <style:style style:name="P96"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7" style:family="paragraph" style:parent-style-name="Standard">
      <style:text-properties officeooo:paragraph-rsid="00501ddd"/>
    </style:style>
    <style:style style:name="P98" style:family="paragraph" style:parent-style-name="Standard">
      <style:paragraph-properties fo:text-align="start" style:justify-single-word="false"/>
      <style:text-properties fo:font-size="12pt" officeooo:paragraph-rsid="0057d102" style:font-name-asian="ＭＳ 明朝" style:font-size-asian="12pt" style:language-asian="ja" style:country-asian="JP" style:font-size-complex="12pt"/>
    </style:style>
    <style:style style:name="P99"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100"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01"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2"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03"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6"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7"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8"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09"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0" style:family="paragraph" style:parent-style-name="Standard">
      <style:paragraph-properties fo:line-height="100%" fo:text-align="center" style:justify-single-word="false" fo:break-before="page"/>
      <style:text-properties style:font-name="メイリオ2" fo:font-size="13pt" fo:font-style="normal" style:text-underline-style="none" fo:font-weight="bold" officeooo:rsid="000f9db4" officeooo:paragraph-rsid="00457579" style:font-name-asian="メイリオ2" style:font-size-asian="13pt" style:language-asian="ja" style:country-asian="JP" style:font-style-asian="normal" style:font-weight-asian="bold" style:font-size-complex="13pt" style:font-style-complex="normal" style:font-weight-complex="bold"/>
    </style:style>
    <style:style style:name="P111"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112"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13"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14"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style:font-name="Meiryo" officeooo:rsid="003baa60"/>
    </style:style>
    <style:style style:name="T38" style:family="text">
      <style:text-properties style:font-name="Meiryo" fo:font-size="6pt" officeooo:rsid="0014b688"/>
    </style:style>
    <style:style style:name="T39" style:family="text">
      <style:text-properties style:font-name="Meiryo" fo:font-size="6pt" style:text-underline-style="none" fo:font-weight="normal" officeooo:rsid="0014b688" style:font-weight-asian="normal" style:font-weight-complex="normal"/>
    </style:style>
    <style:style style:name="T40" style:family="text">
      <style:text-properties style:font-name="Meiryo" fo:font-size="6pt" style:text-underline-style="none" fo:font-weight="normal" officeooo:rsid="00284420" style:font-weight-asian="normal" style:font-weight-complex="normal"/>
    </style:style>
    <style:style style:name="T41" style:family="text">
      <style:text-properties style:font-name="Meiryo" fo:font-size="6pt" style:text-underline-style="none" fo:font-weight="normal" officeooo:rsid="0029dadb" style:font-weight-asian="normal" style:font-weight-complex="normal"/>
    </style:style>
    <style:style style:name="T42" style:family="text">
      <style:text-properties style:font-name="Meiryo" fo:font-size="6pt" style:text-underline-style="none" fo:font-weight="normal" officeooo:rsid="002c3f92" style:font-weight-asian="normal" style:font-weight-complex="normal"/>
    </style:style>
    <style:style style:name="T43" style:family="text">
      <style:text-properties style:font-name="Meiryo" fo:font-size="6pt" style:text-underline-style="none" fo:font-weight="normal" officeooo:rsid="0038721d" style:font-weight-asian="normal" style:font-weight-complex="normal"/>
    </style:style>
    <style:style style:name="T44" style:family="text">
      <style:text-properties style:font-name="Meiryo" fo:font-size="6pt" style:text-underline-style="none" fo:font-weight="normal" officeooo:rsid="004775d2" style:font-weight-asian="normal" style:font-weight-complex="normal"/>
    </style:style>
    <style:style style:name="T45" style:family="text">
      <style:text-properties style:font-name="Meiryo" fo:font-size="6pt" style:text-underline-style="none" fo:font-weight="normal" officeooo:rsid="0047b8eb" style:font-weight-asian="normal" style:font-weight-complex="normal"/>
    </style:style>
    <style:style style:name="T46" style:family="text">
      <style:text-properties style:font-name="Meiryo" style:text-underline-style="none" fo:font-weight="normal" officeooo:rsid="002c3f92" style:font-weight-asian="normal" style:font-weight-complex="normal"/>
    </style:style>
    <style:style style:name="T47" style:family="text">
      <style:text-properties officeooo:rsid="00311632" style:font-size-asian="9pt" style:language-asian="ja" style:country-asian="JP" style:font-size-complex="9pt"/>
    </style:style>
    <style:style style:name="T48" style:family="text">
      <style:text-properties officeooo:rsid="0014b688" style:font-size-asian="9pt" style:language-asian="ja" style:country-asian="JP" style:font-size-complex="9pt"/>
    </style:style>
    <style:style style:name="T49" style:family="text">
      <style:text-properties officeooo:rsid="003baa60"/>
    </style:style>
    <style:style style:name="T50" style:family="text">
      <style:text-properties officeooo:rsid="000f9db4"/>
    </style:style>
    <style:style style:name="T51" style:family="text">
      <style:text-properties officeooo:rsid="0016a0a8"/>
    </style:style>
    <style:style style:name="T52" style:family="text">
      <style:text-properties officeooo:rsid="00171752"/>
    </style:style>
    <style:style style:name="T53" style:family="text">
      <style:text-properties officeooo:rsid="001786cc"/>
    </style:style>
    <style:style style:name="T54" style:family="text">
      <style:text-properties officeooo:rsid="00192d4a"/>
    </style:style>
    <style:style style:name="T55" style:family="text">
      <style:text-properties officeooo:rsid="001ae4bc"/>
    </style:style>
    <style:style style:name="T56" style:family="text">
      <style:text-properties officeooo:rsid="001c07d1"/>
    </style:style>
    <style:style style:name="T57" style:family="text">
      <style:text-properties fo:text-shadow="none" fo:font-weight="normal" officeooo:rsid="001baff5" style:font-weight-asian="normal" style:font-weight-complex="normal"/>
    </style:style>
    <style:style style:name="T58" style:family="text">
      <style:text-properties fo:text-shadow="none" style:text-underline-style="none" fo:font-weight="normal" officeooo:rsid="00859b4f" style:font-weight-asian="normal" style:font-weight-complex="normal"/>
    </style:style>
    <style:style style:name="T59" style:family="text">
      <style:text-properties fo:text-shadow="none" style:text-underline-style="none" fo:font-weight="normal" officeooo:rsid="001baff5" style:font-weight-asian="normal" style:font-weight-complex="normal"/>
    </style:style>
    <style:style style:name="T60" style:family="text">
      <style:text-properties fo:text-shadow="none" style:text-underline-style="none" fo:font-weight="normal" officeooo:rsid="001d4fd8" style:font-weight-asian="normal" style:font-weight-complex="normal"/>
    </style:style>
    <style:style style:name="T61" style:family="text">
      <style:text-properties fo:text-shadow="none" style:text-underline-style="none" fo:font-weight="normal" officeooo:rsid="0024e3ce" style:font-weight-asian="normal" style:font-weight-complex="normal"/>
    </style:style>
    <style:style style:name="T62" style:family="text">
      <style:text-properties officeooo:rsid="001baff5"/>
    </style:style>
    <style:style style:name="T63" style:family="text">
      <style:text-properties officeooo:rsid="001d4fd8"/>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14b688" style:font-weight-asian="normal" style:font-weight-complex="normal"/>
    </style:style>
    <style:style style:name="T66" style:family="text">
      <style:text-properties style:text-underline-style="none" fo:font-weight="normal" officeooo:rsid="001f1b6c" style:font-weight-asian="normal" style:font-weight-complex="normal"/>
    </style:style>
    <style:style style:name="T67" style:family="text">
      <style:text-properties style:text-underline-style="none" fo:font-weight="normal" officeooo:rsid="0016a0a8" style:font-weight-asian="normal" style:font-weight-complex="normal"/>
    </style:style>
    <style:style style:name="T68" style:family="text">
      <style:text-properties style:text-underline-style="none" fo:font-weight="normal" officeooo:rsid="00171752" style:font-weight-asian="normal" style:font-weight-complex="normal"/>
    </style:style>
    <style:style style:name="T69" style:family="text">
      <style:text-properties style:text-underline-style="none" fo:font-weight="normal" officeooo:rsid="0020fc3a" style:font-weight-asian="normal" style:font-weight-complex="normal"/>
    </style:style>
    <style:style style:name="T70" style:family="text">
      <style:text-properties style:text-underline-style="none" fo:font-weight="normal" officeooo:rsid="0021020b" style:font-weight-asian="normal" style:font-weight-complex="normal"/>
    </style:style>
    <style:style style:name="T71" style:family="text">
      <style:text-properties style:text-underline-style="none" fo:font-weight="normal" officeooo:rsid="00229bcd" style:font-weight-asian="normal" style:font-weight-complex="normal"/>
    </style:style>
    <style:style style:name="T72" style:family="text">
      <style:text-properties style:text-underline-style="none" fo:font-weight="normal" officeooo:rsid="001ae4bc" style:font-weight-asian="normal" style:font-weight-complex="normal"/>
    </style:style>
    <style:style style:name="T73" style:family="text">
      <style:text-properties style:text-underline-style="none" fo:font-weight="normal" officeooo:rsid="001786cc" style:font-weight-asian="normal" style:font-weight-complex="normal"/>
    </style:style>
    <style:style style:name="T74" style:family="text">
      <style:text-properties style:text-underline-style="none" fo:font-weight="normal" officeooo:rsid="0023e94f" style:font-weight-asian="normal" style:font-weight-complex="normal"/>
    </style:style>
    <style:style style:name="T75" style:family="text">
      <style:text-properties style:text-underline-style="none" fo:font-weight="normal" officeooo:rsid="001d4fd8" style:font-weight-asian="normal" style:font-weight-complex="normal"/>
    </style:style>
    <style:style style:name="T76" style:family="text">
      <style:text-properties style:text-underline-style="none" fo:font-weight="normal" officeooo:rsid="0024e3ce" style:font-weight-asian="normal" style:font-weight-complex="normal"/>
    </style:style>
    <style:style style:name="T77" style:family="text">
      <style:text-properties style:text-underline-style="none" fo:font-weight="normal" officeooo:rsid="0026516f" style:font-weight-asian="normal" style:font-weight-complex="normal"/>
    </style:style>
    <style:style style:name="T78" style:family="text">
      <style:text-properties style:text-underline-style="none" fo:font-weight="normal" officeooo:rsid="00284420" style:font-weight-asian="normal" style:font-weight-complex="normal"/>
    </style:style>
    <style:style style:name="T79" style:family="text">
      <style:text-properties style:text-underline-style="none" fo:font-weight="normal" officeooo:rsid="0029dadb" style:font-weight-asian="normal" style:font-weight-complex="normal"/>
    </style:style>
    <style:style style:name="T80" style:family="text">
      <style:text-properties style:text-underline-style="none" fo:font-weight="normal" officeooo:rsid="001786d0" style:font-weight-asian="normal" style:font-weight-complex="normal"/>
    </style:style>
    <style:style style:name="T81" style:family="text">
      <style:text-properties style:text-underline-style="none" fo:font-weight="normal" officeooo:rsid="00192d4a" style:font-weight-asian="normal" style:font-weight-complex="normal"/>
    </style:style>
    <style:style style:name="T82" style:family="text">
      <style:text-properties style:text-underline-style="none" fo:font-weight="normal" officeooo:rsid="0038721d" style:font-weight-asian="normal" style:font-weight-complex="normal"/>
    </style:style>
    <style:style style:name="T83" style:family="text">
      <style:text-properties style:text-underline-style="none" fo:font-weight="normal" officeooo:rsid="00396d1b" style:font-weight-asian="normal" style:font-weight-complex="normal"/>
    </style:style>
    <style:style style:name="T84" style:family="text">
      <style:text-properties style:text-underline-style="none" fo:font-weight="normal" officeooo:rsid="003c9f2b" style:font-weight-asian="normal" style:font-weight-complex="normal"/>
    </style:style>
    <style:style style:name="T85" style:family="text">
      <style:text-properties style:text-underline-style="none" fo:font-weight="normal" officeooo:rsid="001c07d1" style:font-weight-asian="normal" style:font-weight-complex="normal"/>
    </style:style>
    <style:style style:name="T86" style:family="text">
      <style:text-properties style:text-underline-style="none" fo:font-weight="normal" officeooo:rsid="003dcea9" style:font-weight-asian="normal" style:font-weight-complex="normal"/>
    </style:style>
    <style:style style:name="T87" style:family="text">
      <style:text-properties style:text-underline-style="none" fo:font-weight="normal" officeooo:rsid="003fa77b" style:font-weight-asian="normal" style:font-weight-complex="normal"/>
    </style:style>
    <style:style style:name="T88" style:family="text">
      <style:text-properties style:text-underline-style="none" fo:font-weight="normal" officeooo:rsid="0040c116" style:font-weight-asian="normal" style:font-weight-complex="normal"/>
    </style:style>
    <style:style style:name="T89" style:family="text">
      <style:text-properties style:text-underline-style="none" fo:font-weight="normal" officeooo:rsid="00380203" style:font-weight-asian="normal" style:font-weight-complex="normal"/>
    </style:style>
    <style:style style:name="T90" style:family="text">
      <style:text-properties style:text-underline-style="none" fo:font-weight="normal" officeooo:rsid="0042a973" style:font-weight-asian="normal" style:font-weight-complex="normal"/>
    </style:style>
    <style:style style:name="T91" style:family="text">
      <style:text-properties style:text-underline-style="none" fo:font-weight="normal" officeooo:rsid="0043e3a6" style:font-weight-asian="normal" style:font-weight-complex="normal"/>
    </style:style>
    <style:style style:name="T92" style:family="text">
      <style:text-properties style:text-underline-style="none" fo:font-weight="normal" officeooo:rsid="00457579" style:font-weight-asian="normal" style:font-weight-complex="normal"/>
    </style:style>
    <style:style style:name="T93" style:family="text">
      <style:text-properties style:text-underline-style="none" fo:font-weight="normal" officeooo:rsid="004684ae" style:font-weight-asian="normal" style:font-weight-complex="normal"/>
    </style:style>
    <style:style style:name="T94" style:family="text">
      <style:text-properties style:text-underline-style="none" fo:font-weight="normal" officeooo:rsid="0047b8eb" style:font-weight-asian="normal" style:font-weight-complex="normal"/>
    </style:style>
    <style:style style:name="T95" style:family="text">
      <style:text-properties style:text-underline-style="none" fo:font-weight="normal" officeooo:rsid="0049f483" style:font-weight-asian="normal" style:font-weight-complex="normal"/>
    </style:style>
    <style:style style:name="T96" style:family="text">
      <style:text-properties style:text-underline-style="none" officeooo:rsid="001f3d61"/>
    </style:style>
    <style:style style:name="T97" style:family="text">
      <style:text-properties style:text-underline-style="none" officeooo:rsid="0021020b"/>
    </style:style>
    <style:style style:name="T98" style:family="text">
      <style:text-properties style:text-underline-style="none" officeooo:rsid="00229bcd"/>
    </style:style>
    <style:style style:name="T99" style:family="text">
      <style:text-properties style:text-underline-style="none" officeooo:rsid="004775d2"/>
    </style:style>
    <style:style style:name="T100" style:family="text">
      <style:text-properties officeooo:rsid="0051d0bd"/>
    </style:style>
    <style:style style:name="T101" style:family="text">
      <style:text-properties officeooo:rsid="008f69ce"/>
    </style:style>
    <style:style style:name="T102" style:family="text">
      <style:text-properties officeooo:rsid="001f1b6c"/>
    </style:style>
    <style:style style:name="T103" style:family="text">
      <style:text-properties officeooo:rsid="0020fc3a"/>
    </style:style>
    <style:style style:name="T104" style:family="text">
      <style:text-properties officeooo:rsid="0021020b"/>
    </style:style>
    <style:style style:name="T105" style:family="text">
      <style:text-properties officeooo:rsid="00229bcd"/>
    </style:style>
    <style:style style:name="T106" style:family="text">
      <style:text-properties officeooo:rsid="0023e94f"/>
    </style:style>
    <style:style style:name="T107" style:family="text">
      <style:text-properties officeooo:rsid="00249363"/>
    </style:style>
    <style:style style:name="T108" style:family="text">
      <style:text-properties officeooo:rsid="0029dadb"/>
    </style:style>
    <style:style style:name="T109" style:family="text">
      <style:text-properties officeooo:rsid="002cdd0d"/>
    </style:style>
    <style:style style:name="T110" style:family="text">
      <style:text-properties officeooo:rsid="002ecf2e"/>
    </style:style>
    <style:style style:name="T111" style:family="text">
      <style:text-properties officeooo:rsid="00301e01"/>
    </style:style>
    <style:style style:name="T112" style:family="text">
      <style:text-properties officeooo:rsid="00329a5e"/>
    </style:style>
    <style:style style:name="T113" style:family="text">
      <style:text-properties officeooo:rsid="003582ec"/>
    </style:style>
    <style:style style:name="T114" style:family="text">
      <style:text-properties officeooo:rsid="0038721d"/>
    </style:style>
    <style:style style:name="T115" style:family="text">
      <style:text-properties officeooo:rsid="00396d1b"/>
    </style:style>
    <style:style style:name="T116" style:family="text">
      <style:text-properties officeooo:rsid="003b4f2d"/>
    </style:style>
    <style:style style:name="T117" style:family="text">
      <style:text-properties officeooo:rsid="003c9f2b"/>
    </style:style>
    <style:style style:name="T118" style:family="text">
      <style:text-properties officeooo:rsid="003dcea9"/>
    </style:style>
    <style:style style:name="T119" style:family="text">
      <style:text-properties officeooo:rsid="003ede74"/>
    </style:style>
    <style:style style:name="T120" style:family="text">
      <style:text-properties officeooo:rsid="003fa77b"/>
    </style:style>
    <style:style style:name="T121" style:family="text">
      <style:text-properties officeooo:rsid="0040c116"/>
    </style:style>
    <style:style style:name="T122" style:family="text">
      <style:text-properties officeooo:rsid="0042a973"/>
    </style:style>
    <style:style style:name="T123" style:family="text">
      <style:text-properties officeooo:rsid="0042b9e3"/>
    </style:style>
    <style:style style:name="T124" style:family="text">
      <style:text-properties officeooo:rsid="004684ae"/>
    </style:style>
    <style:style style:name="T125" style:family="text">
      <style:text-properties officeooo:rsid="004775d2"/>
    </style:style>
    <style:style style:name="T126" style:family="text">
      <style:text-properties style:font-name="メイリオ2" style:text-underline-style="none" fo:font-weight="normal" officeooo:rsid="0047b8eb" style:font-name-asian="メイリオ2" style:font-weight-asian="normal" style:font-weight-complex="normal"/>
    </style:style>
    <style:style style:name="T127" style:family="text">
      <style:text-properties style:font-name="メイリオ2" style:text-underline-style="none" fo:font-weight="normal" officeooo:rsid="002c3f92" style:font-weight-asian="normal" style:font-weight-complex="normal"/>
    </style:style>
    <style:style style:name="T128"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29"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0"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1"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2"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3"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4"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39" style:family="text">
      <style:text-properties officeooo:rsid="004b52a2"/>
    </style:style>
    <style:style style:name="T140" style:family="text">
      <style:text-properties officeooo:rsid="000c8cfc"/>
    </style:style>
    <style:style style:name="T141" style:family="text">
      <style:text-properties officeooo:rsid="001b04af"/>
    </style:style>
    <style:style style:name="T142" style:family="text">
      <style:text-properties officeooo:rsid="001bcfc2"/>
    </style:style>
    <style:style style:name="T143" style:family="text">
      <style:text-properties officeooo:rsid="001cda9d"/>
    </style:style>
    <style:style style:name="T144" style:family="text">
      <style:text-properties officeooo:rsid="00104869"/>
    </style:style>
    <style:style style:name="T145" style:family="text">
      <style:text-properties officeooo:rsid="001e1403"/>
    </style:style>
    <style:style style:name="T146" style:family="text">
      <style:text-properties officeooo:rsid="001cf2d5"/>
    </style:style>
    <style:style style:name="T147" style:family="text">
      <style:text-properties officeooo:rsid="004ba537"/>
    </style:style>
    <style:style style:name="T148" style:family="text">
      <style:text-properties fo:font-size="8pt" style:font-size-asian="8pt" style:font-size-complex="8pt"/>
    </style:style>
    <style:style style:name="T149" style:family="text">
      <style:text-properties fo:font-size="8pt" officeooo:rsid="002f1f2b" style:font-size-asian="8pt" style:font-size-complex="8pt"/>
    </style:style>
    <style:style style:name="T150" style:family="text">
      <style:text-properties fo:font-size="8pt" officeooo:rsid="00622a1f" style:font-size-asian="8pt" style:font-size-complex="8pt"/>
    </style:style>
    <style:style style:name="T151" style:family="text">
      <style:text-properties fo:font-size="8pt" officeooo:rsid="01c04ec6" style:font-size-asian="8pt" style:font-size-complex="8pt"/>
    </style:style>
    <style:style style:name="T152" style:family="text">
      <style:text-properties fo:font-size="8pt" officeooo:rsid="01c649de" style:font-size-asian="8pt" style:font-size-complex="8pt"/>
    </style:style>
    <style:style style:name="T153" style:family="text">
      <style:text-properties fo:font-size="8pt" officeooo:rsid="001b04af" style:font-size-asian="8pt" style:font-size-complex="8pt"/>
    </style:style>
    <style:style style:name="T154" style:family="text">
      <style:text-properties fo:font-size="8pt" fo:font-weight="normal" officeooo:rsid="00622a1f" style:font-size-asian="8pt" style:font-weight-asian="normal" style:font-size-complex="8pt" style:font-weight-complex="normal"/>
    </style:style>
    <style:style style:name="T155" style:family="text">
      <style:text-properties fo:font-size="8pt" fo:font-style="normal" officeooo:rsid="00622a1f" style:font-size-asian="8pt" style:font-style-asian="normal" style:font-size-complex="8pt" style:font-style-complex="normal"/>
    </style:style>
    <style:style style:name="T156" style:family="text">
      <style:text-properties fo:font-size="8pt" fo:font-style="normal" officeooo:rsid="00641c0d" style:font-size-asian="8pt" style:font-style-asian="normal" style:font-size-complex="8pt" style:font-style-complex="normal"/>
    </style:style>
    <style:style style:name="T157" style:family="text">
      <style:text-properties fo:font-size="8pt" fo:font-style="normal" officeooo:rsid="0064d6cf" style:font-size-asian="8pt" style:font-style-asian="normal" style:font-size-complex="8pt" style:font-style-complex="normal"/>
    </style:style>
    <style:style style:name="T158" style:family="text">
      <style:text-properties fo:font-size="8pt" fo:font-style="normal" officeooo:rsid="006927e8" style:font-size-asian="8pt" style:font-style-asian="normal" style:font-size-complex="8pt" style:font-style-complex="normal"/>
    </style:style>
    <style:style style:name="T159" style:family="text">
      <style:text-properties officeooo:rsid="0021b9fe"/>
    </style:style>
    <style:style style:name="T160" style:family="text">
      <style:text-properties fo:font-variant="normal" fo:text-transform="none" fo:color="#222222" style:font-name="Menlo" fo:font-size="6.94999980926514pt" fo:letter-spacing="normal" fo:font-style="normal" fo:font-weight="normal"/>
    </style:style>
    <style:style style:name="T161"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2" style:family="text">
      <style:text-properties fo:font-variant="normal" fo:text-transform="none" fo:color="#222222" style:font-name="Menlo" fo:font-size="6.94999980926514pt" fo:letter-spacing="normal" fo:font-style="normal" fo:font-weight="normal" officeooo:rsid="004f4714"/>
    </style:style>
    <style:style style:name="T163"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4" style:family="text">
      <style:text-properties officeooo:rsid="0023f4e7"/>
    </style:style>
    <style:style style:name="T165" style:family="text">
      <style:text-properties officeooo:rsid="003ed8aa"/>
    </style:style>
    <style:style style:name="T166" style:family="text">
      <style:text-properties officeooo:rsid="0026d9a1"/>
    </style:style>
    <style:style style:name="T167" style:family="text">
      <style:text-properties officeooo:rsid="00570c15"/>
    </style:style>
    <style:style style:name="T168" style:family="text">
      <style:text-properties officeooo:rsid="00597e05"/>
    </style:style>
    <style:style style:name="T169" style:family="text">
      <style:text-properties officeooo:rsid="00360445"/>
    </style:style>
    <style:style style:name="T170" style:family="text">
      <style:text-properties officeooo:rsid="0036af08"/>
    </style:style>
    <style:style style:name="T171" style:family="text">
      <style:text-properties officeooo:rsid="001192c4"/>
    </style:style>
    <style:style style:name="T172" style:family="text">
      <style:text-properties officeooo:rsid="00596418"/>
    </style:style>
    <style:style style:name="T173" style:family="text">
      <style:text-properties officeooo:rsid="0049ae3d"/>
    </style:style>
    <style:style style:name="T174" style:family="text">
      <style:text-properties officeooo:rsid="004f4714"/>
    </style:style>
    <style:style style:name="T175" style:family="text">
      <style:text-properties officeooo:rsid="0052a163"/>
    </style:style>
    <style:style style:name="T176" style:family="text">
      <style:text-properties officeooo:rsid="005aadb3"/>
    </style:style>
    <style:style style:name="T177" style:family="text">
      <style:text-properties officeooo:rsid="00520a51"/>
    </style:style>
    <style:style style:name="T178" style:family="text">
      <style:text-properties officeooo:rsid="0053f903"/>
    </style:style>
    <style:style style:name="T179" style:family="text">
      <style:text-properties officeooo:rsid="0055255c"/>
    </style:style>
    <style:style style:name="T180" style:family="text">
      <style:text-properties officeooo:rsid="0056ddbf"/>
    </style:style>
    <style:style style:name="T181" style:family="text">
      <style:text-properties fo:font-size="9pt" officeooo:rsid="001786cc" style:font-size-asian="9pt" style:font-size-complex="9pt"/>
    </style:style>
    <style:style style:name="T182" style:family="text">
      <style:text-properties officeooo:rsid="00622a1f"/>
    </style:style>
    <style:style style:name="T183" style:family="text">
      <style:text-properties fo:font-style="normal" officeooo:rsid="0026d9a1" style:font-style-asian="normal" style:font-style-complex="normal"/>
    </style:style>
    <style:style style:name="T184" style:family="text">
      <style:text-properties officeooo:rsid="006755fd"/>
    </style:style>
    <style:style style:name="T185" style:family="text">
      <style:text-properties officeooo:rsid="01c77d3d"/>
    </style:style>
    <style:style style:name="T186" style:family="text">
      <style:text-properties officeooo:rsid="005b36ce"/>
    </style:style>
    <style:style style:name="T187" style:family="text">
      <style:text-properties officeooo:rsid="005c104d"/>
    </style:style>
    <style:style style:name="T188" style:family="text">
      <style:text-properties officeooo:rsid="005d5a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99"/>
      <text:p text:style-name="P99"/>
      <text:p text:style-name="P99"/>
      <text:p text:style-name="P99"/>
      <text:p text:style-name="P99"/>
      <text:p text:style-name="P99"/>
      <text:p text:style-name="P100">ボルグシステム</text:p>
      <text:p text:style-name="P101">スタイルシート設計書</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3">2015年5月08日</text:p>
      <text:p text:style-name="P88">株式会社デジタルデザインシンク</text:p>
      <text:p text:style-name="P110">スタイルシート設計書</text:p>
      <text:p text:style-name="P87"/>
      <text:p text:style-name="P87"/>
      <text:p text:style-name="P89">１．スタイルシート概要</text:p>
      <text:p text:style-name="P89"/>
      <text:p text:style-name="P45">ａ）レイアウト群</text:p>
      <text:p text:style-name="P1">　1）全体レイアウト</text:p>
      <text:p text:style-name="P103">・ページ全体に影響する構成、</text:p>
      <text:p text:style-name="P21">　　① <text:span text:style-name="T51">body</text:span></text:p>
      <text:p text:style-name="P21">　　　 <text:s/><text:span text:style-name="T51">表示領域全体のタグ</text:span></text:p>
      <text:p text:style-name="P49"><text:span text:style-name="T3">　　② </text:span><text:span text:style-name="T4">*:focus</text:span></text:p>
      <text:p text:style-name="P15">　　　全ての要素が対象となる。フォーカスが当たったときのレスポンス。</text:p>
      <text:p text:style-name="P21">　　③ <text:span text:style-name="T51">.clearfix:after</text:span></text:p>
      <text:p text:style-name="P15">　　　 クラスを適用した要素の中にfloatがあっても、その高さを認識させるための</text:p>
      <text:p text:style-name="P15">　　　 クラスclearfixで追加される疑似要素。</text:p>
      <text:p text:style-name="P21">　　④ <text:span text:style-name="T52">.margin_top</text:span></text:p>
      <text:p text:style-name="P21">　　　 <text:s/><text:span text:style-name="T52">上部にマージンを設ける</text:span></text:p>
      <text:p text:style-name="P21">　　⑤ <text:span text:style-name="T52">.margin_bottom</text:span></text:p>
      <text:p text:style-name="P21">　　　 <text:s/><text:span text:style-name="T52">下部にマージンを設ける</text:span></text:p>
      <text:p text:style-name="P21">　　⑥ <text:span text:style-name="T52">.margin_right</text:span></text:p>
      <text:p text:style-name="P21">　　　 <text:s/><text:span text:style-name="T52">右部にマージンを設ける</text:span></text:p>
      <text:p text:style-name="P21">　　⑦ <text:span text:style-name="T52">.position_ceneter</text:span></text:p>
      <text:p text:style-name="P21">　　　 <text:s/><text:span text:style-name="T52">テキストポジションをセンターに設定する</text:span></text:p>
      <text:p text:style-name="P21">　　⑧ <text:span text:style-name="T52">.right</text:span></text:p>
      <text:p text:style-name="P21">　　　 <text:s/><text:span text:style-name="T52">右に寄せる</text:span></text:p>
      <text:p text:style-name="P21">　　⑨ <text:span text:style-name="T52">.left</text:span></text:p>
      <text:p text:style-name="P21">　　　 <text:s/><text:span text:style-name="T52">左に寄せる</text:span></text:p>
      <text:p text:style-name="P1">　2）基本レイアウト</text:p>
      <text:p text:style-name="P103">・ログインページ、トップページを除いた画面共通の構成。</text:p>
      <text:p text:style-name="P16">　　① <text:span text:style-name="T125">#container</text:span></text:p>
      <text:p text:style-name="P16">　　　 <text:span text:style-name="T125">画面の幅を認識し、それに合わせて伸縮する画面全体の領域。</text:span></text:p>
      <text:p text:style-name="P15">　　② <text:span text:style-name="T52">.page</text:span></text:p>
      <text:p text:style-name="P15">　　　 <text:span text:style-name="T52">各画面の領域</text:span></text:p>
      <text:p text:style-name="P15">　　③ <text:span text:style-name="T52">.main</text:span></text:p>
      <text:p text:style-name="P23">　　　 各画面のコンテンツの領域</text:p>
      <text:p text:style-name="P15">　　④ <text:span text:style-name="T52">.dummy</text:span></text:p>
      <text:p text:style-name="P23">　　　 レイアウトのためのダミー要素</text:p>
      <text:p text:style-name="P1">　3）ヘッダーレイアウト</text:p>
      <text:p text:style-name="P103">・各画面のヘッダー部分の構成。</text:p>
      <text:p text:style-name="P15">　　① <text:span text:style-name="T53">#header</text:span></text:p>
      <text:p text:style-name="P15">　　　 <text:span text:style-name="T53">各画面共通のヘッダー(タイトル)部分</text:span></text:p>
      <text:p text:style-name="P15">　　② <text:span text:style-name="T53">#header &gt; div</text:span></text:p>
      <text:p text:style-name="P15">　　　 <text:span text:style-name="T53">ヘッダー内の各項目</text:span></text:p>
      <text:p text:style-name="P15">　　③ <text:span text:style-name="T53">#header-title</text:span></text:p>
      <text:p text:style-name="P15">　　　 <text:span text:style-name="T53">ヘッダー内のタイトルの領域</text:span></text:p>
      <text:p text:style-name="P23">　　④ <text:span text:style-name="T53">#header-buttons</text:span></text:p>
      <text:p text:style-name="P23">　　　 <text:span text:style-name="T53">ヘッダー内のボタン領域</text:span></text:p>
      <text:p text:style-name="P1">　4）段組みテキストボックスレイアウト</text:p>
      <text:p text:style-name="P103">・<text:span text:style-name="T181">二段組テキストボックスの構成</text:span></text:p>
      <text:p text:style-name="P15">　　① <text:span text:style-name="T53">.parallel-text</text:span></text:p>
      <text:p text:style-name="P49"><text:span text:style-name="T4">　　　 </text:span><text:span text:style-name="T5">二段組テキストボックスの領域</text:span></text:p>
      <text:p text:style-name="P1">　5）<text:span text:style-name="T55">リスト直前の行のdivタグレイアウト</text:span></text:p>
      <text:p text:style-name="P3">　　・<text:span text:style-name="T55">リスト直前の行のdivタグの構成</text:span></text:p>
      <text:p text:style-name="P15">　　① <text:span text:style-name="T55">.before_list_line</text:span></text:p>
      <text:p text:style-name="P49"><text:span text:style-name="T4">　　　 </text:span><text:span text:style-name="T8">リスト直前の行のdivタグ</text:span></text:p>
      <text:p text:style-name="P45">　6）タブレイアウト</text:p>
      <text:p text:style-name="P46">　　<text:span text:style-name="T150">・</text:span><text:span text:style-name="T151">jQueryプラグイン「easytabs」により指定された基本の構成。</text:span></text:p>
      <text:p text:style-name="P45">　　① #<text:span text:style-name="T57">tab-container </text:span>（<text:span text:style-name="T62">easytabs</text:span>）</text:p>
      <text:p text:style-name="P45">　　　 <text:span text:style-name="T10">タブ関連のアイテムを格納する領域。</text:span></text:p>
      <text:p text:style-name="P45">　　② <text:span text:style-name="T63">.panel-container(easytabs)</text:span></text:p>
      <text:p text:style-name="P45">　　　 <text:span text:style-name="T11">タブのパネル部分</text:span></text:p>
      <text:p text:style-name="P45">　　③ <text:span text:style-name="T107">.panel-container &gt; * (easytabs)</text:span></text:p>
      <text:p text:style-name="P45">　　　 <text:span text:style-name="T15">タブのパネルの中の各項目(画面)</text:span></text:p>
      <text:p text:style-name="P45">　　④ .<text:span text:style-name="T62">tab-container ul li (easytabs)</text:span></text:p>
      <text:p text:style-name="P45">　　　 <text:span text:style-name="T15">タブのメニューボタン(インデックス)</text:span></text:p>
      <text:p text:style-name="P45"><text:soft-page-break/>　　⑤ .<text:span text:style-name="T62">tab-container ul li a (easytabs)</text:span></text:p>
      <text:p text:style-name="P45"><text:span text:style-name="T11">　　　 </text:span><text:span text:style-name="T15">タブのメニューボタンのテキスト部分</text:span></text:p>
      <text:p text:style-name="P2">　7）ローディング画面レイアウト</text:p>
      <text:p text:style-name="P2">　　・ページの読み込み中に表示されるローディング画面の構成</text:p>
      <text:p text:style-name="P2">　　① <text:span text:style-name="T1">#loading</text:span></text:p>
      <text:p text:style-name="P2">　　　 <text:span text:style-name="T1">ローディング画面</text:span></text:p>
      <text:p text:style-name="P22"><text:span text:style-name="T50">　　② </text:span>.modal</text:p>
      <text:p text:style-name="P22"><text:span text:style-name="T50">　　　 </text:span><text:span text:style-name="T15">jQuery UIのモーダルダイアログのクラス。</text:span></text:p>
      <text:p text:style-name="P19"/>
      <text:p text:style-name="P1">ｂ）アイテム群</text:p>
      <text:p text:style-name="P1">・画面に実際に表示するもののレイアウト</text:p>
      <text:p text:style-name="P1">　<text:span text:style-name="T33">1）ローディング画面アイテム</text:span></text:p>
      <text:p text:style-name="P1">　　・ページの読み込み時に表示されるローディング画面のアイテム</text:p>
      <text:p text:style-name="P48"><text:span text:style-name="T47">　　① </text:span><text:span text:style-name="T48">#loading p</text:span></text:p>
      <text:p text:style-name="P45"><text:span text:style-name="T37">　　　</text:span><text:span text:style-name="T38">ローディング画面の文章</text:span></text:p>
      <text:p text:style-name="P47"><text:span text:style-name="T35">　　② </text:span><text:span text:style-name="T36">#loading #loading-notice</text:span></text:p>
      <text:p text:style-name="P49"><text:span text:style-name="T49">　　　</text:span><text:span text:style-name="T3">ローディング画面の補足の文章</text:span></text:p>
      <text:p text:style-name="P49"><text:span text:style-name="T4">　2</text:span><text:span text:style-name="T12">）テキストボックス</text:span></text:p>
      <text:p text:style-name="P50"><text:span text:style-name="T12">　　</text:span><text:span text:style-name="T154">・テキスト編集用の入力フォーム</text:span></text:p>
      <text:p text:style-name="P15">　　① input</text:p>
      <text:p text:style-name="P15">　　　入力フォームの要素</text:p>
      <text:p text:style-name="P15">　　② label</text:p>
      <text:p text:style-name="P15">　　　 ラベルのタグ</text:p>
      <text:p text:style-name="P49"><text:span text:style-name="T4">　　③ </text:span><text:span text:style-name="T17">.filter-list-before</text:span></text:p>
      <text:p text:style-name="P49"><text:span text:style-name="T4">　　　 </text:span><text:span text:style-name="T17">期間絞込テキストボックスの終了日側</text:span></text:p>
      <text:p text:style-name="P49"><text:span text:style-name="T4">　3</text:span><text:span text:style-name="T12">）チェックボックス</text:span></text:p>
      <text:p text:style-name="P112">・フォームでの複数選択を行うための要素。</text:p>
      <text:p text:style-name="P49"><text:span text:style-name="T12">　　① </text:span><text:span text:style-name="T4">input.checkbox</text:span></text:p>
      <text:p text:style-name="P1">　　　 <text:span text:style-name="T51">チェックボックス</text:span></text:p>
      <text:p text:style-name="P23">　4)　ログイン画面</text:p>
      <text:p text:style-name="P23">　・ログイン画面で表示するアイテム</text:p>
      <text:p text:style-name="P23">　　① #user-id</text:p>
      <text:p text:style-name="P23"><text:s/>　　　ログイン画面のユーザID欄</text:p>
      <text:p text:style-name="P23">　　② #user-password</text:p>
      <text:p text:style-name="P23"><text:s/>　　　ログイン画面のパスワード欄</text:p>
      <text:p text:style-name="P23">　　③ #user-login</text:p>
      <text:p text:style-name="P23">　　　 ログインボタン</text:p>
      <text:p text:style-name="P15">　5)　ボタン</text:p>
      <text:p text:style-name="P114">・レコードの編集を行ったり、画面の呼び出し・消去を行うためのボタン。</text:p>
      <text:p text:style-name="P23">　　① .button</text:p>
      <text:p text:style-name="P23"><text:s/>　　　ボタンの基底クラス</text:p>
      <text:p text:style-name="P23">　　② .main button.ui-button</text:p>
      <text:p text:style-name="P23"><text:s/>　　　画面コンテンツ内のjQuery UIのボタン。</text:p>
      <text:p text:style-name="P23">　　③ button.ui-button-icon-only</text:p>
      <text:p text:style-name="P23">　　　 jQuery UIのアイコンのみのボタン。</text:p>
      <text:p text:style-name="P23">　　④ button.button.normal-button.ui-button-text-only</text:p>
      <text:p text:style-name="P23">　　　 アイコンではないボタン</text:p>
      <text:p text:style-name="P23">　　⑤ <text:span text:style-name="T53">.a_line button.ui-button</text:span></text:p>
      <text:p text:style-name="P23">　　　 <text:span text:style-name="T53">a_lineのボタン</text:span></text:p>
      <text:p text:style-name="P23">　　⑥ <text:span text:style-name="T53">.line.edit_buttons</text:span></text:p>
      <text:p text:style-name="P23">　　　 <text:span text:style-name="T53">.line内でのボタン群</text:span></text:p>
      <text:p text:style-name="P23"/>
      <text:p text:style-name="P15">　6)　カレンダー</text:p>
      <text:p text:style-name="P15">　・カレンダーを表示してユーザが日付を指定しやすくする</text:p>
      <text:p text:style-name="P23">　　① .ui-datepicker</text:p>
      <text:p text:style-name="P23">　　　 カレンダーの本体</text:p>
      <text:p text:style-name="P15">　7)　オートコンプリート</text:p>
      <text:p text:style-name="P15">　・テキストボックスに入力している際に該当の項目を表示する</text:p>
      <text:p text:style-name="P23">　　① .ui-autocomplete</text:p>
      <text:p text:style-name="P23">　　　 jQuery UIのプルダウンメニュー(オートコンプリート)のリスト</text:p>
      <text:p text:style-name="P23">　　② .custom-combobox</text:p>
      <text:p text:style-name="P23">　　　 jQuery UIによるオートコンプリート付きコンボボックス</text:p>
      <text:p text:style-name="P23">　　③ .custom-combobox input</text:p>
      <text:p text:style-name="P23">　　　 コンボボックスの入力欄</text:p>
      <text:p text:style-name="P15">　8)　モーダルダイアログのリンクリスト</text:p>
      <text:p text:style-name="P15">　・ダイアログで他のページに遷移するためのリンクのリスト</text:p>
      <text:p text:style-name="P23"><text:soft-page-break/>　　① <text:span text:style-name="T53">#link-list</text:span></text:p>
      <text:p text:style-name="P23">　　　 <text:span text:style-name="T53">リンクリストのダイアログ</text:span></text:p>
      <text:p text:style-name="P23">　　② <text:span text:style-name="T53">#link-list li</text:span></text:p>
      <text:p text:style-name="P23">　　　 <text:span text:style-name="T53">リンクリストの項目</text:span></text:p>
      <text:p text:style-name="P23">　　③ <text:span text:style-name="T53">#link-list li span:hover</text:span></text:p>
      <text:p text:style-name="P23">　　　 <text:span text:style-name="T53">リンクリストの項目にカーソルを重ねたときの変化</text:span></text:p>
      <text:p text:style-name="P23">　　④ <text:span text:style-name="T53">#link-list li span</text:span></text:p>
      <text:p text:style-name="P23">　　　 <text:span text:style-name="T53">リンクリストの項目の文字の部分</text:span></text:p>
      <text:p text:style-name="P15">　9)　ヘッダーアイテム</text:p>
      <text:p text:style-name="P15">　・ヘッダーで表示するアイテム</text:p>
      <text:p text:style-name="P23">　　① <text:span text:style-name="T53">#header h1</text:span></text:p>
      <text:p text:style-name="P23">　　　 <text:span text:style-name="T53">タイトルの文字部分</text:span></text:p>
      <text:p text:style-name="P23">　　② <text:span text:style-name="T53">#header-buttons .close-button</text:span></text:p>
      <text:p text:style-name="P23">　　　 <text:span text:style-name="T53">ヘッダー内のボタン領域</text:span></text:p>
      <text:p text:style-name="P23">　　③ <text:span text:style-name="T53">#header-buttons .setting-button</text:span></text:p>
      <text:p text:style-name="P23">　　　 <text:span text:style-name="T53">ヘッダー内の設定(リンクリストをコールする)ボタン</text:span></text:p>
      <text:p text:style-name="P15">　10)　トップページ(fig1)アイテム</text:p>
      <text:p text:style-name="P15">　・fig1.htmlで表示するアイテム</text:p>
      <text:p text:style-name="P23">　　① <text:span text:style-name="T53">button.button.ui-button.top_page_button, div.top_page_button,div.top_page_button</text:span></text:p>
      <text:p text:style-name="P23">　　　 <text:span text:style-name="T53">トップページ(fig1)のボタン</text:span></text:p>
      <text:p text:style-name="P23">　　② <text:span text:style-name="T53">div.top_page_button button</text:span></text:p>
      <text:p text:style-name="P23">　　　 <text:span text:style-name="T53">トップページの小さなボタン</text:span></text:p>
      <text:p text:style-name="P15">　11)　<text:span text:style-name="T50">段組みテキストボックスレイアウト</text:span></text:p>
      <text:p text:style-name="P15">　・2段組みレイアウトで表示するアイテム</text:p>
      <text:p text:style-name="P49"><text:span text:style-name="T4">　　① </text:span><text:span text:style-name="T5">.parallel-text input</text:span></text:p>
      <text:p text:style-name="P49"><text:span text:style-name="T4">　　　 </text:span><text:span text:style-name="T5">二段組テキストボックスのテキストボックス部分</text:span></text:p>
      <text:p text:style-name="P49"><text:span text:style-name="T4">　　② </text:span><text:span text:style-name="T6">.parallel-text.right</text:span></text:p>
      <text:p text:style-name="P49"><text:span text:style-name="T4">　　　 </text:span><text:span text:style-name="T6">2段組みテキストボックス領域の右に置く側</text:span></text:p>
      <text:p text:style-name="P49"><text:span text:style-name="T4">　　③ </text:span><text:span text:style-name="T6">.parallel-text.left</text:span></text:p>
      <text:p text:style-name="P49"><text:span text:style-name="T4">　　　 </text:span><text:span text:style-name="T6">2段組みテキストボックス領域の左に置く側</text:span></text:p>
      <text:p text:style-name="P49"><text:span text:style-name="T4">　　④ </text:span><text:span text:style-name="T6">.parallel-text input.textbox_S</text:span></text:p>
      <text:p text:style-name="P49"><text:span text:style-name="T4">　　　 </text:span><text:span text:style-name="T6">2段組みテキストボックス領域の短いテキストボックス</text:span></text:p>
      <text:p text:style-name="P49"><text:span text:style-name="T4">　　⑤ </text:span><text:span text:style-name="T7">.parallel-text.two-tb input.textbox_S </text:span></text:p>
      <text:p text:style-name="P49"><text:span text:style-name="T4">　　　 </text:span><text:span text:style-name="T7">2個入りの2段組みテキストボックス領域のテキストボックス</text:span></text:p>
      <text:p text:style-name="P49"><text:span text:style-name="T4">　　⑥ </text:span><text:span text:style-name="T7">.parallel-text label</text:span></text:p>
      <text:p text:style-name="P49"><text:span text:style-name="T4">　　　 </text:span><text:span text:style-name="T7">二段組テキストボックスのラベル部分</text:span></text:p>
      <text:p text:style-name="P49"><text:span text:style-name="T4">　　⑦ </text:span><text:span text:style-name="T7">.parallel-text button.ui-button</text:span></text:p>
      <text:p text:style-name="P49"><text:span text:style-name="T4">　　　 </text:span><text:span text:style-name="T7">二段組テキストボックスのボタン</text:span></text:p>
      <text:p text:style-name="P49"><text:span text:style-name="T4">　　⑧ </text:span><text:span text:style-name="T7">.parallel-text button.ui-datepicker-trigger.ui-button</text:span></text:p>
      <text:p text:style-name="P49"><text:span text:style-name="T4">　　　 </text:span><text:span text:style-name="T7">二段組テキストボックスのカレンダーボタン</text:span></text:p>
      <text:p text:style-name="P49"><text:span text:style-name="T4">　　⑨ </text:span><text:span text:style-name="T7">.parallel-text .custom-combobox input</text:span></text:p>
      <text:p text:style-name="P49"><text:span text:style-name="T4">　　　 </text:span><text:span text:style-name="T7">二段組テキストボックスのコンボボックスのテキストボックス</text:span></text:p>
      <text:p text:style-name="P49"><text:span text:style-name="T4">　　➉ </text:span><text:span text:style-name="T7">span.two-tb #filter-list-before</text:span></text:p>
      <text:p text:style-name="P49"><text:span text:style-name="T4">　　　 </text:span><text:span text:style-name="T7">1行2ブロック2テキストボックスの親のタグ</text:span></text:p>
      <text:p text:style-name="P49"><text:span text:style-name="T4">　　⑪</text:span><text:span text:style-name="T7">.two-tb .textbox_S</text:span></text:p>
      <text:p text:style-name="P49"><text:span text:style-name="T4">　　　 </text:span><text:span text:style-name="T7">期間絞り込みのテキストボックス</text:span></text:p>
      <text:p text:style-name="P49"><text:span text:style-name="T4">　　⑫ </text:span><text:span text:style-name="T7">.two-tb label.from-to</text:span></text:p>
      <text:p text:style-name="P49"><text:span text:style-name="T4">　　　 </text:span><text:span text:style-name="T7">期間絞り込みの〜の文字</text:span></text:p>
      <text:p text:style-name="P15">　12)　<text:span text:style-name="T54">各ページごとのparallel-textのラベル幅設定</text:span></text:p>
      <text:p text:style-name="P15">　・各ページの段組みレイアウトのラベル</text:p>
      <text:p text:style-name="P49"><text:span text:style-name="T4">　　① </text:span><text:span text:style-name="T7">.label_max2 .parallel-text label:first-child</text:span></text:p>
      <text:p text:style-name="P49"><text:span text:style-name="T4">　　　 </text:span><text:span text:style-name="T7">最大2文字のparallel-textのラベル</text:span></text:p>
      <text:p text:style-name="P49"><text:span text:style-name="T4">　　② </text:span><text:span text:style-name="T7">.label_max5 .parallel-text label:first-child</text:span></text:p>
      <text:p text:style-name="P49"><text:span text:style-name="T4">　　　 </text:span><text:span text:style-name="T7">最大5文字のparallel-textのラベル</text:span></text:p>
      <text:p text:style-name="P49"><text:span text:style-name="T4">　　③ </text:span><text:span text:style-name="T7">.label_max6 .parallel-text label:first-child</text:span></text:p>
      <text:p text:style-name="P49"><text:span text:style-name="T4">　　　 </text:span><text:span text:style-name="T7">最大６文字のparallel-textのラベル</text:span></text:p>
      <text:p text:style-name="P49"><text:span text:style-name="T4">　　④ </text:span><text:span text:style-name="T7">#fig7-1 .parallel-text.right</text:span></text:p>
      <text:p text:style-name="P49"><text:span text:style-name="T4">　　　 </text:span><text:span text:style-name="T7">過去在庫のテキストボックス領域</text:span></text:p>
      <text:p text:style-name="P49"><text:span text:style-name="T4">　　⑤ </text:span><text:span text:style-name="T19">#fig7-1 .parallel-text.right label:first-child</text:span></text:p>
      <text:p text:style-name="P49"><text:span text:style-name="T4">　　　 </text:span><text:span text:style-name="T7">過去在庫のテキストボックス領域のラベル</text:span></text:p>
      <text:p text:style-name="P49"><text:span text:style-name="T4">　　⑥ </text:span><text:span text:style-name="T7">#fig9 #detail .parallel-text label:first-child</text:span></text:p>
      <text:p text:style-name="P49"><text:span text:style-name="T4">　　　 </text:span><text:span text:style-name="T7">ユーザー詳細設定タブのテキストボックス領域のラベル</text:span></text:p>
      <text:p text:style-name="P49"><text:span text:style-name="T4">　　⑦ </text:span><text:span text:style-name="T8">#fig13 .parallel-text label:first-child</text:span></text:p>
      <text:p text:style-name="P49"><text:span text:style-name="T4">　　　 </text:span><text:span text:style-name="T8">入出金管理画面のテキストボックス領域のラベル</text:span></text:p>
      <text:p text:style-name="P49"><text:span text:style-name="T4">　　⑧ </text:span><text:span text:style-name="T8">#fig13-2 .parallel-text label:first-child</text:span></text:p>
      <text:p text:style-name="P49"><text:span text:style-name="T4">　　　 </text:span><text:span text:style-name="T8">出金画面のテキストボックス領域のラベル</text:span></text:p>
      <text:p text:style-name="P49"><text:soft-page-break/><text:span text:style-name="T4">　　⑨ </text:span><text:span text:style-name="T8">#fig13-3 .parallel-text label:first-child</text:span></text:p>
      <text:p text:style-name="P49"><text:span text:style-name="T4">　　　 </text:span><text:span text:style-name="T8">入金管理画面のテキストボックス領域のラベル</text:span></text:p>
      <text:p text:style-name="P15">　13)　<text:span text:style-name="T55">PDF出力ボタン関連</text:span></text:p>
      <text:p text:style-name="P15">　・PDF出力ボタンで使われるアイテム</text:p>
      <text:p text:style-name="P49"><text:span text:style-name="T4">　　① </text:span><text:span text:style-name="T8">span.two-str-button button</text:span></text:p>
      <text:p text:style-name="P49"><text:span text:style-name="T4">　　　 </text:span><text:span text:style-name="T8">PDF出力ボタンの1個1個</text:span></text:p>
      <text:p text:style-name="P49"><text:span text:style-name="T4">　　② </text:span><text:span text:style-name="T8">span.two-str-button</text:span></text:p>
      <text:p text:style-name="P49"><text:span text:style-name="T4">　　　 </text:span><text:span text:style-name="T8">PDF出力ボタンの枠となるタグ</text:span></text:p>
      <text:p text:style-name="P49"><text:span text:style-name="T4">　　③ </text:span><text:span text:style-name="T8">.has-two-str-button .two-str-button:first-child button:last-child</text:span></text:p>
      <text:p text:style-name="P49"><text:span text:style-name="T4">　　　 </text:span><text:span text:style-name="T8">PDF出力ボタンの右側</text:span></text:p>
      <text:p text:style-name="P15">　14)　編集ボタン</text:p>
      <text:p text:style-name="P15">　・新規作成機能や項目削除機能などで使われるボタン</text:p>
      <text:p text:style-name="P49"><text:span text:style-name="T4">　　① </text:span><text:span text:style-name="T8">.edit_buttons button.button</text:span></text:p>
      <text:p text:style-name="P49"><text:span text:style-name="T4">　　　 </text:span><text:span text:style-name="T8">.edit_buttons内のボタン</text:span></text:p>
      <text:p text:style-name="P49"><text:span text:style-name="T4">　　② </text:span><text:span text:style-name="T8">.edit_buttons button.button.ui-button-icon-only</text:span></text:p>
      <text:p text:style-name="P49"><text:span text:style-name="T4">　　　 </text:span><text:span text:style-name="T8">.edit_buttons内のアイコンボタン</text:span></text:p>
      <text:p text:style-name="P15">　15)　<text:span text:style-name="T56">jqGrid関連</text:span></text:p>
      <text:p text:style-name="P17">　・<text:span text:style-name="T152">jqGridによる表ので使われるアイテム</text:span></text:p>
      <text:p text:style-name="P49"><text:span text:style-name="T4">　　① </text:span><text:span text:style-name="T9">.wrap-list</text:span></text:p>
      <text:p text:style-name="P49"><text:span text:style-name="T4">　　　 </text:span><text:span text:style-name="T9">リストを囲む</text:span></text:p>
      <text:p text:style-name="P49"><text:span text:style-name="T4">　　② </text:span><text:span text:style-name="T9">a#cData</text:span></text:p>
      <text:p text:style-name="P49"><text:span text:style-name="T4">　　　 </text:span><text:span text:style-name="T9">jqGridダイアログのキャンセルボタン</text:span></text:p>
      <text:p text:style-name="P49"><text:span text:style-name="T4">　　③ </text:span><text:span text:style-name="T9">.FormGrid select</text:span></text:p>
      <text:p text:style-name="P49"><text:span text:style-name="T4">　　　 </text:span><text:span text:style-name="T9">jqGridダイアログのプルダウンメニュー</text:span></text:p>
      <text:p text:style-name="P15">　16)　タブ<text:span text:style-name="T56">関連</text:span></text:p>
      <text:p text:style-name="P15">　・タブで使われるアイテム</text:p>
      <text:p text:style-name="P49"><text:span text:style-name="T4">　　① </text:span><text:span text:style-name="T9">.panel-container .line.edit_buttons</text:span></text:p>
      <text:p text:style-name="P49"><text:span text:style-name="T4">　　　 </text:span><text:span text:style-name="T9">タブ内のリスト編集ボタン領域</text:span></text:p>
      <text:p text:style-name="P49"><text:span text:style-name="T4">　　② </text:span><text:span text:style-name="T9">.panel-container .half_line.edit_buttons</text:span></text:p>
      <text:p text:style-name="P49"><text:span text:style-name="T4">　　　 </text:span><text:span text:style-name="T9">タブ内の行の半分の幅を取るリスト編集ボタン領域</text:span></text:p>
      <text:p text:style-name="P7">　17)　区切り線</text:p>
      <text:p text:style-name="P7">　・コンテンツを区切るための線のアイテム</text:p>
      <text:p text:style-name="P49"><text:span text:style-name="T4">　　① </text:span><text:span text:style-name="T9">hr.content-border</text:span></text:p>
      <text:p text:style-name="P49"><text:span text:style-name="T4">　　　 </text:span><text:span text:style-name="T9">コンテンツ区切りの境界線</text:span></text:p>
      <text:p text:style-name="P49"><text:span text:style-name="T4">　　② </text:span><text:span text:style-name="T9">hr.content-border.invisible</text:span></text:p>
      <text:p text:style-name="P49"><text:span text:style-name="T4">　　　 </text:span><text:span text:style-name="T9">不可視の境界線</text:span></text:p>
      <text:p text:style-name="P7">　18)　ダイアログ</text:p>
      <text:p text:style-name="P7">　・ダイアログで表示されるアイテム</text:p>
      <text:p text:style-name="P49"><text:span text:style-name="T4">　　① </text:span><text:span text:style-name="T9">#devide_quantity</text:span></text:p>
      <text:p text:style-name="P49"><text:span text:style-name="T4">　　　 </text:span><text:span text:style-name="T9">ノード分割ダイアログの分割個数入力テキストボックス</text:span></text:p>
      <text:p text:style-name="P7">　19)　詳細タブ</text:p>
      <text:p text:style-name="P7">　・詳細タブで表示されるアイテム</text:p>
      <text:p text:style-name="P49"><text:span text:style-name="T4">　　① </text:span><text:span text:style-name="T17">#detail .line:first-child</text:span></text:p>
      <text:p text:style-name="P49"><text:span text:style-name="T4">　　　 </text:span><text:span text:style-name="T17">詳細タブの編集ボタン群</text:span></text:p>
      <text:p text:style-name="P49"><text:span text:style-name="T4">　　② </text:span><text:span text:style-name="T17">#detail .line:nth-child(2)</text:span></text:p>
      <text:p text:style-name="P49"><text:span text:style-name="T4">　　　 </text:span><text:span text:style-name="T17">詳細タブの通知設定のタイトル</text:span></text:p>
      <text:p text:style-name="P49"><text:span text:style-name="T4">　　③ </text:span><text:span text:style-name="T17">#detail .line:first-child button</text:span></text:p>
      <text:p text:style-name="P49"><text:span text:style-name="T4">　　　 </text:span><text:span text:style-name="T17">詳細タブの編集ボタン</text:span></text:p>
      <text:p text:style-name="P49"><text:span text:style-name="T4">　　④ </text:span><text:span text:style-name="T17">#detail .line:first-child button</text:span></text:p>
      <text:p text:style-name="P49"><text:span text:style-name="T4">　　　 </text:span><text:span text:style-name="T17">詳細タブのプルダウンメニュー</text:span></text:p>
      <text:p text:style-name="P7"/>
      <text:p text:style-name="P19">c）ページ群</text:p>
      <text:p text:style-name="P19">・それぞれのページで独自に指定するスタイル</text:p>
      <text:p text:style-name="P15">　1)　<text:span text:style-name="T55">fig1独自</text:span></text:p>
      <text:p text:style-name="P15">　・fig1.htmlで使われる要素のスタイル</text:p>
      <text:p text:style-name="P49"><text:span text:style-name="T4">　　① </text:span><text:span text:style-name="T8">.fig1_buttons </text:span></text:p>
      <text:p text:style-name="P49"><text:span text:style-name="T4">　　　 </text:span><text:span text:style-name="T8">.fig1の左右のボタンを囲むタグのクラス</text:span></text:p>
      <text:p text:style-name="P49"><text:span text:style-name="T4">　　② </text:span><text:span text:style-name="T8">#fig1 button.top_page_button:active</text:span></text:p>
      <text:p text:style-name="P49"><text:span text:style-name="T4">　　　 </text:span><text:span text:style-name="T8">fig1のボタンが押されたときの変化</text:span></text:p>
      <text:p text:style-name="P49"><text:span text:style-name="T4">　　③ </text:span><text:span text:style-name="T8">.fig1_buttons.first</text:span></text:p>
      <text:p text:style-name="P49"><text:span text:style-name="T4">　　　 </text:span><text:span text:style-name="T8">トップページのボタンの1行目</text:span></text:p>
      <text:p text:style-name="P49"><text:span text:style-name="T4">　　④ </text:span><text:span text:style-name="T8">.fig1_buttons .right.top_page_button</text:span></text:p>
      <text:p text:style-name="P49"><text:span text:style-name="T4">　　　 </text:span><text:span text:style-name="T8">トップページのボタンの右側</text:span></text:p>
      <text:p text:style-name="P49"><text:span text:style-name="T4">　　⑤ </text:span><text:span text:style-name="T8">.fig1_buttons button.left.top_page_button</text:span></text:p>
      <text:p text:style-name="P49"><text:span text:style-name="T4">　　　 </text:span><text:span text:style-name="T9">トップページのボタンの左側</text:span></text:p>
      <text:p text:style-name="P49"><text:span text:style-name="T4">　　⑥ </text:span><text:span text:style-name="T9">#fig1 h1</text:span></text:p>
      <text:p text:style-name="P49"><text:soft-page-break/><text:span text:style-name="T4">　　　 </text:span><text:span text:style-name="T9">トップページのタイトル文字</text:span></text:p>
      <text:p text:style-name="P49"><text:span text:style-name="T4">　　⑦ </text:span><text:span text:style-name="T9">div#fig1 div.half_buttons button.right</text:span></text:p>
      <text:p text:style-name="P49"><text:span text:style-name="T4">　　　 </text:span><text:span text:style-name="T9">トップページの小さなボタンの右側</text:span></text:p>
      <text:p text:style-name="P49"><text:span text:style-name="T4">　　⑧ </text:span><text:span text:style-name="T9">div#fig1 div.half_buttons button</text:span></text:p>
      <text:p text:style-name="P49"><text:span text:style-name="T4">　　　 </text:span><text:span text:style-name="T9">トップページの小さなボタン</text:span></text:p>
      <text:p text:style-name="P15">　2)　<text:span text:style-name="T55">fig7独自</text:span></text:p>
      <text:p text:style-name="P15">　・fig7.htmlで使われる要素のスタイル</text:p>
      <text:p text:style-name="P49"><text:span text:style-name="T4">　　① </text:span><text:span text:style-name="T9">#fig7-0 div.parallel-text</text:span></text:p>
      <text:p text:style-name="P49"><text:span text:style-name="T4">　　　 </text:span><text:span text:style-name="T9">在庫一覧タブのテキストボックス領域</text:span></text:p>
      <text:p text:style-name="P49"><text:span text:style-name="T4">　　② </text:span><text:span text:style-name="T9">#fig7-0 div.parallel-text input</text:span></text:p>
      <text:p text:style-name="P49"><text:span text:style-name="T4">　　　 </text:span><text:span text:style-name="T9">在庫一覧タブのテキストボックス領域のテキストボックス</text:span></text:p>
      <text:p text:style-name="P49"><text:span text:style-name="T4">　　③ </text:span><text:span text:style-name="T20">#fig7-0 .line.edit_buttons</text:span></text:p>
      <text:p text:style-name="P49"><text:span text:style-name="T4">　　　 </text:span><text:span text:style-name="T9">在庫一覧タブのボタン領域</text:span></text:p>
      <text:p text:style-name="P49"><text:span text:style-name="T4">　　④ </text:span><text:span text:style-name="T9">#fig7-0 .half_line.parallel-text.variable-height.right</text:span></text:p>
      <text:p text:style-name="P49"><text:span text:style-name="T4">　　　 </text:span><text:span text:style-name="T9">在庫一覧タブの並んだ複数のテキストボックス領域の右側</text:span></text:p>
      <text:p text:style-name="P49"><text:span text:style-name="T4">　　⑤ </text:span><text:span text:style-name="T17">#fig7-0 .on-search</text:span></text:p>
      <text:p text:style-name="P49"><text:span text:style-name="T4">　　　 </text:span><text:span text:style-name="T17">在庫一覧タブの検索ボタン</text:span></text:p>
      <text:p text:style-name="P15">　3)　<text:span text:style-name="T55">fig8独自</text:span></text:p>
      <text:p text:style-name="P15">　・fig8.htmlで使われる要素のスタイル</text:p>
      <text:p text:style-name="P49"><text:span text:style-name="T4">　　① </text:span><text:span text:style-name="T18">#fig8-3 .from-to,#fig8-4 .from-to</text:span></text:p>
      <text:p text:style-name="P49"><text:span text:style-name="T4">　　　 </text:span><text:span text:style-name="T18">統計画面のリストの期間絞込テキストボックスの「〜」の文字</text:span></text:p>
      <text:p text:style-name="P49"><text:span text:style-name="T4">　　② </text:span><text:span text:style-name="T18">#fig8-3 .filter-list-before, #fig8-4 .filter-list-before</text:span></text:p>
      <text:p text:style-name="P49"><text:span text:style-name="T4">　　　 </text:span><text:span text:style-name="T18">統計画面のリストの期間絞込テキストボックスの終了日側</text:span></text:p>
      <text:p text:style-name="P7"/>
      <text:p text:style-name="P90">２．スタイルシート・ツリー構造</text:p>
      <text:p text:style-name="P91"><text:span text:style-name="T22">※</text:span><text:span text:style-name="T23">CSSファイルの表記がないスタイルシートについては、borgstyle.cssに記述されています。</text:span></text:p>
      <text:p text:style-name="P80">ａ）ツリー構造</text:p>
      <text:p text:style-name="P80">　<text:span text:style-name="T2">①基本の構造</text:span></text:p>
      <text:p text:style-name="P106"><text:span text:style-name="T2">・各画面共通</text:span><text:span text:style-name="T31">(ログイン画面、トップページを除く)のマークアップとそれに対応したスタイルシート群</text:span></text:p>
      <text:p text:style-name="P81"><text:tab/>body</text:p>
      <text:p text:style-name="P82"><text:tab/><text:tab/>+--#container(preload.css)</text:p>
      <text:p text:style-name="P83"><text:tab/><text:tab/><text:tab/><text:span text:style-name="T140">+--.page</text:span></text:p>
      <text:p text:style-name="P83"><text:tab/><text:tab/><text:tab/><text:tab/><text:span text:style-name="T140">+--.main</text:span></text:p>
      <text:p text:style-name="P83"><text:tab/><text:tab/><text:tab/><text:tab/><text:tab/><text:span text:style-name="T140">+--#header</text:span></text:p>
      <text:p text:style-name="P83"><text:tab/><text:tab/><text:tab/><text:tab/><text:tab/><text:span text:style-name="T140">+--.figs</text:span></text:p>
      <text:p text:style-name="P83"/>
      <text:p text:style-name="P83">　②ヘッダー<text:span text:style-name="T141">(トップページを除く各画面タイトル)</text:span></text:p>
      <text:p text:style-name="P107">・各画面共通<text:span text:style-name="T182">(ログイン画面、トップページを除く)の ヘッダー(タイトル)</text:span></text:p>
      <text:p text:style-name="P83"><text:tab/><text:span text:style-name="T142">#header</text:span></text:p>
      <text:p text:style-name="P83"><text:tab/><text:tab/><text:span text:style-name="T140">+-- #header &gt; div</text:span></text:p>
      <text:p text:style-name="P83"><text:tab/><text:tab/><text:span text:style-name="T140">+-- #header-title</text:span></text:p>
      <text:p text:style-name="P83"><text:tab/><text:tab/><text:tab/><text:span text:style-name="T140">+-- #header h1</text:span></text:p>
      <text:p text:style-name="P83"><text:tab/><text:tab/><text:span text:style-name="T140">+-- #header-buttons</text:span></text:p>
      <text:p text:style-name="P83"><text:tab/><text:tab/><text:tab/><text:span text:style-name="T140">+-- header-buttons .close-button</text:span></text:p>
      <text:p text:style-name="P83"><text:tab/><text:tab/><text:tab/><text:span text:style-name="T140">+-- header-buttons .setting-button</text:span></text:p>
      <text:p text:style-name="P83"/>
      <text:p text:style-name="P83">　③トップページ</text:p>
      <text:p text:style-name="P107"><text:span text:style-name="T150">・各画面共通(ログイン画面、トップページを除く)の ヘッダー(</text:span><text:span text:style-name="T153">タイトル</text:span><text:span text:style-name="T150">)</text:span></text:p>
      <text:p text:style-name="P83"><text:tab/>.<text:span text:style-name="T143">figs</text:span></text:p>
      <text:p text:style-name="P83"><text:tab/><text:tab/><text:span text:style-name="T140">+-- #fig1 h1</text:span></text:p>
      <text:p text:style-name="P83"><text:tab/><text:tab/><text:span text:style-name="T144">+-- .guides a:hover</text:span></text:p>
      <text:p text:style-name="P92"><text:tab/><text:tab/><text:span text:style-name="T128">+-- </text:span>.fig1_buttons.first</text:p>
      <text:p text:style-name="P92"><text:tab/><text:tab/><text:span text:style-name="T128">+-- </text:span>.fig1_buttons</text:p>
      <text:p text:style-name="P95"><text:span text:style-name="T129"><text:tab/><text:tab/><text:tab/></text:span><text:span text:style-name="T130">+-- </text:span>.top_page_button</text:p>
      <text:p text:style-name="P95"><text:span text:style-name="T129"><text:tab/><text:tab/><text:tab/></text:span><text:span text:style-name="T130">+-- </text:span>.fig1_buttons button.left.top_page_button</text:p>
      <text:p text:style-name="P97"><text:tab/><text:tab/><text:tab/><text:span text:style-name="T130">+-- </text:span>.fig1_buttons .right.top_page_button</text:p>
      <text:p text:style-name="P92"><text:tab/><text:tab/><text:tab/><text:span text:style-name="T128">+-- </text:span>button.button.ui-button.top_page_button, div.top_page_button</text:p>
      <text:p text:style-name="P97"><text:span text:style-name="T130"><text:tab/><text:tab/><text:tab/><text:tab/>+-- </text:span><text:span text:style-name="T34">div.top_page_button button</text:span></text:p>
      <text:p text:style-name="P92"><text:span text:style-name="T128"><text:tab/><text:tab/><text:tab/><text:tab/>+-- </text:span>div#fig1 div.half_buttons button</text:p>
      <text:p text:style-name="P97"><text:tab/><text:tab/><text:tab/><text:tab/><text:span text:style-name="T128">+-- </text:span>div#fig1 div.half_buttons button.right</text:p>
      <text:p text:style-name="P92"/>
      <text:p text:style-name="P84"><text:soft-page-break/>　④各画面基本構造</text:p>
      <text:p text:style-name="P104">・各画面で共通して使われるパーツと、親要素</text:p>
      <text:p text:style-name="P84"><text:tab/><text:span text:style-name="T144">.figs</text:span></text:p>
      <text:p text:style-name="P97"><text:span text:style-name="T34"><text:tab/><text:tab/>+-- .</text:span>parallel-text</text:p>
      <text:p text:style-name="P97"><text:span text:style-name="T34"><text:tab/><text:tab/>+-- </text:span>.parallel-text.left</text:p>
      <text:p text:style-name="P97"><text:span text:style-name="T34"><text:tab/><text:tab/>+-- </text:span>.parallel-text.right</text:p>
      <text:p text:style-name="P97"><text:tab/><text:tab/><text:span text:style-name="T34">+-- </text:span>.line</text:p>
      <text:p text:style-name="P97"><text:tab/><text:tab/><text:span text:style-name="T34">+-- </text:span>.<text:span text:style-name="T145">a_</text:span>line</text:p>
      <text:p text:style-name="P97"><text:tab/><text:tab/><text:span text:style-name="T34">+-- </text:span>.half_line</text:p>
      <text:p text:style-name="P97"><text:tab/><text:tab/><text:span text:style-name="T34">+-- </text:span>.edit_buttons</text:p>
      <text:p text:style-name="P97"><text:tab/><text:tab/><text:span text:style-name="T34">+-- </text:span>.before_list_line</text:p>
      <text:p text:style-name="P97"><text:tab/><text:tab/><text:span text:style-name="T34">+-- </text:span>.wrap-list</text:p>
      <text:p text:style-name="P97"><text:tab/><text:tab/><text:span text:style-name="T34">+-- </text:span>.line.edit_buttons</text:p>
      <text:p text:style-name="P97"><text:tab/><text:tab/><text:span text:style-name="T34">+-- </text:span>hr.content-border</text:p>
      <text:p text:style-name="P97"><text:tab/><text:tab/><text:span text:style-name="T34">+-- </text:span>hr.content-border.invisible</text:p>
      <text:p text:style-name="P97"><text:tab/><text:tab/><text:span text:style-name="T34">+-- </text:span>#tab-container</text:p>
      <text:p text:style-name="P84"/>
      <text:p text:style-name="P84">　⑤タブ</text:p>
      <text:p text:style-name="P104">・jQueryプラグインeasytabsによるタグの決まった構成</text:p>
      <text:p text:style-name="P84"><text:tab/>.<text:span text:style-name="T146">figs</text:span></text:p>
      <text:p text:style-name="P95"><text:span text:style-name="T131"><text:tab/><text:tab/>+-- </text:span>#tab-container<text:span text:style-name="T147">(easytabs.css)</text:span></text:p>
      <text:p text:style-name="P97"><text:tab/><text:tab/><text:tab/><text:span text:style-name="T131">+-- </text:span>#tab-container ul<text:span text:style-name="T147">(easytabs.css)</text:span></text:p>
      <text:p text:style-name="P97"><text:tab/><text:tab/><text:tab/><text:tab/><text:span text:style-name="T131">+-- </text:span>#tab-container ul li<text:span text:style-name="T147">(easytabs.css)</text:span></text:p>
      <text:p text:style-name="P97"><text:tab/><text:tab/><text:tab/><text:tab/><text:span text:style-name="T131">+-- </text:span>#tab-container ul li.active<text:span text:style-name="T147">(easytabs.css)</text:span></text:p>
      <text:p text:style-name="P97"><text:tab/><text:tab/><text:tab/><text:tab/><text:tab/><text:span text:style-name="T131">+-- </text:span>#tab-container ul li a<text:span text:style-name="T147">(easytabs.css)</text:span></text:p>
      <text:p text:style-name="P97"><text:tab/><text:tab/><text:tab/><text:tab/><text:tab/><text:span text:style-name="T131">+-- </text:span>#tab-container ul li a.active<text:span text:style-name="T147">(easytabs.css)</text:span></text:p>
      <text:p text:style-name="P97"><text:tab/><text:tab/><text:tab/><text:span text:style-name="T131">+-- </text:span>.panel-container<text:span text:style-name="T147">(easytabs.css)</text:span></text:p>
      <text:p text:style-name="P97"><text:tab/><text:tab/><text:tab/><text:tab/><text:span text:style-name="T131">+-- </text:span>.panel-container &gt; *<text:span text:style-name="T147">(easytabs.css)</text:span></text:p>
      <text:p text:style-name="P97"><text:tab/><text:tab/><text:tab/><text:tab/><text:tab/><text:span text:style-name="T131">+-- </text:span>.panel-container .line.edit_buttons</text:p>
      <text:p text:style-name="P97"><text:tab/><text:tab/><text:tab/><text:tab/><text:tab/><text:span text:style-name="T131">+-- </text:span>.panel-container .half_line.edit_buttons</text:p>
      <text:p text:style-name="P97"/>
      <text:p text:style-name="P84">　<text:span text:style-name="T148">※.</text:span><text:span text:style-name="T149">panel-containerの孫として④各画面基本構造の.figsと同じ子を配置することが可能です。</text:span></text:p>
      <text:p text:style-name="P84"/>
      <text:p text:style-name="P84">　⑥段組みレイアウトのテキストボックス</text:p>
      <text:p text:style-name="P104">・レコード編集のための段組みレイアウトのテキストボックスとボタン</text:p>
      <text:p text:style-name="P84"><text:tab/><text:span text:style-name="T159">.parallel-text</text:span></text:p>
      <text:p text:style-name="P92"><text:tab/><text:tab/>+-- .parallel-text label</text:p>
      <text:p text:style-name="P92"><text:tab/><text:tab/>+-- .parallel-text input</text:p>
      <text:p text:style-name="P92"><text:tab/><text:tab/>+-- .parallel-text button.ui-button</text:p>
      <text:p text:style-name="P92"/>
      <text:p text:style-name="P84">　⑦段組みレイアウトのコンボボックス</text:p>
      <text:p text:style-name="P104">・⑥のプルダウンメニュー＋オートコンプリート入力採用版</text:p>
      <text:p text:style-name="P84"><text:tab/><text:span text:style-name="T159">.parallel-text</text:span></text:p>
      <text:p text:style-name="P84"><text:tab/><text:tab/>+-- .parallel-text label</text:p>
      <text:p text:style-name="P95"><text:span text:style-name="T161"><text:tab/><text:tab/></text:span><text:span text:style-name="T163">+-- </text:span><text:span text:style-name="T34">.custom-combobox</text:span></text:p>
      <text:p text:style-name="P95"><text:span text:style-name="T34"><text:tab/><text:tab/><text:tab/></text:span><text:span text:style-name="T163">+--</text:span><text:span text:style-name="T34"> </text:span>.parallel-text .custom-combobox input</text:p>
      <text:p text:style-name="P92"><text:tab/><text:tab/>+-- .parallel-text button.ui-button</text:p>
      <text:p text:style-name="P85"/>
      <text:p text:style-name="P84"><text:soft-page-break/>　⑧段組みレイアウトの期間指定テキストボックス</text:p>
      <text:p text:style-name="P104">期間を指定してレコードを絞り込むためのパーツ</text:p>
      <text:p text:style-name="P95"><text:span text:style-name="T131"><text:tab/></text:span><text:span text:style-name="T132">.parallel-text</text:span><text:span text:style-name="T133">(</text:span><text:span text:style-name="T34">.</text:span>two-tb<text:span text:style-name="T164">)</text:span></text:p>
      <text:p text:style-name="P92"><text:tab/><text:tab/>+-- .parallel-text label</text:p>
      <text:p text:style-name="P97"><text:span text:style-name="T34"><text:tab/><text:tab/>+-- .</text:span>filter-list-after<text:span text:style-name="T165">(CSSなし)</text:span></text:p>
      <text:p text:style-name="P97"><text:span text:style-name="T160"><text:tab/><text:tab/><text:tab/></text:span><text:span text:style-name="T34">+-- </text:span>.parallel-text.two-tb input.textbox_S</text:p>
      <text:p text:style-name="P97"><text:tab/><text:tab/><text:tab/><text:span text:style-name="T34">+-- </text:span>.two-tb .textbox_S</text:p>
      <text:p text:style-name="P97"><text:span text:style-name="T34"><text:tab/><text:tab/>+-- </text:span>.parallel-text button.ui-datepicker-trigger.ui-button</text:p>
      <text:p text:style-name="P97"><text:span text:style-name="T34"><text:tab/><text:tab/>+-- </text:span>.two-tb label.from-to</text:p>
      <text:p text:style-name="P97"><text:span text:style-name="T34"><text:tab/><text:tab/>+-- .</text:span>filter-list-<text:span text:style-name="T164">before</text:span></text:p>
      <text:p text:style-name="P97"><text:span text:style-name="T160"><text:tab/><text:tab/><text:tab/></text:span><text:span text:style-name="T34">+-- </text:span>.parallel-text.two-tb input.textbox_S</text:p>
      <text:p text:style-name="P97"><text:tab/><text:tab/><text:tab/><text:span text:style-name="T34">+-- </text:span>.two-tb .textbox_S</text:p>
      <text:p text:style-name="P97"><text:span text:style-name="T34"><text:tab/><text:tab/>+-- </text:span>.parallel-text button.ui-datepicker-trigger.ui-button</text:p>
      <text:p text:style-name="P84"/>
      <text:p text:style-name="P84">　⑨段組みレイアウトのプルダウンメニュー<text:span text:style-name="T166">(管理者画面 詳細タブ)</text:span></text:p>
      <text:p text:style-name="P108"><text:span text:style-name="T155">・ </text:span><text:span text:style-name="T183">管理者画面 詳細タブのプルダウンメニュー</text:span></text:p>
      <text:p text:style-name="P84"><text:tab/><text:span text:style-name="T159">.parallel-text</text:span></text:p>
      <text:p text:style-name="P92"><text:tab/><text:tab/>+-- .parallel-text label</text:p>
      <text:p text:style-name="P97"><text:span text:style-name="T34"><text:tab/><text:tab/>+-- </text:span>#detail .parallel-text select</text:p>
      <text:p text:style-name="P84"/>
      <text:p text:style-name="P84">　⑩リスト編集ボタン群</text:p>
      <text:p text:style-name="P104">・リストのレコードを編集するためのボタン群</text:p>
      <text:p text:style-name="P97"><text:span text:style-name="T131"><text:tab/></text:span>.edit_buttons</text:p>
      <text:p text:style-name="P97"><text:tab/><text:tab/><text:span text:style-name="T34">+-- </text:span>.edit_buttons button.button</text:p>
      <text:p text:style-name="P97"><text:tab/><text:tab/>+-- .edit_buttons button.button.ui-button-icon-only</text:p>
      <text:p text:style-name="P96"/>
      <text:p text:style-name="P84">　⑪非段組みの行</text:p>
      <text:p text:style-name="P108"><text:span text:style-name="T155">・</text:span><text:span text:style-name="T156">1行表示の要素</text:span></text:p>
      <text:p text:style-name="P95"><text:span text:style-name="T131"><text:tab/></text:span>.<text:span text:style-name="T167">a_line</text:span></text:p>
      <text:p text:style-name="P97"><text:span text:style-name="T34"><text:tab/><text:tab/></text:span><text:span text:style-name="T134">+--</text:span><text:span text:style-name="T34"> </text:span>.a_line button.ui-button</text:p>
      <text:p text:style-name="P84">　</text:p>
      <text:p text:style-name="P84">　⑫リンクリストのダイアログ</text:p>
      <text:p text:style-name="P104">・各画面へのリンクがまとめられたリストのダイアログ</text:p>
      <text:p text:style-name="P84"><text:tab/>.<text:span text:style-name="T168">modal(#modal(CSSなし))</text:span></text:p>
      <text:p text:style-name="P95"><text:span text:style-name="T131"><text:tab/><text:tab/></text:span><text:span text:style-name="T135">+-- </text:span>#link-list</text:p>
      <text:p text:style-name="P97"><text:span text:style-name="T34"><text:tab/><text:tab/><text:tab/></text:span><text:span text:style-name="T135">+-- </text:span>#link-list li</text:p>
      <text:p text:style-name="P97"><text:tab/><text:tab/><text:tab/><text:tab/><text:span text:style-name="T135">+-- </text:span>#link-list li span</text:p>
      <text:p text:style-name="P97"><text:span text:style-name="T34"><text:tab/><text:tab/><text:tab/><text:tab/></text:span><text:span text:style-name="T135">+-- </text:span>#link-list li span:hover</text:p>
      <text:p text:style-name="P84"/>
      <text:p text:style-name="P84">　⑬<text:span text:style-name="T169">PDF出力ボタン群</text:span></text:p>
      <text:p text:style-name="P109"><text:span text:style-name="T155">・クリックすることで対応する伝票の</text:span><text:span text:style-name="T156">PDFを出力するボタン群</text:span></text:p>
      <text:p text:style-name="P97"><text:span text:style-name="T34"><text:tab/>.</text:span>edit_buttons(.has-two-str-button<text:span text:style-name="T170">(CSSなし)</text:span>)</text:p>
      <text:p text:style-name="P95"><text:span text:style-name="T131"><text:tab/><text:tab/></text:span><text:span text:style-name="T136">+--</text:span><text:span text:style-name="T34"> </text:span>span.two-str-button</text:p>
      <text:p text:style-name="P97"><text:span text:style-name="T131"><text:tab/><text:tab/></text:span><text:span text:style-name="T34"><text:tab/>+-- </text:span>span.two-str-button button</text:p>
      <text:p text:style-name="P95"><text:span text:style-name="T131"><text:tab/><text:tab/><text:tab/></text:span><text:span text:style-name="T136">+-- </text:span>.has-two-str-button .two-str-button:first-child button:last-child</text:p>
      <text:p text:style-name="P84"/>
      <text:p text:style-name="P84">　⑭画面ごとの最大文字数を設定した段組みテキストボックスのラベル</text:p>
      <text:p text:style-name="P105">・ラベルとテキストボックスの空白をできるだけ埋めるための調整のクラス</text:p>
      <text:p text:style-name="P84"><text:tab/><text:span text:style-name="T159">.parallel-text</text:span></text:p>
      <text:p text:style-name="P84"><text:tab/><text:tab/><text:span text:style-name="T171">+-- .label_max2 .parallel-text label:first-child</text:span></text:p>
      <text:p text:style-name="P84"><text:tab/><text:tab/><text:span text:style-name="T171">+-- .label_max5 .parallel-text label:first-child</text:span></text:p>
      <text:p text:style-name="P84"><text:tab/><text:tab/><text:span text:style-name="T171">+-- .label_max6 .parallel-text label:first-child</text:span></text:p>
      <text:p text:style-name="P84"/>
      <text:p text:style-name="P84"><text:soft-page-break/>　⑮在庫一覧タブ独自のスタイルシート</text:p>
      <text:p text:style-name="P109"><text:span text:style-name="T155">・</text:span><text:span text:style-name="T157">1行に検索パーツを詰め込んだ行の構成</text:span></text:p>
      <text:p text:style-name="P97"><text:span text:style-name="T34"><text:tab/></text:span>#fig7-0 div.parallel-text</text:p>
      <text:p text:style-name="P97"><text:span text:style-name="T34"><text:tab/><text:tab/>+-- </text:span>#fig7-0 div.parallel-text input</text:p>
      <text:p text:style-name="P97"><text:span text:style-name="T34"><text:tab/><text:tab/>+-- </text:span>#fig7-0 .half_line.parallel-text.variable-height.right</text:p>
      <text:p text:style-name="P97"><text:span text:style-name="T34"><text:tab/><text:tab/>+-- </text:span>#fig7-0 .on-search</text:p>
      <text:p text:style-name="P92"><text:tab/>#fig7-0 .line.edit_buttons</text:p>
      <text:p text:style-name="P92"/>
      <text:p text:style-name="P84">　⑯管理者画面 詳細タブ独自のスタイルシート</text:p>
      <text:p text:style-name="P105">・プルダウンメニュー中心のレイアウトの画面用のパーツを多く含む</text:p>
      <text:p text:style-name="P97"><text:span text:style-name="T34"><text:tab/></text:span>#detail .line:first-child</text:p>
      <text:p text:style-name="P97"><text:tab/><text:tab/><text:span text:style-name="T34">+-- </text:span>#detail .line:first-child button</text:p>
      <text:p text:style-name="P92"><text:tab/>#detail .line:nth-child(2)</text:p>
      <text:p text:style-name="P92"><text:tab/>.parallel-text</text:p>
      <text:p text:style-name="P97"><text:span text:style-name="T34"><text:tab/><text:tab/>+-- </text:span>#detail .parallel-text select</text:p>
      <text:p text:style-name="P84"/>
      <text:p text:style-name="P84">　⑰統計画面 企業詳細タブ、製品詳細タブ独自の期間指定テキストボックス</text:p>
      <text:p text:style-name="P105">・テキストボックスのラベルの幅が最大であり、それに則ると期間指定テキストボックスのレイアウトが崩れるため、その対策のスタイルを指定する。</text:p>
      <text:p text:style-name="P95"><text:span text:style-name="T131"><text:tab/></text:span><text:span text:style-name="T132">.parallel-text</text:span><text:span text:style-name="T133">(</text:span><text:span text:style-name="T34">.</text:span>two-tb<text:span text:style-name="T164">)</text:span></text:p>
      <text:p text:style-name="P92"><text:tab/><text:tab/>+-- .parallel-text label</text:p>
      <text:p text:style-name="P97"><text:span text:style-name="T34"><text:tab/><text:tab/>+-- .</text:span>filter-list-after(CSSなし)</text:p>
      <text:p text:style-name="P97"><text:tab/><text:tab/><text:tab/><text:span text:style-name="T34">+-- </text:span>.parallel-text.two-tb input.textbox_S</text:p>
      <text:p text:style-name="P97"><text:tab/><text:tab/><text:tab/><text:span text:style-name="T34">+-- </text:span>.two-tb .textbox_S</text:p>
      <text:p text:style-name="P97"><text:span text:style-name="T34"><text:tab/><text:tab/>+-- </text:span>.parallel-text button.ui-datepicker-trigger.ui-button</text:p>
      <text:p text:style-name="P97"><text:span text:style-name="T34"><text:tab/><text:tab/>+-- </text:span>#fig8-3 .from-to,#fig8-4 .from-to</text:p>
      <text:p text:style-name="P97"><text:span text:style-name="T34"><text:tab/><text:tab/>+-- </text:span>#fig8-3 .filter-list-before, #fig8-4 .filter-list-before</text:p>
      <text:p text:style-name="P97"><text:tab/><text:tab/><text:tab/><text:span text:style-name="T34">+-- </text:span>.parallel-text.two-tb input.textbox_S</text:p>
      <text:p text:style-name="P97"><text:tab/><text:tab/><text:tab/><text:span text:style-name="T34">+-- </text:span>.two-tb .textbox_S</text:p>
      <text:p text:style-name="P97"><text:span text:style-name="T34"><text:tab/><text:tab/>+-- </text:span>.parallel-text button.ui-datepicker-trigger.ui-button</text:p>
      <text:p text:style-name="P84"/>
      <text:p text:style-name="P84">　⑱ノード分割ダイアログ</text:p>
      <text:p text:style-name="P105">・在庫のノードの分割を行う機能を持つダイアログ。</text:p>
      <text:p text:style-name="P97"><text:tab/>.modal<text:span text:style-name="T172">(preload.css)</text:span>(<text:span text:style-name="T34">#</text:span>devide_node(CSSなし))</text:p>
      <text:p text:style-name="P97"><text:span text:style-name="T34"><text:tab/><text:tab/>+-- </text:span>#devide_quantity</text:p>
      <text:p text:style-name="P85"/>
      <text:p text:style-name="P84">　⑲<text:span text:style-name="T173">jqGridの編集ダイアログ</text:span></text:p>
      <text:p text:style-name="P109"><text:span text:style-name="T155">・</text:span><text:tab/><text:span text:style-name="T184">jqGridのフォーム編集機能で生成されるダイアログ。ボタンやプルダウンメニューをカスタマイズする。</text:span></text:p>
      <text:p text:style-name="P97"><text:span text:style-name="T34"><text:tab/></text:span>.ui-jqdialog-content .FormGrid<text:span text:style-name="T173">(ui.jqgrid.css)</text:span></text:p>
      <text:p text:style-name="P97"><text:span text:style-name="T34"><text:tab/><text:tab/>+-- </text:span>.ui-jqdialog-content .FormGrid<text:span text:style-name="T173">(ui.jqgrid.css)</text:span></text:p>
      <text:p text:style-name="P97"><text:span text:style-name="T34"><text:tab/><text:tab/><text:tab/>+-- </text:span>.ui-jqdialog-content .EditTable<text:span text:style-name="T173">(ui.jqgrid.css)</text:span></text:p>
      <text:p text:style-name="P97"><text:span text:style-name="T34"><text:tab/><text:tab/><text:tab/><text:tab/>+-- .</text:span>FormData(CSSなし)</text:p>
      <text:p text:style-name="P97"><text:span text:style-name="T34"><text:tab/><text:tab/><text:tab/><text:tab/><text:tab/>+-- </text:span>.FormGrid select</text:p>
      <text:p text:style-name="P97"><text:tab/><text:tab/>+-- .ui-jqdialog-content .EditTable<text:span text:style-name="T173">(ui.jqgrid.css)</text:span></text:p>
      <text:p text:style-name="P97"><text:tab/><text:tab/><text:tab/><text:span text:style-name="T174">+-- </text:span><text:span text:style-name="T160">Act_Buttons</text:span><text:span text:style-name="T162">(CSSなし)</text:span></text:p>
      <text:p text:style-name="P97"><text:span text:style-name="T162"><text:tab/></text:span><text:tab/><text:tab/><text:tab/>+-- .ui-jqdialog-content td.EditButton<text:span text:style-name="T173">(ui.jqgrid.css)</text:span></text:p>
      <text:p text:style-name="P97"><text:soft-page-break/><text:span text:style-name="T162"><text:tab/><text:tab/><text:tab/><text:tab/></text:span><text:tab/>+-- a#cData</text:p>
      <text:p text:style-name="P92"/>
      <text:p text:style-name="P84">　⑳<text:span text:style-name="T175">jqGridのリスト</text:span></text:p>
      <text:p text:style-name="P109"><text:span text:style-name="T155">・</text:span><text:span text:style-name="T158">jqGridによるリスト。floatを指定した要素が近くにあるとその上に被さってしまうため、その対策としての構成となる。</text:span></text:p>
      <text:p text:style-name="P95"><text:span text:style-name="T131"><text:tab/></text:span>.wrap-list</text:p>
      <text:p text:style-name="P97"><text:tab/><text:tab/><text:span text:style-name="T138">+-- </text:span>.list</text:p>
      <text:p text:style-name="P86">　21.ローディング画面</text:p>
      <text:p text:style-name="P105">・トップページロード中に表示される画面。</text:p>
      <text:p text:style-name="P97"><text:span text:style-name="T137"><text:tab/></text:span>#loading</text:p>
      <text:p text:style-name="P92"><text:tab/><text:tab/><text:span text:style-name="T176">+-- </text:span>#loading p</text:p>
      <text:p text:style-name="P97"><text:tab/><text:tab/><text:span text:style-name="T176">+-- </text:span>#loading #loading-notice</text:p>
      <text:p text:style-name="P79"/>
      <text:p text:style-name="P102">３．スタイルシート詳細設計</text:p>
      <text:p text:style-name="P61">ａ）レイアウト群</text:p>
      <text:p text:style-name="P1"><text:span text:style-name="T52">　1</text:span>）全体レイアウト</text:p>
      <text:p text:style-name="P61">　　<text:span text:style-name="T65">①</text:span><text:span text:style-name="T67">body</text:span>：ＣＳＳファイル名（borg<text:span text:style-name="T100">style</text:span>.css）</text:p>
      <text:p text:style-name="P61"><text:s text:c="6"/>概要<text:tab/>：<text:span text:style-name="T67">表示領域全体のタグ</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69"><text:tab/>font-family<text:tab/>: "ヒラギノ角ゴ Pro W3", "Hiragino Kaku Gothic Pro",</text:p>
      <text:p text:style-name="P69"><text:tab/><text:tab/><text:tab/>"メイリオ", Meiryo, Osaka, "ＭＳ Ｐゴシック", </text:p>
      <text:p text:style-name="P69"><text:tab/><text:tab/><text:tab/>"MS PGothic", sans-serif<text:tab/><text:tab/>:フォントの設定をする</text:p>
      <text:p text:style-name="P69"><text:tab/>margin<text:tab/><text:tab/>:0 1% 0<text:tab/><text:tab/><text:tab/><text:tab/>:余白を左右に1%とる</text:p>
      <text:p text:style-name="P69"><text:tab/>font-size<text:tab/>:90%<text:tab/><text:tab/><text:tab/><text:tab/>:全体的を通常の9割程度のサイズにする */</text:p>
      <text:p text:style-name="P69"/>
      <text:p text:style-name="P61">　　②<text:span text:style-name="T96">*:focus</text:span>：ＣＳＳファイル名（borg<text:span text:style-name="T100">style</text:span>.css）</text:p>
      <text:p text:style-name="P61"><text:s text:c="6"/>概要<text:tab/>：<text:span text:style-name="T13">全ての要素が対象となる。フォーカスが当たったときのレスポンス。</text:span></text:p>
      <text:p text:style-name="P61">　　種別<text:tab/>：</text:p>
      <text:p text:style-name="P51">　　親<text:tab/><text:tab/>：なし</text:p>
      <text:p text:style-name="P53">　　作成日<text:tab/>：<text:span text:style-name="T186">2014.07.23</text:span></text:p>
      <text:p text:style-name="P53">　　設計者<text:tab/>：<text:span text:style-name="T185">T.Masuda</text:span></text:p>
      <text:p text:style-name="P53">　　作成者<text:tab/>：<text:span text:style-name="T185">T.Masuda</text:span></text:p>
      <text:p text:style-name="P61">　　プロパティ<text:tab/>：</text:p>
      <text:p text:style-name="P69"><text:tab/>outline<text:tab/><text:tab/>:none<text:tab/><text:tab/><text:tab/><text:tab/>:表示される青い枠線を消す</text:p>
      <text:p text:style-name="P69"/>
      <text:p text:style-name="P61">　　③<text:span text:style-name="T67">.clearfix:after</text:span>：ＣＳＳファイル名（borg<text:span text:style-name="T100">style</text:span>.css）</text:p>
      <text:p text:style-name="P61"><text:s text:c="6"/>概要<text:tab/>：<text:span text:style-name="T67">クラスを適用した要素の中にfloatがあっても、</text:span></text:p>
      <text:p text:style-name="P61"><text:span text:style-name="T67"><text:tab/><text:tab/>：その高さを認識させるための</text:span><text:span text:style-name="T64">クラス</text:span><text:span text:style-name="T67">clearfixで追加される疑似要素。</text:span></text:p>
      <text:p text:style-name="P61">　　種別<text:tab/>：クラス</text:p>
      <text:p text:style-name="P54">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69"><text:tab/>content<text:tab/><text:tab/>: ""<text:tab/><text:tab/><text:tab/><text:tab/>:場所をとらない形で要素を存在させる</text:p>
      <text:p text:style-name="P69"><text:tab/>clear<text:tab/><text:tab/>: both<text:tab/><text:tab/><text:tab/><text:tab/>:回り込み防止</text:p>
      <text:p text:style-name="P69"><text:tab/>display<text:tab/><text:tab/>: block<text:tab/><text:tab/><text:tab/><text:tab/>:必ずブロックとして扱う</text:p>
      <text:p text:style-name="P69"/>
      <text:p text:style-name="P61">　　④<text:span text:style-name="T68">.margin_top</text:span>：ＣＳＳファイル名（borg<text:span text:style-name="T100">style</text:span>.css）</text:p>
      <text:p text:style-name="P61"><text:s text:c="6"/>概要<text:tab/>：<text:span text:style-name="T69">上部にマージンを設け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3">margin-top<text:tab/>:1%<text:tab/><text:tab/><text:tab/><text:tab/>:1%の上margin</text:span></text:p>
      <text:p text:style-name="P69"/>
      <text:p text:style-name="P61"><text:soft-page-break/>　　⑤<text:span text:style-name="T70">.margin_bottom</text:span>：ＣＳＳファイル名（borg<text:span text:style-name="T100">style</text:span>.css）</text:p>
      <text:p text:style-name="P61"><text:s text:c="6"/>概要<text:tab/>：<text:span text:style-name="T70">下部にマージンを設け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3">margin-bottom<text:tab/>:1%<text:tab/><text:tab/><text:tab/><text:tab/>:1%の下margin</text:span></text:p>
      <text:p text:style-name="P69"/>
      <text:p text:style-name="P61">　　⑤<text:span text:style-name="T70">.margin_right</text:span>：ＣＳＳファイル名（borg<text:span text:style-name="T100">style</text:span>.css）</text:p>
      <text:p text:style-name="P61"><text:s text:c="6"/>概要<text:tab/>：<text:span text:style-name="T70">右部にマージンを設け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4">margin-right<text:tab/>:1%<text:tab/><text:tab/><text:tab/><text:tab/>:1%の右margin</text:span></text:p>
      <text:p text:style-name="P69"/>
      <text:p text:style-name="P61">　　⑥<text:span text:style-name="T70">.position_center</text:span>：ＣＳＳファイル名（borg<text:span text:style-name="T100">style</text:span>.css）</text:p>
      <text:p text:style-name="P61"><text:s text:c="6"/>概要<text:tab/>：<text:span text:style-name="T70">テキストポジションをセンターに設定す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4">text-align<text:tab/>:center<text:tab/><text:tab/><text:tab/><text:tab/>:テキストを中央に寄せる</text:span></text:p>
      <text:p text:style-name="P69"/>
      <text:p text:style-name="P61">　　⑦<text:span text:style-name="T70">.right</text:span>：ＣＳＳファイル名（borg<text:span text:style-name="T100">style</text:span>.css）</text:p>
      <text:p text:style-name="P61"><text:s text:c="6"/>概要<text:tab/>：<text:span text:style-name="T70">右に寄せる</text:span></text:p>
      <text:p text:style-name="P61">　　種別<text:tab/>：クラス</text:p>
      <text:p text:style-name="P51">　　親<text:tab/><text:tab/>：なし</text:p>
      <text:p text:style-name="P53">　　作成日<text:tab/>：<text:span text:style-name="T186">2014.06.19</text:span></text:p>
      <text:p text:style-name="P53">　　設計者<text:tab/>：<text:span text:style-name="T185">T.Masuda</text:span></text:p>
      <text:p text:style-name="P53">　　作成者<text:tab/>：<text:span text:style-name="T185">T.Masuda</text:span></text:p>
      <text:p text:style-name="P61">　　プロパティ<text:tab/>：</text:p>
      <text:p text:style-name="P69"><text:tab/><text:span text:style-name="T104">float<text:tab/><text:tab/>:right<text:tab/><text:tab/><text:tab/><text:tab/>:右に寄せる</text:span></text:p>
      <text:p text:style-name="P69"/>
      <text:p text:style-name="P61">　　⑧<text:span text:style-name="T70">.left</text:span>：ＣＳＳファイル名（borg<text:span text:style-name="T100">style</text:span>.css）</text:p>
      <text:p text:style-name="P61"><text:s text:c="6"/>概要<text:tab/>：<text:span text:style-name="T70">左に寄せる</text:span></text:p>
      <text:p text:style-name="P61">　　種別<text:tab/>：クラス</text:p>
      <text:p text:style-name="P51">　　親<text:tab/><text:tab/>：なし</text:p>
      <text:p text:style-name="P53">　　作成日<text:tab/>：<text:span text:style-name="T186">2014.06.19</text:span></text:p>
      <text:p text:style-name="P53">　　設計者<text:tab/>：<text:span text:style-name="T185">T.Masuda</text:span></text:p>
      <text:p text:style-name="P53">　　作成者<text:tab/>：<text:span text:style-name="T185">T.Masuda</text:span></text:p>
      <text:p text:style-name="P61">　　プロパティ<text:tab/>：</text:p>
      <text:p text:style-name="P69"><text:tab/><text:span text:style-name="T104">float<text:tab/><text:tab/>:left<text:tab/><text:tab/><text:tab/><text:tab/>:左に寄せる</text:span></text:p>
      <text:p text:style-name="P61"/>
      <text:p text:style-name="P1">2）基本レイアウト</text:p>
      <text:p text:style-name="P63">　　①<text:span text:style-name="T99">#container</text:span>：ＣＳＳファイル名（preload.css）</text:p>
      <text:p text:style-name="P63"><text:s text:c="6"/>概要<text:tab/>：<text:span text:style-name="T21">画面の幅を認識し、それに合わせて伸縮する画面全体の領域。</text:span></text:p>
      <text:p text:style-name="P63">　　種別<text:tab/>：クラス</text:p>
      <text:p text:style-name="P55">　　親<text:tab/><text:tab/>：body</text:p>
      <text:p text:style-name="P53">　　作成日<text:tab/>：</text:p>
      <text:p text:style-name="P53">　　設計者<text:tab/>：<text:span text:style-name="T185">T.Masuda</text:span></text:p>
      <text:p text:style-name="P53">　　作成者<text:tab/>：<text:span text:style-name="T185">T.Masuda</text:span></text:p>
      <text:p text:style-name="P63">　　プロパティ<text:tab/>：</text:p>
      <text:p text:style-name="P71"><text:tab/>width<text:tab/><text:tab/>:100%;<text:tab/><text:tab/><text:tab/><text:tab/>:<text:span text:style-name="T125">幅を100%に設定。画面の幅に合わせる。</text:span></text:p>
      <text:p text:style-name="P77"><text:tab/>height<text:tab/><text:tab/><text:span text:style-name="T104">:100%;<text:tab/><text:tab/><text:tab/><text:tab/>:</text:span>高さを100%に設定する。</text:p>
      <text:p text:style-name="P77"><text:tab/>visibility<text:tab/><text:tab/>:hidden<text:tab/><text:tab/><text:tab/><text:tab/>:ロード完了まで非表示にする。</text:p>
      <text:p text:style-name="P69"/>
      <text:p text:style-name="P61">　　②<text:span text:style-name="T97">.page</text:span>：ＣＳＳファイル名（borg<text:span text:style-name="T100">style</text:span>.css）</text:p>
      <text:p text:style-name="P61"><text:s text:c="6"/>概要<text:tab/>：<text:span text:style-name="T14">各画面の領域</text:span></text:p>
      <text:p text:style-name="P61">　　種別<text:tab/>：クラス</text:p>
      <text:p text:style-name="P51"><text:soft-page-break/>　　親<text:tab/><text:tab/>：<text:span text:style-name="T177">body</text:span> ← #container</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0"><text:tab/>width<text:tab/><text:tab/>:100%;<text:tab/><text:tab/><text:tab/><text:tab/>:幅の基準パーセンテージ</text:p>
      <text:p text:style-name="P70"><text:tab/>height<text:tab/><text:tab/>:inherit<text:tab/><text:tab/><text:tab/><text:tab/>:containerの高さを継承</text:p>
      <text:p text:style-name="P69"/>
      <text:p text:style-name="P61">　　③<text:span text:style-name="T70">.main</text:span>：ＣＳＳファイル名（borg<text:span text:style-name="T100">style</text:span>.css）</text:p>
      <text:p text:style-name="P61"><text:s text:c="6"/>概要<text:tab/>：<text:span text:style-name="T70">各画面のコンテンツの領域</text:span></text:p>
      <text:p text:style-name="P61">　　種別<text:tab/>：クラス</text:p>
      <text:p text:style-name="P56">　　親<text:tab/><text:tab/>：<text:span text:style-name="T177">body</text:span> ← #container ← .page</text:p>
      <text:p text:style-name="P53">　　作成日<text:tab/>：<text:span text:style-name="T186">2014.06.12</text:span></text:p>
      <text:p text:style-name="P53">　　設計者<text:tab/>：<text:span text:style-name="T186">T.Ishi</text:span></text:p>
      <text:p text:style-name="P53">　　作成者<text:tab/>：<text:span text:style-name="T185">T.I</text:span></text:p>
      <text:p text:style-name="P61">　　プロパティ<text:tab/>：</text:p>
      <text:p text:style-name="P70"><text:tab/>max-width<text:tab/>:768px<text:tab/><text:tab/><text:tab/><text:tab/>:画面幅の最大値</text:p>
      <text:p text:style-name="P70"><text:tab/>width<text:tab/><text:tab/>:100%<text:tab/><text:tab/><text:tab/><text:tab/>:幅の基準パーセンテージ</text:p>
      <text:p text:style-name="P70"><text:tab/>height<text:tab/><text:tab/>:inherit<text:tab/><text:tab/><text:tab/><text:tab/>:containerの高さを継承</text:p>
      <text:p text:style-name="P70"><text:tab/>margin<text:tab/><text:tab/>:0 auto 0<text:tab/><text:tab/><text:tab/>:画面全体の各マージン</text:p>
      <text:p text:style-name="P70"><text:tab/>max-height<text:tab/>:1024px;<text:tab/><text:tab/><text:tab/>:画面の最大高</text:p>
      <text:p text:style-name="P69"/>
      <text:p text:style-name="P61">　　④<text:span text:style-name="T70">.dummy</text:span>：ＣＳＳファイル名（borg<text:span text:style-name="T100">style</text:span>.css）</text:p>
      <text:p text:style-name="P61"><text:s text:c="6"/>概要<text:tab/>：<text:span text:style-name="T70">レイアウトのためのダミー要素</text:span></text:p>
      <text:p text:style-name="P61">　　種別<text:tab/>：クラス</text:p>
      <text:p text:style-name="P51">　　親<text:tab/><text:tab/>：なし</text:p>
      <text:p text:style-name="P53">　　作成日<text:tab/>：<text:span text:style-name="T186">2014.07.09</text:span></text:p>
      <text:p text:style-name="P53">　　設計者<text:tab/>：<text:span text:style-name="T185">T.Masuda</text:span></text:p>
      <text:p text:style-name="P53">　　作成者<text:tab/>：<text:span text:style-name="T185">T.Masuda</text:span></text:p>
      <text:p text:style-name="P61">　　プロパティ<text:tab/>：</text:p>
      <text:p text:style-name="P69"><text:tab/><text:span text:style-name="T104">visibility<text:tab/><text:tab/>: hidden<text:tab/><text:tab/><text:tab/>:幅だけは取って非表示</text:span></text:p>
      <text:p text:style-name="P61"/>
      <text:p text:style-name="P1">3）ヘッダーレイアウト</text:p>
      <text:p text:style-name="P61">　　<text:span text:style-name="T65">①</text:span><text:span text:style-name="T70">#header</text:span>：ＣＳＳファイル名（borg<text:span text:style-name="T100">style</text:span>.css）</text:p>
      <text:p text:style-name="P61"><text:s text:c="6"/>概要<text:tab/>：<text:span text:style-name="T71">各画面共通のヘッダー(タイトル)部分</text:span></text:p>
      <text:p text:style-name="P61">　　種別<text:tab/>：ID</text:p>
      <text:p text:style-name="P56">　　親<text:tab/><text:tab/>：<text:span text:style-name="T177">body</text:span> ← #container ← .page ← mai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2"><text:tab/>display<text:tab/><text:tab/>:block<text:tab/><text:tab/><text:tab/><text:tab/>:ブロックとして扱う</text:p>
      <text:p text:style-name="P72"><text:tab/>margin<text:tab/><text:tab/>:1% 0<text:tab/> <text:tab/><text:tab/><text:tab/>:上下1%のmargin</text:p>
      <text:p text:style-name="P72"><text:tab/>text-align<text:tab/>:right<text:tab/><text:tab/><text:tab/><text:tab/>:中のテキストを右に寄せる</text:p>
      <text:p text:style-name="P69"/>
      <text:p text:style-name="P61">　　②<text:span text:style-name="T98">#header &gt; div</text:span>：ＣＳＳファイル名（borg<text:span text:style-name="T100">style</text:span>.css）</text:p>
      <text:p text:style-name="P61"><text:s text:c="6"/>概要<text:tab/>：<text:span text:style-name="T14">各画面の領域</text:span></text:p>
      <text:p text:style-name="P61">　　種別<text:tab/>：タグ</text:p>
      <text:p text:style-name="P56">　　親<text:tab/><text:tab/>：<text:span text:style-name="T24">#header</text:span></text:p>
      <text:p text:style-name="P53">　　作成日<text:tab/>：</text:p>
      <text:p text:style-name="P53">　　設計者<text:tab/>：<text:span text:style-name="T185">T.Masuda</text:span></text:p>
      <text:p text:style-name="P53"><text:span text:style-name="T24">　　作成者<text:tab/>：</text:span><text:span text:style-name="T32">T.Masuda</text:span></text:p>
      <text:p text:style-name="P61">　　プロパティ<text:tab/>：</text:p>
      <text:p text:style-name="P72"><text:tab/>display<text:tab/><text:tab/>:inline-block<text:tab/><text:tab/><text:tab/>:インラインブロックとして扱う</text:p>
      <text:p text:style-name="P72"><text:tab/>vertical-align<text:tab/>:middle<text:tab/><text:tab/><text:tab/><text:tab/>:中心に揃える</text:p>
      <text:p text:style-name="P69"/>
      <text:p text:style-name="P61">　　③<text:span text:style-name="T71">#header-title</text:span>：ＣＳＳファイル名（borg<text:span text:style-name="T100">style</text:span>.css）</text:p>
      <text:p text:style-name="P61"><text:s text:c="6"/>概要<text:tab/>：<text:span text:style-name="T71">ヘッダー内のタイトルの領域</text:span></text:p>
      <text:p text:style-name="P61">　　種別<text:tab/>：<text:span text:style-name="T105">ID</text:span></text:p>
      <text:p text:style-name="P56">　　親<text:tab/><text:tab/>：<text:span text:style-name="T24">#header</text:span></text:p>
      <text:p text:style-name="P53">　　作成日<text:tab/>：</text:p>
      <text:p text:style-name="P53">　　設計者<text:tab/>：<text:span text:style-name="T185">T.Masuda</text:span></text:p>
      <text:p text:style-name="P53"><text:span text:style-name="T24">　　作成者<text:tab/>：</text:span><text:span text:style-name="T32">T.Masuda</text:span></text:p>
      <text:p text:style-name="P61">　　プロパティ<text:tab/>：</text:p>
      <text:p text:style-name="P72"><text:tab/>width<text:tab/><text:tab/>:72%<text:tab/> <text:tab/><text:tab/><text:tab/>:幅</text:p>
      <text:p text:style-name="P72"><text:tab/>text-align<text:tab/>:left<text:tab/><text:tab/><text:tab/><text:tab/>:中の文章を左に寄せる</text:p>
      <text:p text:style-name="P69"><text:soft-page-break/></text:p>
      <text:p text:style-name="P61">　　④<text:span text:style-name="T71">#header-buttons</text:span>：ＣＳＳファイル名（borg<text:span text:style-name="T100">style</text:span>.css）</text:p>
      <text:p text:style-name="P61"><text:s text:c="6"/>概要<text:tab/>：<text:span text:style-name="T71">ヘッダー内のボタン領域</text:span></text:p>
      <text:p text:style-name="P61">　　種別<text:tab/>：<text:span text:style-name="T105">ID</text:span></text:p>
      <text:p text:style-name="P56">　　親<text:tab/><text:tab/>：<text:span text:style-name="T24">#header</text:span></text:p>
      <text:p text:style-name="P53">　　作成日<text:tab/>：</text:p>
      <text:p text:style-name="P53">　　設計者<text:tab/>：<text:span text:style-name="T185">T.Masuda</text:span></text:p>
      <text:p text:style-name="P53"><text:span text:style-name="T24">　　作成者<text:tab/>：</text:span><text:span text:style-name="T32">T.Masuda</text:span></text:p>
      <text:p text:style-name="P61">　　プロパティ<text:tab/>：</text:p>
      <text:p text:style-name="P72"><text:tab/>width<text:tab/><text:tab/>:28%<text:tab/><text:tab/><text:tab/><text:tab/>:幅</text:p>
      <text:p text:style-name="P72"><text:tab/>min-height<text:tab/>:30px<text:tab/><text:tab/><text:tab/><text:tab/>:最小高</text:p>
      <text:p text:style-name="P61"/>
      <text:p text:style-name="P1">4）段組みテキストボックスレイアウト</text:p>
      <text:p text:style-name="P61">　　<text:span text:style-name="T65">①</text:span><text:span text:style-name="T73">.parallel-text</text:span>：ＣＳＳファイル名（borg<text:span text:style-name="T100">style</text:span>.css）</text:p>
      <text:p text:style-name="P61"><text:s text:c="6"/>概要<text:tab/>：<text:span text:style-name="T74">二段組テキストボックスの領域</text:span></text:p>
      <text:p text:style-name="P61">　　種別<text:tab/>：クラス</text:p>
      <text:p text:style-name="P57">　　親<text:tab/><text:tab/>：<text:span text:style-name="T27">.figs</text:span></text:p>
      <text:p text:style-name="P53">　　作成日<text:tab/>：<text:span text:style-name="T186">2014.07.15</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73"><text:tab/>padding<text:tab/><text:tab/>:0.4% 0<text:tab/><text:tab/><text:tab/>:上下に0.2%のpadding</text:p>
      <text:p text:style-name="P61"/>
      <text:p text:style-name="P1">5）<text:span text:style-name="T55">リスト直前の行のdivタグレイアウト</text:span></text:p>
      <text:p text:style-name="P61">　　<text:span text:style-name="T65">①</text:span><text:span text:style-name="T72">.before_list_line</text:span>：ＣＳＳファイル名（borg<text:span text:style-name="T100">style</text:span>.css）</text:p>
      <text:p text:style-name="P61"><text:s text:c="6"/>概要<text:tab/>：<text:span text:style-name="T72">リスト直前の行のdivタグ</text:span></text:p>
      <text:p text:style-name="P61">　　種別<text:tab/>：クラス</text:p>
      <text:p text:style-name="P51">　　親<text:tab/><text:tab/>：なし</text:p>
      <text:p text:style-name="P53">　　作成日<text:tab/>：<text:span text:style-name="T186">2014.06.23</text:span></text:p>
      <text:p text:style-name="P53">　　設計者<text:tab/>：<text:span text:style-name="T185">T.Masuda</text:span></text:p>
      <text:p text:style-name="P53">　　作成者<text:tab/>：<text:span text:style-name="T185">T.Masuda</text:span></text:p>
      <text:p text:style-name="P61">　　プロパティ<text:tab/>：</text:p>
      <text:p text:style-name="P72"><text:tab/>width<text:tab/><text:tab/>:100%<text:tab/><text:tab/><text:tab/><text:tab/>:1行分全ての幅を取る</text:p>
      <text:p text:style-name="P72"><text:tab/>clear<text:tab/><text:tab/>:both<text:tab/><text:tab/><text:tab/><text:tab/>:floatによる回り込みを防止</text:p>
      <text:p text:style-name="P72"><text:tab/>min-height<text:tab/>:16.0746px<text:tab/><text:tab/><text:tab/>:最小高</text:p>
      <text:p text:style-name="P61"/>
      <text:p text:style-name="P1">6）タブレイアウト</text:p>
      <text:p text:style-name="P61">　　<text:span text:style-name="T65">①#</text:span><text:span text:style-name="T59">tab-container</text:span>：ＣＳＳファイル名（easytabs.css）</text:p>
      <text:p text:style-name="P61"><text:s text:c="6"/>概要<text:tab/>：<text:span text:style-name="T74">タブ全体を包むタグ</text:span></text:p>
      <text:p text:style-name="P61">　　種別<text:tab/>：ID</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72"><text:tab/><text:span text:style-name="T106">width<text:tab/><text:tab/>:100%<text:tab/><text:tab/>:幅を外枠一杯に取る</text:span></text:p>
      <text:p text:style-name="P73"><text:tab/>margin<text:tab/><text:tab/>: 0 auto 0<text:tab/>:中央寄せにする</text:p>
      <text:p text:style-name="P73"><text:tab/>padding<text:tab/><text:tab/>:0 0<text:tab/><text:tab/>:余分なpaddingをなくす</text:p>
      <text:p text:style-name="P61"/>
      <text:p text:style-name="P61">　　<text:span text:style-name="T65">②</text:span><text:span text:style-name="T60">.panel-container</text:span>：ＣＳＳファイル名（easytabs.css）</text:p>
      <text:p text:style-name="P61"><text:s text:c="6"/>概要<text:tab/>：<text:span text:style-name="T75">タブのパネル部分</text:span></text:p>
      <text:p text:style-name="P61">　　種別<text:tab/>：クラス</text:p>
      <text:p text:style-name="P57">　　親<text:tab/><text:tab/>：<text:span text:style-name="T178">#tab-contain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4"><text:tab/>width<text:tab/><text:tab/>:100%;<text:tab/><text:tab/><text:tab/><text:tab/>:幅</text:p>
      <text:p text:style-name="P74"><text:tab/>padding<text:tab/><text:tab/>:20px<text:tab/><text:tab/><text:tab/><text:tab/>:枠の内側に余白</text:p>
      <text:p text:style-name="P74"><text:tab/>background<text:tab/>:#FFF<text:tab/><text:tab/><text:tab/><text:tab/>:背景色を白にする</text:p>
      <text:p text:style-name="P75"><text:tab/><text:span text:style-name="T139">box-sizing<text:tab/>:border-box<text:tab/><text:tab/><text:tab/>:大きさの計算にborderを含める</text:span></text:p>
      <text:p text:style-name="P24"/>
      <text:p text:style-name="P61">　　<text:span text:style-name="T76">③</text:span><text:span text:style-name="T61">.panel-container &gt; *</text:span>：ＣＳＳファイル名（easytabs.css）</text:p>
      <text:p text:style-name="P61"><text:s text:c="6"/>概要<text:tab/>：<text:span text:style-name="T76">タブのパネルの中の各項目(画面)</text:span></text:p>
      <text:p text:style-name="P61">　　種別<text:tab/>：</text:p>
      <text:p text:style-name="P57">　　親<text:tab/><text:tab/>：<text:span text:style-name="T178">#tab-container ← .panel-container</text:span></text:p>
      <text:p text:style-name="P53"><text:soft-page-break/>　　作成日<text:tab/>：</text:p>
      <text:p text:style-name="P53">　　設計者<text:tab/>：<text:span text:style-name="T185">T.Masuda</text:span></text:p>
      <text:p text:style-name="P53">　　作成者<text:tab/>：<text:span text:style-name="T185">T.Masuda</text:span></text:p>
      <text:p text:style-name="P61">　　プロパティ<text:tab/>：</text:p>
      <text:p text:style-name="P25"><text:tab/>padding<text:tab/><text:tab/>:1% 0.5%<text:tab/><text:tab/><text:tab/>:全方向に余白を付ける</text:p>
      <text:p text:style-name="P25"><text:tab/>margin<text:tab/><text:tab/>:0 auto 0<text:tab/><text:tab/><text:tab/>:中央に寄せる</text:p>
      <text:p text:style-name="P25"/>
      <text:p text:style-name="P61">　　<text:span text:style-name="T65">④</text:span><text:span text:style-name="T61">#tab-container ul li</text:span>：ＣＳＳファイル名（easytabs.css）</text:p>
      <text:p text:style-name="P61"><text:s text:c="6"/>概要<text:tab/>：<text:span text:style-name="T76">タブのメニューボタン(インデックス)</text:span></text:p>
      <text:p text:style-name="P61">　　種別<text:tab/>：タグ</text:p>
      <text:p text:style-name="P57">　　親<text:tab/><text:tab/>：<text:span text:style-name="T178">#tab-container ← #tab-container ul</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4"><text:tab/>border-top-left-radius<text:tab/><text:tab/>: 5px 5px<text:tab/>:左上角を丸くする</text:p>
      <text:p text:style-name="P74"><text:tab/>border-top-right-radius<text:tab/><text:tab/>: 5px 5px<text:tab/>:右上角を丸くする</text:p>
      <text:p text:style-name="P74"/>
      <text:p text:style-name="P61">　　<text:span text:style-name="T76">⑤</text:span><text:span text:style-name="T61">#tab-container ul li a</text:span>：ＣＳＳファイル名（easytabs.css）</text:p>
      <text:p text:style-name="P61"><text:s text:c="6"/>概要<text:tab/>：<text:span text:style-name="T76">タブのメニューボタンのテキスト部分</text:span></text:p>
      <text:p text:style-name="P61">　　種別<text:tab/>：ID</text:p>
      <text:p text:style-name="P57">　　親<text:tab/><text:tab/>：<text:span text:style-name="T178">#tab-container ← #tab-container ul ← #tab-container ul li.active</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5"><text:tab/>text-decoration<text:tab/><text:tab/>:none<text:tab/><text:tab/><text:tab/>:下線を消す</text:p>
      <text:p text:style-name="P25"/>
      <text:p text:style-name="P2">　7）ローディング画面レイアウト</text:p>
      <text:p text:style-name="P66">　　<text:span text:style-name="T64">① </text:span><text:span text:style-name="T65">#loading</text:span>（preload.css）</text:p>
      <text:p text:style-name="P66"><text:s text:c="6"/>概要<text:tab/>：<text:span text:style-name="T66">ローディング画面のタグ</text:span></text:p>
      <text:p text:style-name="P66">　　種別<text:tab/>：<text:span text:style-name="T101">ID</text:span></text:p>
      <text:p text:style-name="P54">　　親<text:tab/><text:tab/>：なし</text:p>
      <text:p text:style-name="P53">　　作成日<text:tab/>：</text:p>
      <text:p text:style-name="P53">　　設計者<text:tab/>：<text:span text:style-name="T185">T.Masuda</text:span></text:p>
      <text:p text:style-name="P53">　　作成者<text:tab/>：<text:span text:style-name="T185">T.Masuda</text:span></text:p>
      <text:p text:style-name="P66">　　プロパティ<text:tab/>：</text:p>
      <text:p text:style-name="P66"><text:tab/><text:span text:style-name="T102">width<text:tab/><text:tab/>:240px;<text:tab/><text:tab/><text:tab/>:gif画像の幅 </text:span></text:p>
      <text:p text:style-name="P66"><text:tab/><text:span text:style-name="T102">height<text:tab/><text:tab/>:130px; <text:tab/><text:tab/>:gif画像の高さ</text:span></text:p>
      <text:p text:style-name="P66"><text:tab/><text:span text:style-name="T102">margin<text:tab/><text:tab/>:-85px 0 0 -140px<text:tab/>:gif画像を画面中央に</text:span></text:p>
      <text:p text:style-name="P66"><text:tab/><text:span text:style-name="T102">padding<text:tab/><text:tab/>:20px<text:tab/><text:tab/> <text:tab/>:gif画像を大きく</text:span></text:p>
      <text:p text:style-name="P66"><text:tab/><text:span text:style-name="T102">background<text:tab/>:#BABABA<text:tab/><text:tab/>:gif画像の背景色</text:span></text:p>
      <text:p text:style-name="P68"><text:tab/>opacity<text:tab/><text:tab/>:0.9<text:tab/><text:tab/><text:tab/>:透過させる</text:p>
      <text:p text:style-name="P68"><text:s text:c="4"/><text:tab/>border-radius<text:tab/>: 15px<text:tab/><text:tab/><text:tab/>:丸角</text:p>
      <text:p text:style-name="P68"><text:s text:c="3"/><text:tab/>position<text:tab/><text:tab/>: fixed<text:tab/><text:tab/><text:tab/>:gif画像をスクロールさせない</text:p>
      <text:p text:style-name="P68"><text:s text:c="4"/><text:tab/>left<text:tab/><text:tab/>: 50%<text:tab/><text:tab/><text:tab/>:gif画像を画面横中央へ</text:p>
      <text:p text:style-name="P68"><text:s text:c="4"/><text:tab/>top<text:tab/><text:tab/>: 50%<text:tab/><text:tab/><text:tab/>:gif画像を画面縦中央へ</text:p>
      <text:p text:style-name="P68"><text:tab/>text-align<text:tab/>:center<text:tab/><text:tab/><text:tab/>:要素を皆中央に揃える</text:p>
      <text:p text:style-name="P68"><text:tab/>font-family<text:tab/>:sans-serif, Verdana<text:tab/>:フォントを設定</text:p>
      <text:p text:style-name="P66"/>
      <text:p text:style-name="P66">　　②<text:span text:style-name="T65">.modal</text:span><text:span text:style-name="T58"><text:tab/></text:span>：ＣＳＳファイル名（preload .css）</text:p>
      <text:p text:style-name="P66"><text:s text:c="6"/>概要<text:tab/>：<text:span text:style-name="T66">jQuery UIのモーダルダイアログのクラス。</text:span></text:p>
      <text:p text:style-name="P66">　　種別<text:tab/>：クラス</text:p>
      <text:p text:style-name="P54">　　親<text:tab/><text:tab/>：なし</text:p>
      <text:p text:style-name="P53">　　作成日<text:tab/>：<text:span text:style-name="T186">2014.07.11</text:span></text:p>
      <text:p text:style-name="P53">　　設計者<text:tab/>：<text:span text:style-name="T185">T.Masuda</text:span></text:p>
      <text:p text:style-name="P53">　　作成者<text:tab/>：<text:span text:style-name="T185">T.Masuda</text:span></text:p>
      <text:p text:style-name="P66">　　プロパティ<text:tab/>：</text:p>
      <text:p text:style-name="P44"><text:tab/>display<text:tab/><text:tab/>:none<text:tab/><text:tab/><text:tab/>:非表示にしておく</text:p>
      <text:p text:style-name="P24"/>
      <text:p text:style-name="P61">b）<text:span text:style-name="T64">アイテム群</text:span></text:p>
      <text:p text:style-name="P1">　<text:span text:style-name="T52">1</text:span>）<text:span text:style-name="T33">ローディング画面アイテム</text:span></text:p>
      <text:p text:style-name="P61">　　<text:span text:style-name="T64">① </text:span><text:span text:style-name="T65">#loading </text:span><text:span text:style-name="T77">p</text:span><text:span text:style-name="T64">：ＣＳＳファイル名</text:span>（preload.css）</text:p>
      <text:p text:style-name="P61"><text:s text:c="6"/>概要<text:tab/>：<text:span text:style-name="T39">ローディング画面の文章</text:span></text:p>
      <text:p text:style-name="P61">　　種別<text:tab/>：タグ</text:p>
      <text:p text:style-name="P52">　　親<text:tab/><text:tab/>：#loading</text:p>
      <text:p text:style-name="P53"><text:soft-page-break/>　　作成日<text:tab/>：</text:p>
      <text:p text:style-name="P53">　　設計者<text:tab/>：<text:span text:style-name="T185">T.Masuda</text:span></text:p>
      <text:p text:style-name="P53">　　作成者<text:tab/>：<text:span text:style-name="T185">T.Masuda</text:span></text:p>
      <text:p text:style-name="P61">　　プロパティ<text:tab/>：</text:p>
      <text:p text:style-name="P26"><text:tab/>color<text:tab/><text:tab/><text:tab/>:#FFF;<text:tab/><text:tab/><text:tab/>:白抜き文字</text:p>
      <text:p text:style-name="P26"><text:tab/>font-weight<text:tab/><text:tab/>:bold;<text:tab/><text:tab/><text:tab/>:太い文字にして強調する。</text:p>
      <text:p text:style-name="P26"><text:tab/>font-size<text:tab/><text:tab/>:14px;<text:tab/><text:tab/> <text:tab/>:標準より小さめのフォント</text:p>
      <text:p text:style-name="P26"><text:tab/>margin-bottom<text:tab/><text:tab/>:0<text:tab/><text:tab/><text:tab/>:下marginをなくす</text:p>
      <text:p text:style-name="P24"/>
      <text:p text:style-name="P61">　　②<text:span text:style-name="T64"> </text:span><text:span text:style-name="T78">#loading #loading-notice</text:span><text:span text:style-name="T64">：ＣＳＳファイル名</text:span>（preload.css）</text:p>
      <text:p text:style-name="P61"><text:s text:c="6"/>概要<text:tab/>：<text:span text:style-name="T40">ローディング画面の補足の文章</text:span></text:p>
      <text:p text:style-name="P61">　　種別<text:tab/>：ID</text:p>
      <text:p text:style-name="P52">　　親<text:tab/><text:tab/>：#loading</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9"><text:tab/>font-size<text:tab/><text:tab/>:12px<text:tab/><text:tab/><text:tab/>:補足らしく小さめの文字サイズにする。</text:p>
      <text:p text:style-name="P29"><text:tab/>font-weight<text:tab/><text:tab/>:normal<text:tab/><text:tab/><text:tab/>:文字を普通の太さにする。</text:p>
      <text:p text:style-name="P29"/>
      <text:p text:style-name="P49"><text:span text:style-name="T4">　2</text:span><text:span text:style-name="T12">）テキストボックス</text:span></text:p>
      <text:p text:style-name="P61">　　<text:span text:style-name="T64">① </text:span><text:span text:style-name="T67">input</text:span><text:span text:style-name="T64">：ＣＳＳファイル名</text:span>（borgstyle.css）</text:p>
      <text:p text:style-name="P61"><text:s text:c="6"/>概要<text:tab/>：<text:span text:style-name="T41">入力フォームの要素</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background<text:tab/><text:tab/>:#FFF;<text:tab/><text:tab/><text:tab/>:灰色になる場合があるので白くする</text:p>
      <text:p text:style-name="P30"><text:tab/>vertical-align<text:tab/><text:tab/>:middle;<text:tab/><text:tab/>:高さを親要素の中心に合わせる</text:p>
      <text:p text:style-name="P24"/>
      <text:p text:style-name="P61">　　②<text:span text:style-name="T64"> </text:span><text:span text:style-name="T79">label</text:span><text:span text:style-name="T64">：ＣＳＳファイル名</text:span>（borgstyle .css）</text:p>
      <text:p text:style-name="P61"><text:s text:c="6"/>概要<text:tab/>：<text:span text:style-name="T41">ラベルのタグ</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9"><text:tab/><text:span text:style-name="T108">display<text:tab/><text:tab/><text:tab/>:inline-block<text:tab/><text:tab/>:インラインブロックとして扱う</text:span></text:p>
      <text:p text:style-name="P30"><text:tab/>vertical-align<text:tab/><text:tab/>:middle<text:tab/><text:tab/><text:tab/>:親要素の中心の高さに合わせる</text:p>
      <text:p text:style-name="P30"/>
      <text:p text:style-name="P61">　　④<text:span text:style-name="T64"> </text:span><text:span text:style-name="T79">.</text:span><text:span text:style-name="T82">filter-list-before</text:span><text:span text:style-name="T64">：ＣＳＳファイル名</text:span>（borgstyle .css）</text:p>
      <text:p text:style-name="P61"><text:s text:c="6"/>概要<text:tab/>：<text:span text:style-name="T43">期間絞込テキストボックスの終了日側</text:span></text:p>
      <text:p text:style-name="P61">　　種別<text:tab/>：クラス</text:p>
      <text:p text:style-name="P58">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text:span text:style-name="T114">margin-left<text:tab/><text:tab/>:5px<text:tab/><text:tab/><text:tab/>:〜の文字との間に間隔を取る。</text:span></text:p>
      <text:p text:style-name="P24"/>
      <text:p text:style-name="P49"><text:span text:style-name="T4">　3</text:span><text:span text:style-name="T12">）チェックボックス</text:span></text:p>
      <text:p text:style-name="P61">　　<text:span text:style-name="T64">① </text:span><text:span text:style-name="T67">input.checkbox</text:span><text:span text:style-name="T64">：ＣＳＳファイル名</text:span>（borgstyle.css）</text:p>
      <text:p text:style-name="P63"><text:s text:c="6"/>概要<text:tab/>：<text:span text:style-name="T44">チェックボックス</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width<text:tab/><text:tab/><text:tab/>:auto!important<text:tab/><text:tab/>:通常のサイズを保つ</text:p>
      <text:p text:style-name="P30"><text:tab/>vertical-align<text:tab/><text:tab/>:middle<text:tab/><text:tab/><text:tab/>:中心の高さに合わせる</text:p>
      <text:p text:style-name="P29"/>
      <text:p text:style-name="P49"><text:span text:style-name="T4">　4</text:span><text:span text:style-name="T12">）</text:span><text:span text:style-name="T16">ユーザ入力エリア</text:span></text:p>
      <text:p text:style-name="P61"><text:soft-page-break/>　　<text:span text:style-name="T64">① </text:span><text:span text:style-name="T68">#user-id</text:span><text:span text:style-name="T64">：ＣＳＳファイル名</text:span>（borgstyle.css）</text:p>
      <text:p text:style-name="P61"><text:s text:c="6"/>概要<text:tab/>：<text:span text:style-name="T68">ログイン画面のユーザID欄</text:span></text:p>
      <text:p text:style-name="P61">　　種別<text:tab/>：ID</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display<text:tab/><text:tab/><text:tab/>: block<text:tab/><text:tab/> <text:tab/>:ブロックとして表示して、改行するようにする。</text:p>
      <text:p text:style-name="P30"><text:tab/>margin-bottom<text:tab/><text:tab/>: 5px<text:tab/><text:tab/><text:tab/>:要素同士間隔を取る。</text:p>
      <text:p text:style-name="P29"/>
      <text:p text:style-name="P61">　　②<text:span text:style-name="T64"> </text:span><text:span text:style-name="T79">#user-password</text:span><text:span text:style-name="T64">：ＣＳＳファイル名</text:span>（borgstyle.css）</text:p>
      <text:p text:style-name="P64"><text:s text:c="6"/>概要<text:tab/>：<text:span text:style-name="T45">ログイン画面のパスワード欄</text:span></text:p>
      <text:p text:style-name="P61">　　種別<text:tab/>：ID</text:p>
      <text:p text:style-name="P51">　　親<text:tab/><text:tab/>：なし</text:p>
      <text:p text:style-name="P61">　　プロパティ<text:tab/>：</text:p>
      <text:p text:style-name="P30"><text:tab/>display<text:tab/><text:tab/><text:tab/>: block<text:tab/><text:tab/> <text:tab/>:ブロックとして表示して、改行するようにする。</text:p>
      <text:p text:style-name="P30"><text:tab/>margin-bottom<text:tab/><text:tab/>: 5px<text:tab/><text:tab/><text:tab/>:要素同士間隔を取る。</text:p>
      <text:p text:style-name="P30"/>
      <text:p text:style-name="P61">　　③<text:span text:style-name="T64"> </text:span><text:span text:style-name="T79">#user-login</text:span><text:span text:style-name="T64">：ＣＳＳファイル名</text:span>（borgstyle.css）</text:p>
      <text:p text:style-name="P61"><text:s text:c="6"/>概要<text:tab/>：<text:span text:style-name="T41">入力フォームの要素</text:span></text:p>
      <text:p text:style-name="P61">　　種別<text:tab/>：ID</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display<text:tab/><text:tab/>:block<text:tab/><text:tab/><text:tab/><text:tab/>:ブロックとして表示して、改行するようにする。</text:p>
      <text:p text:style-name="P29"/>
      <text:p text:style-name="P15">　5)　ボタン</text:p>
      <text:p text:style-name="P61">　　<text:span text:style-name="T64">① </text:span><text:span text:style-name="T68">.button</text:span><text:span text:style-name="T64">：ＣＳＳファイル名</text:span>（borgstyle.css）</text:p>
      <text:p text:style-name="P64"><text:s text:c="6"/>概要<text:tab/>：<text:span text:style-name="T94">ボタンの基底クラス</text:span></text:p>
      <text:p text:style-name="P61">　　種別<text:tab/>：クラス</text:p>
      <text:p text:style-name="P51">　　親<text:tab/><text:tab/>：なし</text:p>
      <text:p text:style-name="P53">　　作成日<text:tab/>：<text:span text:style-name="T186">2014.07.01</text:span></text:p>
      <text:p text:style-name="P53">　　設計者<text:tab/>：<text:span text:style-name="T185">T.Masuda</text:span></text:p>
      <text:p text:style-name="P53">　　作成者<text:tab/>：<text:span text:style-name="T185">T.Masuda</text:span></text:p>
      <text:p text:style-name="P61">　　プロパティ<text:tab/>：</text:p>
      <text:p text:style-name="P31"><text:tab/>vertical-align<text:tab/>:middle<text:tab/><text:tab/><text:tab/><text:tab/>:縦方向の真ん中に置く</text:p>
      <text:p text:style-name="P31"><text:tab/>cursor<text:tab/><text:tab/>:pointer<text:tab/><text:tab/><text:tab/><text:tab/>:マウスオーバー時のカーソルを指差しにする</text:p>
      <text:p text:style-name="P29"/>
      <text:p text:style-name="P61">　　②<text:span text:style-name="T64"> </text:span><text:span text:style-name="T68">.main button.ui-button</text:span><text:span text:style-name="T64">：ＣＳＳファイル名</text:span>（borgstyle.css）</text:p>
      <text:p text:style-name="P61"><text:s text:c="6"/>概要<text:tab/>：<text:span text:style-name="T68">画面コンテンツ内のjQuery UIのボタン。</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display<text:tab/><text:tab/>:inline<text:tab/><text:tab/><text:tab/><text:tab/>:インライン要素として扱う</text:p>
      <text:p text:style-name="P30"/>
      <text:p text:style-name="P61">　　③<text:span text:style-name="T64"> </text:span><text:span text:style-name="T68"><text:s/>button.ui-button-icon-only</text:span><text:span text:style-name="T64">：ＣＳＳファイル名</text:span>（borgstyle.css）</text:p>
      <text:p text:style-name="P64"><text:s text:c="6"/>概要<text:tab/>：<text:span text:style-name="T126">jQuery UIのアイコンのみのボタン。</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vertical-align<text:tab/>:middle<text:tab/><text:tab/><text:tab/><text:tab/>:縦方向の真ん中に置く</text:p>
      <text:p text:style-name="P31"><text:tab/>max-width<text:tab/>:32px!important<text:tab/><text:tab/>:最大幅</text:p>
      <text:p text:style-name="P31"><text:tab/>min-width<text:tab/>:32px!important<text:tab/><text:tab/>:最低幅</text:p>
      <text:p text:style-name="P31"><text:tab/>max-height<text:tab/>:32px!important<text:tab/><text:tab/>:最大高</text:p>
      <text:p text:style-name="P31"><text:tab/>min-height<text:tab/>:32px!important<text:tab/><text:tab/>:最低高</text:p>
      <text:p text:style-name="P31"/>
      <text:p text:style-name="P61">　　<text:span text:style-name="T68">④ button.button.normal-button.ui-button-text-only</text:span><text:span text:style-name="T64">：ＣＳＳファイル名</text:span>（borgstyle.css）</text:p>
      <text:p text:style-name="P61"><text:soft-page-break/><text:s text:c="6"/>概要<text:tab/>：<text:span text:style-name="T68">アイコンではないボタン</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width<text:tab/><text:tab/>:auto !important<text:tab/><text:tab/>:横幅自動調節</text:p>
      <text:p text:style-name="P31"><text:tab/>max-width<text:tab/>:none<text:tab/><text:tab/><text:tab/><text:tab/>:最大幅なし</text:p>
      <text:p text:style-name="P31"><text:tab/>max-height<text:tab/>:32px<text:tab/><text:tab/><text:tab/><text:tab/>:最大高32px</text:p>
      <text:p text:style-name="P31"><text:tab/>min-height<text:tab/>:32px<text:tab/><text:tab/><text:tab/><text:tab/>:最低高32pxを指定して</text:p>
      <text:p text:style-name="P31"><text:tab/>font-size<text:tab/>:0.7em!important<text:tab/><text:tab/>:小さめのテキスト</text:p>
      <text:p text:style-name="P43"><text:tab/>letter-spacing<text:tab/>:normal<text:tab/><text:tab/><text:tab/><text:tab/>:文字同士の間隔を通常にする。</text:p>
      <text:p text:style-name="P43"><text:tab/><text:tab/><text:tab/><text:tab/><text:tab/><text:tab/><text:tab/>:インラインブロック独自の余白対策。</text:p>
      <text:p text:style-name="P29"/>
      <text:p text:style-name="P61">　　<text:span text:style-name="T68">⑤ </text:span><text:span text:style-name="T73">.a_line button.ui-button</text:span><text:span text:style-name="T64">：ＣＳＳファイル名</text:span>（borgstyle.css）</text:p>
      <text:p text:style-name="P61"><text:s text:c="6"/>概要<text:tab/>：<text:span text:style-name="T46">a_line</text:span><text:span text:style-name="T42">のボタン</text:span></text:p>
      <text:p text:style-name="P61">　　種別<text:tab/>：クラス</text:p>
      <text:p text:style-name="P58">　　親<text:tab/><text:tab/>：.<text:span text:style-name="T167">a_line</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margin-right<text:tab/>:1%<text:tab/><text:tab/><text:tab/><text:tab/>:右に1%のmargin</text:p>
      <text:p text:style-name="P30"/>
      <text:p text:style-name="P61">　　<text:span text:style-name="T68">⑥ </text:span><text:span text:style-name="T73">.line.edit_buttons</text:span><text:span text:style-name="T64">：ＣＳＳファイル名</text:span>（borgstyle.css）</text:p>
      <text:p text:style-name="P61"><text:s text:c="6"/>概要<text:tab/>：<text:span text:style-name="T127">.line</text:span><text:span text:style-name="T42">内でのボタン群</text:span></text:p>
      <text:p text:style-name="P61">　　種別<text:tab/>：クラス</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1"><text:tab/>width<text:tab/><text:tab/><text:tab/>:100%<text:tab/><text:tab/><text:tab/>:2段組でない状況をまずは想定して100%の幅</text:p>
      <text:p text:style-name="P29"/>
      <text:p text:style-name="P15">　6)　カレンダー</text:p>
      <text:p text:style-name="P61">　　<text:span text:style-name="T68">① .ui-datepicker</text:span><text:span text:style-name="T64">：ＣＳＳファイル名</text:span>（borgstyle.css）</text:p>
      <text:p text:style-name="P61"><text:s text:c="6"/>概要<text:tab/>：<text:span text:style-name="T68">カレンダーの本体</text:span></text:p>
      <text:p text:style-name="P61">　　種別<text:tab/>：クラス</text:p>
      <text:p text:style-name="P51">　　親<text:tab/><text:tab/>：なし</text:p>
      <text:p text:style-name="P53">　　作成日<text:tab/>：<text:span text:style-name="T186">2014.07.02</text:span></text:p>
      <text:p text:style-name="P53">　　設計者<text:tab/>：<text:span text:style-name="T185">T.Masuda</text:span></text:p>
      <text:p text:style-name="P53">　　作成者<text:tab/>：<text:span text:style-name="T185">T.Masuda</text:span></text:p>
      <text:p text:style-name="P61">　　プロパティ<text:tab/>：</text:p>
      <text:p text:style-name="P31"><text:tab/>z-index<text:tab/><text:tab/><text:tab/>:1000 !important<text:tab/>: z-indexを高くして、他の要素に</text:p>
      <text:p text:style-name="P31"><text:tab/><text:tab/><text:tab/><text:tab/><text:tab/><text:tab/><text:tab/><text:tab/>:隠れないようにする</text:p>
      <text:p text:style-name="P29"/>
      <text:p text:style-name="P15">　7)　オートコンプリート</text:p>
      <text:p text:style-name="P61">　　<text:span text:style-name="T68">① .ui-autocomplete</text:span><text:span text:style-name="T64">：ＣＳＳファイル名</text:span>（borgstyle.css）</text:p>
      <text:p text:style-name="P61"><text:s text:c="6"/>概要<text:tab/>：<text:span text:style-name="T68">jQuery UIのプルダウンメニュー(オートコンプリート)のリスト</text:span></text:p>
      <text:p text:style-name="P61">　　種別<text:tab/>：クラス</text:p>
      <text:p text:style-name="P51">　　親<text:tab/><text:tab/>：なし</text:p>
      <text:p text:style-name="P53">　　作成日<text:tab/>：<text:span text:style-name="T186">2014.07.27</text:span></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max-height<text:tab/><text:tab/>:50%<text:tab/><text:tab/><text:tab/>:最大表示領域。JavaScriptで上書きされる</text:span></text:p>
      <text:p text:style-name="P32"><text:tab/>overflow-x<text:tab/><text:tab/>:hidden<text:tab/><text:tab/><text:tab/>:テキストが横に飛び出したら表示しない</text:p>
      <text:p text:style-name="P32"><text:tab/>overflow-y<text:tab/><text:tab/>:auto<text:tab/><text:tab/><text:tab/>:表示しきれない項目はスクロール</text:p>
      <text:p text:style-name="P31"/>
      <text:p text:style-name="P61">　　②<text:span text:style-name="T68"> .custom-combobox</text:span><text:span text:style-name="T64">：ＣＳＳファイル名</text:span>（borgstyle.css）</text:p>
      <text:p text:style-name="P61"><text:s text:c="6"/>概要<text:tab/>：<text:span text:style-name="T68">jQuery UIによるオートコンプリート付きコンボボックス</text:span></text:p>
      <text:p text:style-name="P61">　　種別<text:tab/>：クラス</text:p>
      <text:p text:style-name="P57">　　親<text:tab/><text:tab/>：<text:span text:style-name="T28">.parallel-text</text:span></text:p>
      <text:p text:style-name="P53">　　作成日<text:tab/>：<text:span text:style-name="T186">2014.07.26</text:span></text:p>
      <text:p text:style-name="P53">　　設計者<text:tab/>：<text:span text:style-name="T185">T.Masuda</text:span></text:p>
      <text:p text:style-name="P53"><text:soft-page-break/><text:span text:style-name="T28">　　作成者<text:tab/>：</text:span><text:span text:style-name="T32">T.Masuda</text:span></text:p>
      <text:p text:style-name="P61">　　プロパティ<text:tab/>：</text:p>
      <text:p text:style-name="P31"><text:tab/><text:span text:style-name="T109">height<text:tab/><text:tab/><text:tab/>:100%<text:tab/><text:tab/><text:tab/>:外枠に高さをあわせる</text:span></text:p>
      <text:p text:style-name="P31"/>
      <text:p text:style-name="P61">　　<text:span text:style-name="T68">③ .custom-combobox input</text:span><text:span text:style-name="T64">：ＣＳＳファイル名</text:span>（borgstyle.css）</text:p>
      <text:p text:style-name="P61"><text:s text:c="6"/>概要<text:tab/>：<text:span text:style-name="T68">コンボボックスの入力欄</text:span></text:p>
      <text:p text:style-name="P61">　　種別<text:tab/>：タグ</text:p>
      <text:p text:style-name="P57">　　親<text:tab/><text:tab/>：<text:span text:style-name="T178">.parallel-text ← .custom-combobox </text:span></text:p>
      <text:p text:style-name="P53">　　作成日<text:tab/>：<text:span text:style-name="T186">2014.07.26</text:span></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background<text:tab/><text:tab/>:#FFF<text:tab/><text:tab/><text:tab/>:他のテキストボックスと同じく白にする</text:span></text:p>
      <text:p text:style-name="P31"/>
      <text:p text:style-name="P15">　8)　モーダルダイアログのリンクリスト</text:p>
      <text:p text:style-name="P61">　　<text:span text:style-name="T68">① </text:span><text:span text:style-name="T73">#link-list</text:span><text:span text:style-name="T64">：ＣＳＳファイル名</text:span>（borgstyle.css）</text:p>
      <text:p text:style-name="P61"><text:s text:c="6"/>概要<text:tab/>：<text:span text:style-name="T73">リンクリストのダイアログ</text:span></text:p>
      <text:p text:style-name="P61">　　種別<text:tab/>：ID</text:p>
      <text:p text:style-name="P58">　　親<text:tab/><text:tab/>：<text:span text:style-name="T2">.</text:span><text:span text:style-name="T30">modal</text:span></text:p>
      <text:p text:style-name="P53">　　作成日<text:tab/>：</text:p>
      <text:p text:style-name="P53">　　設計者<text:tab/>：<text:span text:style-name="T185">T.Masuda</text:span></text:p>
      <text:p text:style-name="P53"><text:span text:style-name="T30">　　作成者<text:tab/>：</text:span><text:span text:style-name="T32">T.Masuda</text:span></text:p>
      <text:p text:style-name="P61">　　プロパティ<text:tab/>：</text:p>
      <text:p text:style-name="P32"><text:tab/>list-style<text:tab/><text:tab/>:none<text:tab/><text:tab/><text:tab/>:リストの先頭につく文字を消す</text:p>
      <text:p text:style-name="P32"><text:tab/>padding<text:tab/><text:tab/><text:tab/>:0<text:tab/><text:tab/><text:tab/>:ulに最初から入っているpaddingを消す</text:p>
      <text:p text:style-name="P31"/>
      <text:p text:style-name="P61">　　<text:span text:style-name="T68">② </text:span><text:span text:style-name="T73">#link-list li</text:span><text:span text:style-name="T64">：ＣＳＳファイル名</text:span>（borgstyle.css）</text:p>
      <text:p text:style-name="P61"><text:s text:c="6"/>概要<text:tab/>：<text:span text:style-name="T73">リンクリストの項目</text:span></text:p>
      <text:p text:style-name="P61">　　種別<text:tab/>：タグ</text:p>
      <text:p text:style-name="P58">　　親<text:tab/><text:tab/>：<text:span text:style-name="T179">.modal ← #link-list</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line-height<text:tab/><text:tab/>:30px<text:tab/><text:tab/><text:tab/>:文字の高さ</text:span></text:p>
      <text:p text:style-name="P31"/>
      <text:p text:style-name="P61">　　<text:span text:style-name="T68">③ </text:span><text:span text:style-name="T73">#link-list li span:hover</text:span><text:span text:style-name="T64">：ＣＳＳファイル名</text:span>（borgstyle.css）</text:p>
      <text:p text:style-name="P61"><text:s text:c="6"/>概要<text:tab/>：<text:span text:style-name="T73">リンクリストの項目にカーソルを重ねたときの変化</text:span></text:p>
      <text:p text:style-name="P61">　　種別<text:tab/>：タグ</text:p>
      <text:p text:style-name="P58">　　親<text:tab/><text:tab/>：<text:span text:style-name="T179">.modal ← #link-list ← #link-list li</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color<text:tab/><text:tab/><text:tab/>:#FFF<text:tab/><text:tab/><text:tab/>:色</text:span></text:p>
      <text:p text:style-name="P32"><text:tab/>background<text:tab/><text:tab/>:#999<text:tab/><text:tab/><text:tab/>:背景色</text:p>
      <text:p text:style-name="P15"/>
      <text:p text:style-name="P61">　　<text:span text:style-name="T68">④ </text:span><text:span text:style-name="T73">#link-list li span</text:span><text:span text:style-name="T64">：ＣＳＳファイル名</text:span>（borgstyle.css）</text:p>
      <text:p text:style-name="P61"><text:s text:c="6"/>概要<text:tab/>：<text:span text:style-name="T73">リンクリストの項目の文字の部分</text:span></text:p>
      <text:p text:style-name="P61">　　種別<text:tab/>：タグ</text:p>
      <text:p text:style-name="P53">　　親<text:tab/><text:tab/>：<text:span text:style-name="T179">.modal ← #link-list ← #link-list l</text:span></text:p>
      <text:p text:style-name="P53">　　作成日<text:tab/>：</text:p>
      <text:p text:style-name="P53">　　設計者<text:tab/>：<text:span text:style-name="T185">T.Masuda</text:span></text:p>
      <text:p text:style-name="P53">　　作成者<text:tab/>：<text:span text:style-name="T185">T.Masudai</text:span></text:p>
      <text:p text:style-name="P61">　　プロパティ<text:tab/>：</text:p>
      <text:p text:style-name="P31"><text:tab/><text:span text:style-name="T110">padding<text:tab/><text:tab/><text:tab/>:1px 5px<text:tab/><text:tab/>:少々枠の範囲を広げる</text:span></text:p>
      <text:p text:style-name="P33"><text:tab/>border-radius<text:tab/><text:tab/>:5px <text:tab/><text:tab/><text:tab/>:角に丸みをつける</text:p>
      <text:p text:style-name="P31"/>
      <text:p text:style-name="P15">　9)　ヘッダーアイテム</text:p>
      <text:p text:style-name="P61">　　<text:span text:style-name="T68">① </text:span><text:span text:style-name="T73">#header h1</text:span><text:span text:style-name="T64">：ＣＳＳファイル名</text:span>（borgstyle.css）</text:p>
      <text:p text:style-name="P61"><text:s text:c="6"/>概要<text:tab/>：<text:span text:style-name="T73">タイトルの文字部分</text:span></text:p>
      <text:p text:style-name="P61">　　種別<text:tab/>：ID</text:p>
      <text:p text:style-name="P57">　　親<text:tab/><text:tab/>：<text:span text:style-name="T24">#header</text:span> ← <text:span text:style-name="T25">#header-title</text:span></text:p>
      <text:p text:style-name="P53">　　作成日<text:tab/>：</text:p>
      <text:p text:style-name="P53">　　設計者<text:tab/>：<text:span text:style-name="T185">T.Masuda</text:span></text:p>
      <text:p text:style-name="P53"><text:span text:style-name="T25">　　作成者<text:tab/>：</text:span><text:span text:style-name="T32">T.Masuda</text:span></text:p>
      <text:p text:style-name="P61"><text:soft-page-break/>　　プロパティ<text:tab/>：</text:p>
      <text:p text:style-name="P32"><text:tab/><text:span text:style-name="T111">margin<text:tab/><text:tab/><text:tab/>:0<text:tab/><text:tab/><text:tab/>:余白を0にする</text:span></text:p>
      <text:p text:style-name="P34"><text:tab/>display<text:tab/><text:tab/><text:tab/>:inline<text:tab/><text:tab/><text:tab/>:インライン要素にする</text:p>
      <text:p text:style-name="P34"><text:tab/>text-align<text:tab/><text:tab/>:left<text:tab/><text:tab/><text:tab/>:左寄せにする</text:p>
      <text:p text:style-name="P34"><text:tab/>color<text:tab/><text:tab/><text:tab/>:#888<text:tab/><text:tab/><text:tab/>:文字を薄めの灰色にする</text:p>
      <text:p text:style-name="P31"/>
      <text:p text:style-name="P61">　　<text:span text:style-name="T68">② </text:span><text:span text:style-name="T73">#header-buttons .close-button</text:span><text:span text:style-name="T64">：ＣＳＳファイル名</text:span>（borgstyle.css）</text:p>
      <text:p text:style-name="P61"><text:s text:c="6"/>概要<text:tab/>：<text:span text:style-name="T73">ヘッダー内のボタン領域</text:span></text:p>
      <text:p text:style-name="P61">　　種別<text:tab/>：クラス</text:p>
      <text:p text:style-name="P57">　　親<text:tab/><text:tab/>：<text:span text:style-name="T178">#header ← #header-buttons</text:span></text:p>
      <text:p text:style-name="P53">　　作成日<text:tab/>：</text:p>
      <text:p text:style-name="P53">　　設計者<text:tab/>：<text:span text:style-name="T185">T.Masuda</text:span></text:p>
      <text:p text:style-name="P53">　　作成者<text:tab/>：<text:span text:style-name="T185">T.Masuda</text:span></text:p>
      <text:p text:style-name="P67">　　プロパティ<text:tab/>：</text:p>
      <text:p text:style-name="P34"><text:tab/>margin-right<text:tab/><text:tab/>:0<text:tab/><text:tab/><text:tab/>:右marginなし</text:p>
      <text:p text:style-name="P34"><text:tab/>float<text:tab/><text:tab/><text:tab/>:right<text:tab/><text:tab/><text:tab/>:右に寄せる</text:p>
      <text:p text:style-name="P31"/>
      <text:p text:style-name="P61">　　<text:span text:style-name="T68">③ </text:span><text:span text:style-name="T73">#header-buttons .setting-button</text:span><text:span text:style-name="T64">：ＣＳＳファイル名</text:span>（borgstyle.css）</text:p>
      <text:p text:style-name="P61"><text:s text:c="6"/>概要<text:tab/>：<text:span text:style-name="T73">ヘッダー内の設定(リンクリストをコールする)ボタン</text:span></text:p>
      <text:p text:style-name="P61">　　種別<text:tab/>：クラス</text:p>
      <text:p text:style-name="P56">　　親<text:tab/><text:tab/>：<text:span text:style-name="T24">#header ← </text:span><text:span text:style-name="T25">#header-buttons</text:span></text:p>
      <text:p text:style-name="P53">　　作成日<text:tab/>：</text:p>
      <text:p text:style-name="P53">　　設計者<text:tab/>：<text:span text:style-name="T185">T.Masuda</text:span></text:p>
      <text:p text:style-name="P53"><text:span text:style-name="T25">　　作成者<text:tab/>：</text:span><text:span text:style-name="T32">T.Masuda</text:span></text:p>
      <text:p text:style-name="P61">　　プロパティ<text:tab/>：</text:p>
      <text:p text:style-name="P34"><text:tab/>float<text:tab/><text:tab/><text:tab/>:right<text:tab/><text:tab/><text:tab/>:右寄せ</text:p>
      <text:p text:style-name="P34"><text:tab/>margin-right<text:tab/><text:tab/>:3.5%<text:tab/><text:tab/><text:tab/>:右のボタンとの間に余白</text:p>
      <text:p text:style-name="P27"/>
      <text:p text:style-name="P12">　10)　トップページ(fig1)アイテム</text:p>
      <text:p text:style-name="P61">　　<text:span text:style-name="T68">① </text:span><text:span text:style-name="T73">button.button.ui-button.top_page_button,</text:span></text:p>
      <text:p text:style-name="P61"><text:span text:style-name="T73">　　　 div.top_page_button,div.top_page_button</text:span><text:span text:style-name="T64">：ＣＳＳファイル名</text:span>（borgstyle.css）</text:p>
      <text:p text:style-name="P61"><text:s text:c="6"/>概要<text:tab/>：<text:span text:style-name="T73">トップページ(fig1)のボタン</text:span></text:p>
      <text:p text:style-name="P61">　　種別<text:tab/>：クラス</text:p>
      <text:p text:style-name="P56">　　親<text:tab/><text:tab/>：<text:span text:style-name="T177">.figs ← .fig1_buttons</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width<text:tab/><text:tab/><text:tab/>:40%<text:tab/><text:tab/><text:tab/>:幅</text:p>
      <text:p text:style-name="P37"><text:tab/>height<text:tab/><text:tab/><text:tab/>:100%<text:tab/><text:tab/><text:tab/>:高さ100%</text:p>
      <text:p text:style-name="P37"><text:tab/>zoom<text:tab/><text:tab/><text:tab/>:1 <text:s text:c="3"/><text:tab/><text:tab/><text:tab/>:for IE</text:p>
      <text:p text:style-name="P37"><text:tab/>cursor<text:tab/><text:tab/><text:tab/>:pointer<text:tab/><text:tab/><text:tab/>:カーソルを指差しにする</text:p>
      <text:p text:style-name="P37"><text:tab/>max-height<text:tab/><text:tab/>:100%!important<text:tab/>:高さを変えない</text:p>
      <text:p text:style-name="P31"/>
      <text:p text:style-name="P61">　　<text:span text:style-name="T68">② </text:span><text:span text:style-name="T73">div.top_page_button button</text:span><text:span text:style-name="T64">：ＣＳＳファイル名</text:span>（borgstyle.css）</text:p>
      <text:p text:style-name="P61"><text:s text:c="6"/>概要<text:tab/>：<text:span text:style-name="T73">トップページの小さなボタン</text:span></text:p>
      <text:p text:style-name="P61">　　種別<text:tab/>：タグ</text:p>
      <text:p text:style-name="P56">　　親<text:tab/><text:tab/>：<text:span text:style-name="T177">.figs ← .fig1_buttons ← button.button.ui-button.top_page_button, div.top_page_button</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2">margin<text:tab/><text:tab/><text:tab/>:0!important<text:tab/><text:tab/>:marginをなくす</text:span></text:p>
      <text:p text:style-name="P37"><text:tab/>width<text:tab/><text:tab/><text:tab/>:48%!important<text:tab/>:幅を指定</text:p>
      <text:p text:style-name="P37"><text:tab/>font-size<text:tab/><text:tab/>:0.9em<text:tab/><text:tab/><text:tab/>:フォントを小さめに</text:p>
      <text:p text:style-name="P28"/>
      <text:p text:style-name="P12">　11)　<text:span text:style-name="T50">段組みテキストボックスレイアウト</text:span></text:p>
      <text:p text:style-name="P61">　　<text:span text:style-name="T67">① </text:span><text:span text:style-name="T73">.parallel-text input</text:span><text:span text:style-name="T64">：ＣＳＳファイル名</text:span>（borgstyle.css）</text:p>
      <text:p text:style-name="P61"><text:s text:c="6"/>概要<text:tab/>：<text:span text:style-name="T73">二段組テキストボックスのテキストボックス部分</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3">height<text:tab/><text:tab/><text:tab/>:100%<text:tab/><text:tab/><text:tab/>:テキストボックスの高さを100%に指定</text:span></text:p>
      <text:p text:style-name="P31"><text:soft-page-break/></text:p>
      <text:p text:style-name="P61">　　<text:span text:style-name="T67">② </text:span><text:span text:style-name="T80">.parallel-text.right</text:span><text:span text:style-name="T64">：ＣＳＳファイル名</text:span>（borgstyle.css）</text:p>
      <text:p text:style-name="P61"><text:s text:c="6"/>概要<text:tab/>：<text:span text:style-name="T80">2段組みテキストボックス領域の右に置く側</text:span></text:p>
      <text:p text:style-name="P61">　　種別<text:tab/>：クラス</text:p>
      <text:p text:style-name="P57">　　親<text:tab/><text:tab/>：<text:span text:style-name="T27">.figs</text:span></text:p>
      <text:p text:style-name="P53">　　作成日<text:tab/>：<text:span text:style-name="T186">2014.06.12</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4"><text:tab/><text:span text:style-name="T113">width<text:tab/><text:tab/><text:tab/>:50%<text:tab/><text:tab/><text:tab/>:幅を50%に指定</text:span></text:p>
      <text:p text:style-name="P38"><text:tab/>float<text:tab/><text:tab/><text:tab/>:right<text:tab/><text:tab/><text:tab/>:右に寄せる</text:p>
      <text:p text:style-name="P37"/>
      <text:p text:style-name="P61">　　<text:span text:style-name="T67">③ </text:span><text:span text:style-name="T80">.parallel-text.left</text:span><text:span text:style-name="T64">：ＣＳＳファイル名</text:span>（borgstyle.css）</text:p>
      <text:p text:style-name="P61"><text:s text:c="6"/>概要<text:tab/>：<text:span text:style-name="T67"> </text:span><text:span text:style-name="T80">2段組みテキストボックス領域の左に置く側</text:span></text:p>
      <text:p text:style-name="P61">　　種別<text:tab/>：クラス</text:p>
      <text:p text:style-name="P57">　　親<text:tab/><text:tab/>：<text:span text:style-name="T27">.figs</text:span></text:p>
      <text:p text:style-name="P53">　　作成日<text:tab/>：<text:span text:style-name="T186">2014.06.12</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7"><text:tab/><text:span text:style-name="T113">width<text:tab/><text:tab/><text:tab/>:50%<text:tab/><text:tab/><text:tab/>:幅を50%に指定</text:span></text:p>
      <text:p text:style-name="P38"><text:tab/>float<text:tab/><text:tab/><text:tab/>:left<text:tab/><text:tab/><text:tab/>:左に寄せる</text:p>
      <text:p text:style-name="P31"/>
      <text:p text:style-name="P61">　　<text:span text:style-name="T67">④ </text:span><text:span text:style-name="T80">.parallel-text input.textbox_S</text:span><text:span text:style-name="T64">：ＣＳＳファイル名</text:span>（borgstyle.css）</text:p>
      <text:p text:style-name="P61"><text:s text:c="6"/>概要<text:tab/>：<text:span text:style-name="T80">2段組みテキストボックス領域の短いテキストボックス</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3">width<text:tab/><text:tab/><text:tab/>:55%<text:tab/><text:tab/><text:tab/>:幅を55%に指定</text:span></text:p>
      <text:p text:style-name="P37"/>
      <text:p text:style-name="P61">　　<text:span text:style-name="T67">⑤ </text:span><text:span text:style-name="T81">.parallel-text.two-tb input.textbox_S </text:span><text:span text:style-name="T64">：ＣＳＳファイル名</text:span>（borgstyle.css）</text:p>
      <text:p text:style-name="P61"><text:s text:c="6"/>概要<text:tab/>：<text:span text:style-name="T81">2個入りの2段組みテキストボックス領域のテキストボックス</text:span></text:p>
      <text:p text:style-name="P61">　　種別<text:tab/>：クラス</text:p>
      <text:p text:style-name="P58">　　親<text:tab/><text:tab/>：<text:span text:style-name="T179">.parallel-text(.two-tb) ← .filter-list-aft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8"><text:tab/>width<text:tab/><text:tab/><text:tab/>:25%!important<text:tab/>:幅を25%に指定</text:p>
      <text:p text:style-name="P31"/>
      <text:p text:style-name="P61">　　<text:span text:style-name="T67">⑥ </text:span><text:span text:style-name="T81">.parallel-text label</text:span><text:span text:style-name="T64">：ＣＳＳファイル名</text:span>（borgstyle.css）</text:p>
      <text:p text:style-name="P61"><text:s text:c="6"/>概要<text:tab/>：<text:span text:style-name="T81">二段組テキストボックスのラベル部分</text:span></text:p>
      <text:p text:style-name="P61">　　種別<text:tab/>：タグ</text:p>
      <text:p text:style-name="P57">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4"><text:tab/><text:span text:style-name="T113">width<text:tab/><text:tab/><text:tab/>:27%<text:tab/><text:tab/><text:tab/>:幅を27%取る</text:span></text:p>
      <text:p text:style-name="P38"><text:tab/>min-width<text:tab/><text:tab/>:40px<text:tab/><text:tab/><text:tab/>:最低幅を指定する</text:p>
      <text:p text:style-name="P38"><text:tab/>max-height<text:tab/><text:tab/>:32px<text:tab/><text:tab/><text:tab/>:最大の高さを指定</text:p>
      <text:p text:style-name="P4"><text:tab/>letter-spacing<text:tab/><text:tab/>: normal<text:tab/> <text:tab/>:文字同士の間隔を通常にする。</text:p>
      <text:p text:style-name="P4"><text:tab/><text:tab/><text:tab/><text:tab/><text:tab/><text:tab/><text:tab/>:インラインブロック独自の余白対策。</text:p>
      <text:p text:style-name="P37"/>
      <text:p text:style-name="P61">　　<text:span text:style-name="T67">⑦ </text:span><text:span text:style-name="T81">.parallel-text button.ui-button</text:span><text:span text:style-name="T64">：ＣＳＳファイル名</text:span>（borgstyle.css）</text:p>
      <text:p text:style-name="P61"><text:s text:c="6"/>概要<text:tab/>：<text:span text:style-name="T81">二段組テキストボックスのボタン</text:span></text:p>
      <text:p text:style-name="P61">　　種別<text:tab/>：クラス</text:p>
      <text:p text:style-name="P57">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3">margin-left<text:tab/><text:tab/>:7.5px<text:tab/><text:tab/><text:tab/>:左margin</text:span></text:p>
      <text:p text:style-name="P38"><text:soft-page-break/><text:tab/>margin-right<text:tab/><text:tab/>:0<text:tab/><text:tab/><text:tab/>:右marginをなくす</text:p>
      <text:p text:style-name="P38"><text:tab/><text:span text:style-name="T115">letter-spacing<text:tab/><text:tab/>:normal<text:tab/><text:tab/><text:tab/>:文字同士の間隔を通常にする。</text:span></text:p>
      <text:p text:style-name="P4"><text:tab/><text:tab/><text:tab/><text:tab/><text:tab/><text:tab/><text:tab/>:インラインブロック独自の余白対策。</text:p>
      <text:p text:style-name="P31"/>
      <text:p text:style-name="P61">　　<text:span text:style-name="T67">⑧ </text:span><text:span text:style-name="T81">.parallel-text button.ui-datepicker-trigger.ui-button</text:span><text:span text:style-name="T64">：ＣＳＳファイル名</text:span>（borgstyle.css）</text:p>
      <text:p text:style-name="P61"><text:s text:c="6"/>概要<text:tab/>：<text:span text:style-name="T81">二段組テキストボックスのカレンダーボタン</text:span></text:p>
      <text:p text:style-name="P61">　　種別<text:tab/>：タグ</text:p>
      <text:p text:style-name="P58">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3">margin-left<text:tab/><text:tab/>:7.5px<text:tab/><text:tab/><text:tab/>:左margin</text:span></text:p>
      <text:p text:style-name="P37"/>
      <text:p text:style-name="P61">　　<text:span text:style-name="T67">⑨ </text:span><text:span text:style-name="T81">.parallel-text .custom-combobox input</text:span><text:span text:style-name="T64">：ＣＳＳファイル名</text:span>（borgstyle.css）</text:p>
      <text:p text:style-name="P61"><text:s text:c="6"/>概要<text:tab/>：<text:span text:style-name="T81">二段組テキストボックスのコンボボックスのテキストボックス</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3">width<text:tab/><text:tab/><text:tab/>:55.0%<text:tab/><text:tab/><text:tab/>:幅</text:span></text:p>
      <text:p text:style-name="P38"><text:tab/>padding<text:tab/><text:tab/><text:tab/>:0 1%<text:tab/><text:tab/><text:tab/>:左右にpadding</text:p>
      <text:p text:style-name="P31"/>
      <text:p text:style-name="P61">　　<text:span text:style-name="T67">➉ </text:span><text:span text:style-name="T81">span.two-tb #filter-list-before</text:span><text:span text:style-name="T64">：ＣＳＳファイル名</text:span>（borgstyle.css）</text:p>
      <text:p text:style-name="P61"><text:s text:c="6"/>概要<text:tab/>：<text:span text:style-name="T81">二段組テキストボックスのボタン</text:span></text:p>
      <text:p text:style-name="P61">　　種別<text:tab/>：ID</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text:tab/>display<text:tab/><text:tab/><text:tab/>: inline-block<text:tab/><text:tab/>:インラインブロックとして扱う</text:p>
      <text:p text:style-name="P37"/>
      <text:p text:style-name="P61">　　⑪<text:span text:style-name="T68"> </text:span><text:span text:style-name="T81">.two-tb .textbox_S</text:span><text:span text:style-name="T64">：ＣＳＳファイル名</text:span>（borgstyle.css）</text:p>
      <text:p text:style-name="P61"><text:s text:c="6"/>概要<text:tab/>：<text:span text:style-name="T81">期間絞り込みのテキストボックス</text:span></text:p>
      <text:p text:style-name="P61">　　種別<text:tab/>：クラス</text:p>
      <text:p text:style-name="P58">　　親<text:tab/><text:tab/>：<text:span text:style-name="T179">.parallel-text(.two-tb) ← .filter-list-aft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text:tab/>min-width<text:tab/><text:tab/>:62px!important<text:tab/>:最低限の幅を指定して固定する</text:p>
      <text:p text:style-name="P4"><text:tab/>max-width<text:tab/><text:tab/>:62px!important<text:tab/>:最大の幅を指定して固定する</text:p>
      <text:p text:style-name="P4"><text:tab/>max-height<text:tab/><text:tab/>:32px<text:tab/><text:tab/><text:tab/>:最大高 </text:p>
      <text:p text:style-name="P31"/>
      <text:p text:style-name="P61">　　<text:span text:style-name="T67">⑫ </text:span><text:span text:style-name="T81">.two-tb label.from-to</text:span><text:span text:style-name="T64">：ＣＳＳファイル名</text:span>（borgstyle.css）</text:p>
      <text:p text:style-name="P61"><text:s text:c="6"/>概要<text:tab/>：<text:span text:style-name="T81">期間絞り込みの〜の文字</text:span></text:p>
      <text:p text:style-name="P61">　　種別<text:tab/>：クラス</text:p>
      <text:p text:style-name="P58">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text:tab/>width<text:tab/><text:tab/><text:tab/>:auto!important<text:tab/><text:tab/>:幅を自動調整</text:p>
      <text:p text:style-name="P4"><text:tab/>min-width<text:tab/><text:tab/>:10px!important<text:tab/>:最低幅を指定する。</text:p>
      <text:p text:style-name="P4"><text:tab/>font-size<text:tab/><text:tab/>:12px<text:tab/><text:tab/><text:tab/>:サイズを微調整する。</text:p>
      <text:p text:style-name="P4"><text:tab/>margin<text:tab/><text:tab/><text:tab/>:0 0 0 5px<text:tab/><text:tab/>:左にmarginを挿入する。</text:p>
      <text:p text:style-name="P31"/>
      <text:p text:style-name="P15">　12)　<text:span text:style-name="T54">各ページごとのparallel-textのラベル幅設定</text:span></text:p>
      <text:p text:style-name="P61">　　<text:span text:style-name="T67">① </text:span><text:span text:style-name="T81">.label_max2 .parallel-text label:first-child</text:span><text:span text:style-name="T64">：ＣＳＳファイル名</text:span>（borgstyle.css）</text:p>
      <text:p text:style-name="P61"><text:s text:c="6"/>概要<text:tab/>：<text:span text:style-name="T81">最大2文字のparallel-textのラベル</text:span></text:p>
      <text:p text:style-name="P61">　　種別<text:tab/>：タグ</text:p>
      <text:p text:style-name="P52">　　親<text:tab/><text:tab/>：<text:span text:style-name="T28">.parallel-text</text:span></text:p>
      <text:p text:style-name="P53">　　作成日<text:tab/>：</text:p>
      <text:p text:style-name="P53"><text:soft-page-break/>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6">min-width<text:tab/><text:tab/>:31px!important<text:tab/>:固定幅指定</text:span></text:p>
      <text:p text:style-name="P11"><text:tab/>max-width<text:tab/><text:tab/>:31px!important<text:tab/>:固定幅指定</text:p>
      <text:p text:style-name="P31"/>
      <text:p text:style-name="P61">　　<text:span text:style-name="T67">② </text:span><text:span text:style-name="T81">.label_max5 .parallel-text label:first-child</text:span><text:span text:style-name="T64">：ＣＳＳファイル名</text:span>（borgstyle.css）</text:p>
      <text:p text:style-name="P61"><text:s text:c="6"/>概要<text:tab/>：<text:span text:style-name="T81">最大5文字のparallel-textのラベル</text:span></text:p>
      <text:p text:style-name="P61">　　種別<text:tab/>：タグ</text:p>
      <text:p text:style-name="P52">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6">min-width<text:tab/><text:tab/>:72px!important<text:tab/>:固定幅指定</text:span></text:p>
      <text:p text:style-name="P11"><text:tab/>max-width<text:tab/><text:tab/>:72px!important<text:tab/>:固定幅指定</text:p>
      <text:p text:style-name="P37"/>
      <text:p text:style-name="P61">　　<text:span text:style-name="T67">③ </text:span><text:span text:style-name="T81">.label_max6 .parallel-text label:first-child</text:span><text:span text:style-name="T64">：ＣＳＳファイル名</text:span>（borgstyle.css）</text:p>
      <text:p text:style-name="P61"><text:s text:c="6"/>概要<text:tab/>：<text:span text:style-name="T67"> </text:span><text:span text:style-name="T81">最大６文字のparallel-textのラベル</text:span></text:p>
      <text:p text:style-name="P61">　　種別<text:tab/>：タグ</text:p>
      <text:p text:style-name="P52">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6">min-width<text:tab/><text:tab/>:86px<text:tab/><text:tab/><text:tab/>:固定幅指定</text:span></text:p>
      <text:p text:style-name="P11"><text:tab/>max-width<text:tab/><text:tab/>:86px<text:tab/><text:tab/><text:tab/>:固定幅指定</text:p>
      <text:p text:style-name="P31"/>
      <text:p text:style-name="P61">　　<text:span text:style-name="T67">④ </text:span><text:span text:style-name="T81">#fig7-1 .parallel-text.right</text:span><text:span text:style-name="T64">：ＣＳＳファイル名</text:span>（borgstyle.css）</text:p>
      <text:p text:style-name="P61"><text:s text:c="6"/>概要<text:tab/>：<text:span text:style-name="T81">過去在庫のテキストボックス領域</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6">text-align<text:tab/><text:tab/>:right<text:tab/><text:tab/><text:tab/>:右に寄せる</text:span></text:p>
      <text:p text:style-name="P37"/>
      <text:p text:style-name="P61">　　<text:span text:style-name="T67">⑤ </text:span><text:span text:style-name="T81">#fig7-1 .parallel-text.right </text:span><text:span text:style-name="T83">label:first-child</text:span><text:span text:style-name="T64">：ＣＳＳファイル名</text:span>（borgstyle.css）</text:p>
      <text:p text:style-name="P61"><text:s text:c="6"/>概要<text:tab/>：<text:span text:style-name="T81">過去在庫のテキストボックス領域のラベル</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8"><text:tab/><text:span text:style-name="T116">margin-right<text:tab/><text:tab/>:2px<text:tab/><text:tab/><text:tab/>:右margin</text:span></text:p>
      <text:p text:style-name="P31"/>
      <text:p text:style-name="P61">　　<text:span text:style-name="T67">⑥ </text:span><text:span text:style-name="T81">#fig9 #detail .parallel-text label:first-child</text:span><text:span text:style-name="T64">：ＣＳＳファイル名</text:span>（borgstyle.css）</text:p>
      <text:p text:style-name="P61"><text:s text:c="6"/>概要<text:tab/>：<text:span text:style-name="T81">ユーザー詳細設定タブ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1"><text:tab/>width<text:tab/><text:tab/><text:tab/>:40px<text:tab/><text:tab/><text:tab/>:固定幅指定 </text:p>
      <text:p text:style-name="P11"><text:tab/>margin-right<text:tab/><text:tab/>:5px <text:s/><text:tab/><text:tab/><text:tab/>:ラベルとプルダウンメニューとの間に適切な間隔を取る。</text:p>
      <text:p text:style-name="P37"/>
      <text:p text:style-name="P61">　　<text:span text:style-name="T67">⑦ </text:span><text:span text:style-name="T72">#fig13 .parallel-text label:first-child</text:span><text:span text:style-name="T64">：ＣＳＳファイル名</text:span>（borgstyle.css）</text:p>
      <text:p text:style-name="P61"><text:s text:c="6"/>概要<text:tab/>：<text:span text:style-name="T72">入出金管理画面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text:soft-page-break/>　　プロパティ<text:tab/>：</text:p>
      <text:p text:style-name="P37"><text:tab/><text:span text:style-name="T116">width<text:tab/><text:tab/>:40px<text:tab/><text:tab/><text:tab/>:固定幅指定 </text:span></text:p>
      <text:p text:style-name="P31"/>
      <text:p text:style-name="P61">　　<text:span text:style-name="T67">⑧ </text:span><text:span text:style-name="T72">#fig13-2 .parallel-text label:first-child</text:span><text:span text:style-name="T64">：ＣＳＳファイル名</text:span>（borgstyle.css）</text:p>
      <text:p text:style-name="P61"><text:s text:c="6"/>概要<text:tab/>：<text:span text:style-name="T72">出金画面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6">width<text:tab/><text:tab/>:75px<text:tab/><text:tab/><text:tab/>:固定幅指定 </text:span></text:p>
      <text:p text:style-name="P37"/>
      <text:p text:style-name="P61">　　<text:span text:style-name="T67">⑨ </text:span><text:span text:style-name="T72">#fig13-3 .parallel-text label:first-child</text:span><text:span text:style-name="T64">：ＣＳＳファイル名</text:span>（borgstyle.css）</text:p>
      <text:p text:style-name="P61"><text:s text:c="6"/>概要<text:tab/>：<text:span text:style-name="T72">入金管理画面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6">width<text:tab/><text:tab/>:75px<text:tab/><text:tab/><text:tab/>:固定幅指定 </text:span></text:p>
      <text:p text:style-name="P31"/>
      <text:p text:style-name="P15">　13)　<text:span text:style-name="T55">PDF出力ボタン関連</text:span></text:p>
      <text:p text:style-name="P61">　　<text:span text:style-name="T67">① </text:span><text:span text:style-name="T72">span.two-str-button button</text:span><text:span text:style-name="T64">：ＣＳＳファイル名</text:span>（borgstyle.css）</text:p>
      <text:p text:style-name="P61"><text:s text:c="6"/>概要<text:tab/>：<text:span text:style-name="T84">PDF出力ボタンの1個1個</text:span></text:p>
      <text:p text:style-name="P61">　　種別<text:tab/>：タグ</text:p>
      <text:p text:style-name="P58">　　親<text:tab/><text:tab/>：<text:span text:style-name="T179">.edit_buttons(.has-two-str-button) ← span.two-str-button</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9"><text:tab/>float<text:tab/><text:tab/>:none!important<text:tab/>:寄せない</text:p>
      <text:p text:style-name="P39"><text:tab/>margin-left<text:tab/>:2px<text:tab/><text:tab/><text:tab/>:左に最低限の余白</text:p>
      <text:p text:style-name="P31"/>
      <text:p text:style-name="P61">　　<text:span text:style-name="T67">② </text:span><text:span text:style-name="T84">span.two-str-button</text:span><text:span text:style-name="T64">：ＣＳＳファイル名</text:span>（borgstyle.css）</text:p>
      <text:p text:style-name="P61"><text:s text:c="6"/>概要<text:tab/>：<text:span text:style-name="T72">PDF出力ボタンの枠となるタグ</text:span></text:p>
      <text:p text:style-name="P61">　　種別<text:tab/>：クラス</text:p>
      <text:p text:style-name="P58">　　親<text:tab/><text:tab/>：.edit_buttons(.has-two-str-button<text:span text:style-name="T179">)</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7">display<text:tab/><text:tab/>:inline-block<text:tab/><text:tab/>:インラインブロック扱い</text:span></text:p>
      <text:p text:style-name="P39"><text:tab/>float<text:tab/><text:tab/>:right<text:tab/><text:tab/><text:tab/>:右寄せ</text:p>
      <text:p text:style-name="P39"><text:tab/>letter-spacing<text:tab/>:-.33em<text:tab/><text:tab/>:文字間を詰めて隙間を削除する</text:p>
      <text:p text:style-name="P37"/>
      <text:p text:style-name="P61">　　<text:span text:style-name="T67">③ </text:span><text:span text:style-name="T72">.has-two-str-button .two-str-button:first-child button:last-child</text:span><text:span text:style-name="T64">：ＣＳＳファイル名</text:span>（borgstyle.css）</text:p>
      <text:p text:style-name="P61"><text:s text:c="6"/>概要<text:tab/>：<text:span text:style-name="T67"> </text:span><text:span text:style-name="T72">PDF出力ボタンの右側</text:span></text:p>
      <text:p text:style-name="P61">　　種別<text:tab/>：タグ</text:p>
      <text:p text:style-name="P58">　　親<text:tab/><text:tab/>：<text:span text:style-name="T179">.edit_buttons(.has-two-str-button) ← span.two-str-button</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7">margin-right<text:tab/>:0px<text:tab/><text:tab/><text:tab/>:右marginをなくす</text:span></text:p>
      <text:p text:style-name="P14"/>
      <text:p text:style-name="P12">　1<text:span text:style-name="T118">4</text:span>)　編集ボタン</text:p>
      <text:p text:style-name="P61">　　<text:span text:style-name="T67">① </text:span><text:span text:style-name="T72">.edit_buttons button.button</text:span><text:span text:style-name="T64">：ＣＳＳファイル名</text:span>（borgstyle.css）</text:p>
      <text:p text:style-name="P61"><text:s text:c="6"/>概要<text:tab/>：<text:span text:style-name="T72">.edit_buttons内のボタン</text:span></text:p>
      <text:p text:style-name="P61">　　種別<text:tab/>：クラス</text:p>
      <text:p text:style-name="P58">　　親<text:tab/><text:tab/>：.edit_buttons</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9"><text:soft-page-break/><text:tab/>float<text:tab/><text:tab/>:left<text:tab/><text:tab/><text:tab/>:左に寄せる</text:p>
      <text:p text:style-name="P31"/>
      <text:p text:style-name="P61">　　<text:span text:style-name="T67">② </text:span><text:span text:style-name="T72">.edit_buttons button.button.ui-button-icon-only</text:span><text:span text:style-name="T64">：ＣＳＳファイル名</text:span>（borgstyle.css）</text:p>
      <text:p text:style-name="P61"><text:s text:c="6"/>概要<text:tab/>：<text:span text:style-name="T72">.edit_buttons内のアイコンボタン</text:span></text:p>
      <text:p text:style-name="P61">　　種別<text:tab/>：クラス</text:p>
      <text:p text:style-name="P58">　　親<text:tab/><text:tab/>：.edit_buttons</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8">margin-right<text:tab/>:3px<text:tab/><text:tab/><text:tab/>:右に少しmargin</text:span></text:p>
      <text:p text:style-name="P35"/>
      <text:p text:style-name="P12">　15)　<text:span text:style-name="T56">jqGrid関連</text:span></text:p>
      <text:p text:style-name="P61">　　<text:span text:style-name="T67">①</text:span><text:span text:style-name="T86">.wrap-list</text:span><text:span text:style-name="T64">：ＣＳＳファイル名</text:span>（borgstyle.css）</text:p>
      <text:p text:style-name="P61"><text:s text:c="6"/>概要<text:tab/>：<text:span text:style-name="T85">リストを囲む</text:span></text:p>
      <text:p text:style-name="P61">　　種別<text:tab/>：クラス</text:p>
      <text:p text:style-name="P57">　　親<text:tab/><text:tab/>：<text:span text:style-name="T27">.figs</text:span></text:p>
      <text:p text:style-name="P53">　　作成日<text:tab/>：<text:span text:style-name="T186">2014.06.30</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4"><text:tab/><text:span text:style-name="T119">clear<text:tab/><text:tab/>:both <text:tab/><text:tab/><text:tab/>:回り込むのを防止する</text:span></text:p>
      <text:p text:style-name="P41"><text:tab/>padding-top<text:tab/>:5px<text:tab/><text:tab/><text:tab/>:リストの上に余白を挿入</text:p>
      <text:p text:style-name="P41"><text:tab/>width<text:tab/><text:tab/>:100%<text:tab/>　<text:tab/><text:tab/>:領域いっぱいに幅を取る</text:p>
      <text:p text:style-name="P37"/>
      <text:p text:style-name="P61">　　②<text:span text:style-name="T67"> </text:span><text:span text:style-name="T85">a#cData</text:span><text:span text:style-name="T64">：ＣＳＳファイル名</text:span>（borgstyle.css）</text:p>
      <text:p text:style-name="P61"><text:s text:c="6"/>概要<text:tab/>：<text:span text:style-name="T85">jqGridダイアログのキャンセルボタン</text:span></text:p>
      <text:p text:style-name="P61">　　種別<text:tab/>：ID</text:p>
      <text:p text:style-name="P52">　　親<text:tab/><text:tab/>：<text:span text:style-name="T180">.ui-jqdialog-content .FormGrid ← .ui-jqdialog-content .EditTable ←</text:span></text:p>
      <text:p text:style-name="P78"><text:tab/><text:tab/>　 Act_Buttons ← .ui-jqdialog-content td.EditButto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8"><text:tab/><text:span text:style-name="T119">display<text:tab/><text:tab/>:none<text:tab/><text:tab/><text:tab/>:不要につき隠す</text:span></text:p>
      <text:p text:style-name="P31"/>
      <text:p text:style-name="P61">　　③<text:span text:style-name="T67"> <text:s/></text:span><text:span text:style-name="T85">.FormGrid select</text:span><text:span text:style-name="T64">：ＣＳＳファイル名</text:span>（borgstyle.css）</text:p>
      <text:p text:style-name="P61"><text:s text:c="6"/>概要<text:tab/>：<text:span text:style-name="T67"> </text:span><text:span text:style-name="T85">jqGridダイアログのプルダウンメニュー</text:span></text:p>
      <text:p text:style-name="P61">　　種別<text:tab/>：タグ</text:p>
      <text:p text:style-name="P52">　　親<text:tab/><text:tab/>：<text:span text:style-name="T180">.ui-jqdialog-content .FormGrid ← .ui-jqdialog-content .FormGrid ← </text:span></text:p>
      <text:p text:style-name="P78"><text:tab/><text:tab/>　.ui-jqdialog-content .EditTable ← .FormData</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1"><text:tab/>width<text:tab/><text:tab/>:<text:span text:style-name="T119">195px!important</text:span><text:tab/>:<text:span text:style-name="T119">幅を固定する</text:span></text:p>
      <text:p text:style-name="P36"/>
      <text:p text:style-name="P12">　16)　タブ<text:span text:style-name="T56">関連</text:span></text:p>
      <text:p text:style-name="P61">　　<text:span text:style-name="T67">① </text:span><text:span text:style-name="T85">.panel-container .line.edit_buttons</text:span><text:span text:style-name="T64">：ＣＳＳファイル名</text:span>（borgstyle.css）</text:p>
      <text:p text:style-name="P61"><text:s text:c="6"/>概要<text:tab/>：<text:span text:style-name="T87">タブ内のリスト編集ボタン領域</text:span></text:p>
      <text:p text:style-name="P61">　　種別<text:tab/>：クラス</text:p>
      <text:p text:style-name="P57">　　親<text:tab/><text:tab/>：<text:span text:style-name="T178">#tab-container ← .panel-container ← .panel-container &gt; *</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1"><text:tab/>width<text:tab/><text:tab/>:<text:span text:style-name="T120">98%</text:span><text:tab/><text:tab/><text:tab/>:<text:span text:style-name="T120">幅をpaddingを加味して98%にする</text:span></text:p>
      <text:p text:style-name="P61"/>
      <text:p text:style-name="P61">　　<text:span text:style-name="T67">②</text:span><text:span text:style-name="T87">.panel-container .half_line.edit_buttons</text:span><text:span text:style-name="T64">：ＣＳＳファイル名</text:span>（borgstyle.css）</text:p>
      <text:p text:style-name="P61"><text:s text:c="6"/>概要<text:tab/>：<text:span text:style-name="T87">タブ内の行の半分の幅を取るリスト編集ボタン領域</text:span></text:p>
      <text:p text:style-name="P61">　　種別<text:tab/>：タグ</text:p>
      <text:p text:style-name="P57">　　親<text:tab/><text:tab/>：<text:span text:style-name="T178">#tab-container ← .panel-container ← .panel-container &gt; *</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0"><text:soft-page-break/><text:tab/><text:span text:style-name="T120">width<text:tab/><text:tab/>:50%<text:tab/><text:tab/><text:tab/>:幅をタブの半分に取る</text:span></text:p>
      <text:p text:style-name="P42"><text:tab/>float<text:tab/><text:tab/>:left<text:tab/><text:tab/><text:tab/>:左寄せ</text:p>
      <text:p text:style-name="P42"><text:tab/>margin-bottom<text:tab/>:0<text:tab/><text:tab/><text:tab/>:下marginをなくす</text:p>
      <text:p text:style-name="P12"/>
      <text:p text:style-name="P6">　17)　区切り線</text:p>
      <text:p text:style-name="P61"><text:span text:style-name="T67">　　① </text:span><text:span text:style-name="T85">hr.content-border</text:span><text:span text:style-name="T64">：ＣＳＳファイル名</text:span>（borgstyle.css）</text:p>
      <text:p text:style-name="P61"><text:s text:c="6"/>概要<text:tab/>：<text:span text:style-name="T85">コンテンツ区切りの境界線</text:span></text:p>
      <text:p text:style-name="P61">　　種別<text:tab/>：クラス</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76"><text:span text:style-name="T64"><text:tab/>width<text:tab/><text:tab/>:100</text:span><text:span text:style-name="T87">%</text:span><text:span text:style-name="T64"><text:tab/><text:tab/><text:tab/>:</text:span><text:span text:style-name="T88">幅を100%にして横切る</text:span></text:p>
      <text:p text:style-name="P5"/>
      <text:p text:style-name="P61">　　<text:span text:style-name="T67">②</text:span><text:span text:style-name="T85">hr.content-border.invisible</text:span><text:span text:style-name="T64">：ＣＳＳファイル名</text:span>（borgstyle.css）</text:p>
      <text:p text:style-name="P61"><text:s text:c="6"/>概要<text:tab/>：<text:span text:style-name="T85">不可視の境界線</text:span></text:p>
      <text:p text:style-name="P61">　　種別<text:tab/>：クラス</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40"><text:tab/><text:span text:style-name="T121">visibility<text:tab/><text:tab/>:hidden<text:tab/><text:tab/><text:tab/>:見えなくする</text:span></text:p>
      <text:p text:style-name="P42"/>
      <text:p text:style-name="P6">　18)　ダイアログ</text:p>
      <text:p text:style-name="P61"><text:span text:style-name="T67">　　① </text:span><text:span text:style-name="T85">#devide_quantity</text:span><text:span text:style-name="T64">：ＣＳＳファイル名</text:span>（borgstyle.css）</text:p>
      <text:p text:style-name="P65"><text:s text:c="6"/>概要<text:tab/>：<text:span text:style-name="T95">ノード分割ダイアログの分割個数入力テキストボックス</text:span></text:p>
      <text:p text:style-name="P61">　　種別<text:tab/>：<text:span text:style-name="T122">ID</text:span></text:p>
      <text:p text:style-name="P52">　　親<text:tab/><text:tab/>： .modal</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width<text:tab/><text:tab/>:<text:span text:style-name="T122">50px</text:span><text:tab/><text:tab/><text:tab/>:<text:span text:style-name="T122">最低限の幅を取る。</text:span></text:p>
      <text:p text:style-name="P12"/>
      <text:p text:style-name="P6">　19)　詳細タブ</text:p>
      <text:p text:style-name="P61"><text:span text:style-name="T67">　　① </text:span><text:span text:style-name="T89">#detail .line:first-child</text:span><text:span text:style-name="T64">：ＣＳＳファイル名</text:span>（borgstyle.css）</text:p>
      <text:p text:style-name="P61"><text:s text:c="6"/>概要<text:tab/>：<text:span text:style-name="T89">詳細タブの編集ボタン群</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padding<text:tab/><text:tab/>:0.4% 0.5% 1%<text:tab/>:上下左右に適切な間隔を取る。</text:span></text:p>
      <text:p text:style-name="P12"/>
      <text:p text:style-name="P61"><text:span text:style-name="T67">　　② </text:span><text:span text:style-name="T89">#detail .line:nth-child(2)</text:span><text:span text:style-name="T64">：ＣＳＳファイル名</text:span>（borgstyle.css）</text:p>
      <text:p text:style-name="P61"><text:s text:c="6"/>概要<text:tab/>：<text:span text:style-name="T89">詳細タブの通知設定のタイトル</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padding<text:tab/><text:tab/>:0.5% 0 1%<text:tab/><text:tab/>:上下左右に適切な間隔を取る。</text:span></text:p>
      <text:p text:style-name="P8"/>
      <text:p text:style-name="P61"><text:span text:style-name="T67">　　③ </text:span><text:span text:style-name="T89">#detail .line:first-child button</text:span><text:span text:style-name="T64">：ＣＳＳファイル名</text:span>（borgstyle.css）</text:p>
      <text:p text:style-name="P61"><text:s text:c="6"/>概要<text:tab/>：<text:span text:style-name="T89">詳細タブの編集ボタン</text:span></text:p>
      <text:p text:style-name="P61">　　種別<text:tab/>：クラス</text:p>
      <text:p text:style-name="P52">　　親<text:tab/><text:tab/>：#detail .line:first-child</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margin-right<text:tab/>:3px<text:tab/><text:tab/><text:tab/>:ボタン同士適切な間隔を取る。</text:span></text:p>
      <text:p text:style-name="P8"><text:soft-page-break/></text:p>
      <text:p text:style-name="P61"><text:span text:style-name="T67">　　</text:span><text:span text:style-name="T90">④</text:span><text:span text:style-name="T67"> </text:span><text:span text:style-name="T89">#detail .line:first-child button</text:span><text:span text:style-name="T64">：ＣＳＳファイル名</text:span>（borgstyle.css）</text:p>
      <text:p text:style-name="P61"><text:s text:c="6"/>概要<text:tab/>：<text:span text:style-name="T89">詳細タブのプルダウンメニュー</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margin-right<text:tab/>:5px<text:tab/><text:tab/><text:tab/>:「日」の文字と少し離す。</text:span></text:p>
      <text:p text:style-name="P12"/>
      <text:p text:style-name="P18">c）ページ群</text:p>
      <text:p text:style-name="P6">　<text:span text:style-name="T51">1)　fig1独自</text:span></text:p>
      <text:p text:style-name="P61"><text:span text:style-name="T67">　　① </text:span><text:span text:style-name="T72">.fig1_buttons </text:span><text:span text:style-name="T64">：ＣＳＳファイル名</text:span>（borgstyle.css）</text:p>
      <text:p text:style-name="P61"><text:s text:c="6"/>概要<text:tab/>：<text:span text:style-name="T72">.fig1の左右のボタンを囲むタグのクラス</text:span></text:p>
      <text:p text:style-name="P61">　　種別<text:tab/>：クラス</text:p>
      <text:p text:style-name="P56">　　親<text:tab/><text:tab/>：<text:span text:style-name="T2">.</text:span><text:span text:style-name="T26">figs</text:span></text:p>
      <text:p text:style-name="P60">　　作成日<text:tab/>：<text:span text:style-name="T187">2014.06.19</text:span></text:p>
      <text:p text:style-name="P53">　　設計者<text:tab/>：<text:span text:style-name="T185">T.Masuda</text:span></text:p>
      <text:p text:style-name="P53"><text:span text:style-name="T26">　　作成者<text:tab/>：</text:span><text:span text:style-name="T32">T.Masuda</text:span></text:p>
      <text:p text:style-name="P61">　　プロパティ<text:tab/>：</text:p>
      <text:p text:style-name="P8"><text:tab/><text:span text:style-name="T123">clear<text:tab/><text:tab/>:both<text:tab/><text:tab/><text:tab/>:他の要素と横並べにならないようにする</text:span></text:p>
      <text:p text:style-name="P20"><text:tab/>height<text:tab/><text:tab/>:13%<text:tab/><text:tab/><text:tab/>:高さを13%に指定</text:p>
      <text:p text:style-name="P12"/>
      <text:p text:style-name="P61"><text:span text:style-name="T67">　　② </text:span><text:span text:style-name="T72">#fig1 button.top_page_button:active</text:span><text:span text:style-name="T64">：ＣＳＳファイル名</text:span>（borgstyle.css）</text:p>
      <text:p text:style-name="P61"><text:s text:c="6"/>概要<text:tab/>：<text:span text:style-name="T72">fig1のボタンが押されたときの変化</text:span></text:p>
      <text:p text:style-name="P61">　　種別<text:tab/>：クラス</text:p>
      <text:p text:style-name="P51">　　親<text:tab/><text:tab/>：なし</text:p>
      <text:p text:style-name="P60">　　作成日<text:tab/>：<text:span text:style-name="T187">2014.06.26</text:span></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3">top<text:tab/>:5px<text:tab/><text:tab/><text:tab/><text:tab/>:下に5pxずらしてボタンを押したような動きを見せる</text:span></text:p>
      <text:p text:style-name="P8"/>
      <text:p text:style-name="P61"><text:span text:style-name="T67">　　③ </text:span><text:span text:style-name="T72">.fig1_buttons.first</text:span><text:span text:style-name="T64">：ＣＳＳファイル名</text:span>（borgstyle.css）</text:p>
      <text:p text:style-name="P61"><text:s text:c="6"/>概要<text:tab/>：<text:span text:style-name="T72">トップページのボタンの1行目</text:span></text:p>
      <text:p text:style-name="P61">　　種別<text:tab/>：クラス</text:p>
      <text:p text:style-name="P56">　　親<text:tab/><text:tab/>：<text:span text:style-name="T2">.</text:span><text:span text:style-name="T26">figs</text:span></text:p>
      <text:p text:style-name="P60">　　作成日<text:tab/>：<text:span text:style-name="T187">2014.07.15</text:span></text:p>
      <text:p text:style-name="P53">　　設計者<text:tab/>：<text:span text:style-name="T185">T.Masuda</text:span></text:p>
      <text:p text:style-name="P53"><text:span text:style-name="T26">　　作成者<text:tab/>：</text:span><text:span text:style-name="T32">T.Masuda</text:span></text:p>
      <text:p text:style-name="P61">　　プロパティ<text:tab/>：</text:p>
      <text:p text:style-name="P8"><text:tab/><text:span text:style-name="T123">height<text:tab/><text:tab/>:25%<text:tab/><text:tab/><text:tab/>:高さを25%に指定</text:span></text:p>
      <text:p text:style-name="P8"/>
      <text:p text:style-name="P61"><text:span text:style-name="T67">　　④ </text:span><text:span text:style-name="T72">.fig1_buttons .right.top_page_button</text:span><text:span text:style-name="T64">：ＣＳＳファイル名</text:span>（borgstyle.css）</text:p>
      <text:p text:style-name="P61"><text:s text:c="6"/>概要<text:tab/>：<text:span text:style-name="T72">トップページのボタンの右側</text:span></text:p>
      <text:p text:style-name="P61">　　種別<text:tab/>：クラス</text:p>
      <text:p text:style-name="P56">　　親<text:tab/><text:tab/>：<text:span text:style-name="T177">.figs ← .fig1_buttons</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3">margin<text:tab/><text:tab/>:0 8% 1% 2%<text:tab/><text:tab/>:上、右、下、左の順にmarginを設定。</text:span></text:p>
      <text:p text:style-name="P20"><text:tab/><text:tab/><text:tab/><text:tab/><text:tab/><text:tab/>:左右はボタンの幅と合わせて合計100%にする</text:p>
      <text:p text:style-name="P8"/>
      <text:p text:style-name="P61"><text:span text:style-name="T67">　　⑤ </text:span><text:span text:style-name="T72">.fig1_buttons button.left.top_page_button</text:span><text:span text:style-name="T64">：ＣＳＳファイル名</text:span>（borgstyle.css）</text:p>
      <text:p text:style-name="P61"><text:s text:c="6"/>概要<text:tab/>：<text:span text:style-name="T85">トップページのボタンの左側</text:span></text:p>
      <text:p text:style-name="P61">　　種別<text:tab/>：クラス</text:p>
      <text:p text:style-name="P56">　　親<text:tab/><text:tab/>：<text:span text:style-name="T177">.figs ← .fig1_buttons</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0"><text:tab/><text:span text:style-name="T123">margin<text:tab/><text:tab/>:0 2% 1% 8%<text:tab/><text:tab/>:右のボタンの設定と同様。左右のmarginを入れ替える */</text:span></text:p>
      <text:p text:style-name="P12"/>
      <text:p text:style-name="P61"><text:span text:style-name="T67">　　⑥ </text:span><text:span text:style-name="T85">#fig1 h1</text:span><text:span text:style-name="T64">：ＣＳＳファイル名</text:span>（borgstyle.css）</text:p>
      <text:p text:style-name="P61"><text:soft-page-break/><text:s text:c="6"/>概要<text:tab/>：<text:span text:style-name="T85">トップページのタイトル文字</text:span></text:p>
      <text:p text:style-name="P61">　　種別<text:tab/>：タグ</text:p>
      <text:p text:style-name="P56">　　親<text:tab/><text:tab/>：<text:span text:style-name="T2">.</text:span><text:span text:style-name="T26">figs</text:span></text:p>
      <text:p text:style-name="P53">　　作成日<text:tab/>：</text:p>
      <text:p text:style-name="P53">　　設計者<text:tab/>：<text:span text:style-name="T185">T.Masuda</text:span></text:p>
      <text:p text:style-name="P53"><text:span text:style-name="T26">　　作成者<text:tab/>：</text:span><text:span text:style-name="T32">T.Masuda</text:span></text:p>
      <text:p text:style-name="P61">　　プロパティ<text:tab/>：</text:p>
      <text:p text:style-name="P20"><text:tab/>color<text:tab/><text:tab/>:#888<text:tab/><text:tab/><text:tab/>:文字を薄めの灰色にする</text:p>
      <text:p text:style-name="P20"><text:tab/>text-align<text:tab/>:center<text:tab/><text:tab/><text:tab/>:中央に寄せる</text:p>
      <text:p text:style-name="P8"/>
      <text:p text:style-name="P61"><text:span text:style-name="T67">　　⑦ </text:span><text:span text:style-name="T85">div#fig1 div.half_buttons button.right</text:span><text:span text:style-name="T64">：ＣＳＳファイル名</text:span>（borgstyle.css）</text:p>
      <text:p text:style-name="P61"><text:s text:c="6"/>概要<text:tab/>：<text:span text:style-name="T85">トップページの小さなボタンの右側</text:span></text:p>
      <text:p text:style-name="P61">　　種別<text:tab/>：クラス</text:p>
      <text:p text:style-name="P56">　　親<text:tab/><text:tab/>：<text:span text:style-name="T2">.</text:span><text:span text:style-name="T26">figs</text:span> ← .fig1_buttons ← <text:s/>button.button.ui-button.top_page_button, div.top_page_butto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3">margin-left<text:tab/>:2.5%!important<text:tab/>:左に2.5%のmargin</text:span></text:p>
      <text:p text:style-name="P8"/>
      <text:p text:style-name="P61"><text:span text:style-name="T67">　　⑧ </text:span><text:span text:style-name="T85">div#fig1 div.half_buttons button</text:span><text:span text:style-name="T64">：ＣＳＳファイル名</text:span>（borgstyle.css）</text:p>
      <text:p text:style-name="P61"><text:s text:c="6"/>概要<text:tab/>：<text:span text:style-name="T85">トップページの小さなボタン</text:span></text:p>
      <text:p text:style-name="P61">　　種別<text:tab/>：タグ</text:p>
      <text:p text:style-name="P56">　　親<text:tab/><text:tab/>：<text:span text:style-name="T2">.</text:span><text:span text:style-name="T26">figs</text:span><text:span text:style-name="T2"> ← .fig1_buttons ← <text:s/>button.button.ui-button.top_page_button, div.top_page_button</text:span></text:p>
      <text:p text:style-name="P53">　　作成日<text:tab/>：</text:p>
      <text:p text:style-name="P53">　　設計者<text:tab/>：<text:span text:style-name="T185">T.Masuda</text:span></text:p>
      <text:p text:style-name="P53"><text:span text:style-name="T2">　　作成者<text:tab/>：</text:span><text:span text:style-name="T32">T.Masuda</text:span></text:p>
      <text:p text:style-name="P61">　　プロパティ<text:tab/>：</text:p>
      <text:p text:style-name="P8"><text:tab/><text:span text:style-name="T123">font-size<text:tab/>:0.75em;<text:tab/><text:tab/>:フォントサイズを小さく</text:span></text:p>
      <text:p text:style-name="P20"><text:tab/>float:<text:tab/><text:tab/> left<text:tab/><text:tab/><text:tab/>:左寄せ</text:p>
      <text:p text:style-name="P20"><text:tab/>width<text:tab/><text:tab/>:48.5%!important<text:tab/>:元々の値より0.5%大きく</text:p>
      <text:p text:style-name="P20"/>
      <text:p text:style-name="P6">　<text:span text:style-name="T51">2)　fig7独自</text:span></text:p>
      <text:p text:style-name="P61"><text:span text:style-name="T67">　　① </text:span><text:span text:style-name="T85">#fig7-0 div.parallel-text</text:span><text:span text:style-name="T64">：ＣＳＳファイル名</text:span>（borgstyle.css）</text:p>
      <text:p text:style-name="P61"><text:s text:c="6"/>概要<text:tab/>：<text:span text:style-name="T85">在庫一覧タブのテキストボックス領域</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width<text:tab/>:36%!important<text:tab/><text:tab/>:幅を36%に固定する</text:span></text:p>
      <text:p text:style-name="P12"/>
      <text:p text:style-name="P61"><text:span text:style-name="T67">　　② </text:span><text:span text:style-name="T85">#fig7-0 div.parallel-text input</text:span><text:span text:style-name="T64">：ＣＳＳファイル名</text:span>（borgstyle.css）</text:p>
      <text:p text:style-name="P61"><text:s text:c="6"/>概要<text:tab/>：<text:span text:style-name="T85">在庫一覧タブのテキストボックス領域のテキストボックス</text:span></text:p>
      <text:p text:style-name="P61">　　種別<text:tab/>：タグ</text:p>
      <text:p text:style-name="P52">　　親<text:tab/><text:tab/>：#fig7-0 div.parallel-text</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width<text:tab/>:32%!important<text:tab/><text:tab/>:幅を32%に固定する</text:span></text:p>
      <text:p text:style-name="P8"/>
      <text:p text:style-name="P61"><text:span text:style-name="T67">　　③ </text:span><text:span text:style-name="T91">#fig7-0 .line.edit_buttons</text:span><text:span text:style-name="T64">：ＣＳＳファイル名</text:span>（borgstyle.css）</text:p>
      <text:p text:style-name="P61"><text:s text:c="6"/>概要<text:tab/>：<text:span text:style-name="T92">在庫一覧タブのボタン領域</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width<text:tab/>:100%!important<text:tab/><text:tab/>:幅を100%に固定する</text:span></text:p>
      <text:p text:style-name="P8"/>
      <text:p text:style-name="P61"><text:span text:style-name="T67">　　④ </text:span><text:span text:style-name="T92">#fig7-0 .half_line.parallel-text.variable-height.right</text:span><text:span text:style-name="T64">：ＣＳＳファイル名</text:span>（borgstyle.css）</text:p>
      <text:p text:style-name="P61"><text:s text:c="6"/>概要<text:tab/>：<text:span text:style-name="T92">在庫一覧タブの並んだ複数のテキストボックス領域の右側</text:span></text:p>
      <text:p text:style-name="P61">　　種別<text:tab/>：クラス</text:p>
      <text:p text:style-name="P52"><text:soft-page-break/>　　親<text:tab/><text:tab/>：#fig7-0 div.parallel-text</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float<text:tab/><text:tab/>:left<text:tab/><text:tab/><text:tab/>:左に詰める</text:span></text:p>
      <text:p text:style-name="P9"/>
      <text:p text:style-name="P62"><text:span text:style-name="T67">　　⑤ </text:span><text:span text:style-name="T93">#fig7-0 .on-search</text:span><text:span text:style-name="T64">：ＣＳＳファイル名</text:span>（borgstyle.css）</text:p>
      <text:p text:style-name="P62"><text:s text:c="6"/>概要<text:tab/>：<text:span text:style-name="T93">在庫一覧タブの検索ボタン</text:span></text:p>
      <text:p text:style-name="P62">　　種別<text:tab/>：クラス</text:p>
      <text:p text:style-name="P52">　　親<text:tab/><text:tab/>：#fig7-0 div.parallel-text</text:p>
      <text:p text:style-name="P53">　　作成日<text:tab/>：</text:p>
      <text:p text:style-name="P53">　　設計者<text:tab/>：<text:span text:style-name="T185">T.Masuda</text:span></text:p>
      <text:p text:style-name="P53">　　作成者<text:tab/>：<text:span text:style-name="T185">T.Masuda</text:span></text:p>
      <text:p text:style-name="P62">　　プロパティ<text:tab/>：</text:p>
      <text:p text:style-name="P9"><text:tab/><text:span text:style-name="T124">float<text:tab/><text:tab/>:none<text:tab/><text:tab/><text:tab/>:floatを解除してタグの並び通りに配置する。</text:span></text:p>
      <text:p text:style-name="P9"/>
      <text:p text:style-name="P13">3)　<text:span text:style-name="T55">fig8独自</text:span></text:p>
      <text:p text:style-name="P62"><text:span text:style-name="T67">　　① </text:span><text:span text:style-name="T83">#fig8-3 .from-to,#fig8-4 .from-to</text:span><text:span text:style-name="T64">：ＣＳＳファイル名</text:span>（borgstyle.css）</text:p>
      <text:p text:style-name="P62"><text:s text:c="6"/>概要<text:tab/>：<text:span text:style-name="T83">統計画面のリストの期間絞込テキストボックスの「〜」の文字</text:span></text:p>
      <text:p text:style-name="P62">　　種別<text:tab/>：クラス</text:p>
      <text:p text:style-name="P52">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2">　　プロパティ<text:tab/>：</text:p>
      <text:p text:style-name="P9"><text:tab/><text:span text:style-name="T124">margin-left<text:tab/>:0px<text:tab/><text:tab/><text:tab/>:幅に余裕がないため、marginをなくす</text:span></text:p>
      <text:p text:style-name="P13"/>
      <text:p text:style-name="P62"><text:span text:style-name="T67">　　② </text:span><text:span text:style-name="T83">#fig8-3 .filter-list-before, #fig8-4 .filter-list-before</text:span><text:span text:style-name="T64">：ＣＳＳファイル名</text:span>（borgstyle.css）</text:p>
      <text:p text:style-name="P62"><text:s text:c="6"/>概要<text:tab/>：<text:span text:style-name="T83">統計画面のリストの期間絞込テキストボックスの終了日側</text:span></text:p>
      <text:p text:style-name="P62">　　種別<text:tab/>：クラス</text:p>
      <text:p text:style-name="P59">　　親<text:tab/><text:tab/>：なし</text:p>
      <text:p text:style-name="P53">　　作成日<text:tab/>：</text:p>
      <text:p text:style-name="P53">　　設計者<text:tab/>：<text:span text:style-name="T185">T.Masuda</text:span></text:p>
      <text:p text:style-name="P53">　　作成者<text:tab/>：<text:span text:style-name="T185">T.Masuda</text:span></text:p>
      <text:p text:style-name="P62">　　プロパティ<text:tab/>：</text:p>
      <text:p text:style-name="P9"><text:tab/><text:span text:style-name="T124">margin-left<text:tab/>:0px<text:tab/><text:tab/><text:tab/>:幅に余裕がないため、marginをなくす</text:span></text:p>
      <text:p text:style-name="P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11T17:26:44.306000000</dc:date>
    <meta:editing-duration>PT6H23M44S</meta:editing-duration>
    <meta:editing-cycles>54</meta:editing-cycles>
    <meta:generator>LibreOffice/4.3.5.2$Windows_x86 LibreOffice_project/3a87456aaa6a95c63eea1c1b3201acedf0751bd5</meta:generator>
    <meta:document-statistic meta:table-count="0" meta:image-count="0" meta:object-count="0" meta:page-count="28" meta:paragraph-count="1562" meta:word-count="13858" meta:character-count="35445" meta:non-whitespace-character-count="29309"/>
  </office:meta>
</office:document-meta>
</file>